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896cm"/>
    </style:style>
    <style:style style:name="co20" style:family="table-column">
      <style:table-column-properties fo:break-before="auto" style:column-width="3.124cm"/>
    </style:style>
    <style:style style:name="co21" style:family="table-column">
      <style:table-column-properties fo:break-before="auto" style:column-width="8.774cm"/>
    </style:style>
    <style:style style:name="co22" style:family="table-column">
      <style:table-column-properties fo:break-before="auto" style:column-width="1.891cm"/>
    </style:style>
    <style:style style:name="co23" style:family="table-column">
      <style:table-column-properties fo:break-before="auto" style:column-width="1.843cm"/>
    </style:style>
    <style:style style:name="co1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0.73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0.676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0.43cm"/>
    </style:style>
    <style:style style:name="co13" style:family="table-column">
      <style:table-column-properties fo:break-before="auto" style:column-width="0.455cm"/>
    </style:style>
    <style:style style:name="co14" style:family="table-column">
      <style:table-column-properties fo:break-before="auto" style:column-width="0.55cm"/>
    </style:style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0.741cm"/>
    </style:style>
    <style:style style:name="co17" style:family="table-column">
      <style:table-column-properties fo:break-before="auto" style:column-width="0.693cm"/>
    </style:style>
    <style:style style:name="co18" style:family="table-column">
      <style:table-column-properties fo:break-before="auto" style:column-width="1.21cm"/>
    </style:style>
    <style:style style:name="co24" style:family="table-column">
      <style:table-column-properties fo:break-before="auto" style:column-width="1.998cm"/>
    </style:style>
    <style:style style:name="co25" style:family="table-column">
      <style:table-column-properties fo:break-before="auto" style:column-width="1.886cm"/>
    </style:style>
    <style:style style:name="co26" style:family="table-column">
      <style:table-column-properties fo:break-before="auto" style:column-width="2.385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267cm"/>
    </style:style>
    <style:style style:name="ro6" style:family="table-row">
      <style:table-row-properties style:row-height="0.56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506cm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52" style:family="table-cell" style:parent-style-name="Default">
      <style:table-cell-properties style:text-align-source="fix" style:repeat-content="false" fo:wrap-option="wrap" fo:border="0.06pt solid #000000" fo:padding-bottom="0.049cm" fo:padding-left="0.035cm" fo:padding-right="0.035cm" fo:padding-top="0.049cm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wrap-option="wrap" fo:border="0.06pt solid #000000" fo:padding-bottom="0.049cm" fo:padding-left="0.035cm" fo:padding-right="0.035cm" fo:padding-top="0.049c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5" style:family="table-cell" style:parent-style-name="Default">
      <style:table-cell-properties fo:border="0.06pt solid #000000"/>
      <style:text-properties style:text-position=""/>
    </style:style>
    <style:style style:name="ce56" style:family="table-cell" style:parent-style-name="Default">
      <style:table-cell-properties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23ff23" fo:border="0.06pt solid #000000"/>
      <style:text-properties style:text-position=""/>
    </style:style>
    <style:style style:name="ce58" style:family="table-cell" style:parent-style-name="Default">
      <style:table-cell-properties fo:wrap-option="wrap" fo:padding-bottom="0.049cm" fo:padding-left="0.035cm" fo:padding-right="0.035cm" fo:padding-top="0.049cm"/>
      <style:text-properties style:text-position=""/>
    </style:style>
    <style:style style:name="ce8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none" style:rotation-angle="9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d9d9d9" style:diagonal-bl-tr="none" style:diagonal-tl-br="none" fo:border-left="4pt solid #000000" fo:border-right="none" style:rotation-align="none" fo:border-top="4pt solid #000000"/>
    </style:style>
    <style:style style:name="ce10" style:family="table-cell" style:parent-style-name="Default">
      <style:table-cell-properties fo:border-bottom="none" fo:background-color="#d9d9d9" style:diagonal-bl-tr="none" style:diagonal-tl-br="none" fo:border-left="4pt solid #000000" fo:border-right="none" style:rotation-align="none" fo:border-top="none"/>
    </style:style>
    <style:style style:name="ce11" style:family="table-cell" style:parent-style-name="Default">
      <style:table-cell-properties fo:border-bottom="0.99pt solid #000000" fo:background-color="#93cddd" style:diagonal-bl-tr="none" style:diagonal-tl-br="none" fo:border-left="4pt solid #000000" fo:border-right="none" style:rotation-align="none" fo:border-top="0.99pt solid #000000"/>
    </style:style>
    <style:style style:name="ce12" style:family="table-cell" style:parent-style-name="Default">
      <style:table-cell-properties fo:border-bottom="0.99pt solid #000000" fo:background-color="#93cddd" style:diagonal-bl-tr="none" style:diagonal-tl-br="none" fo:border-left="4pt solid #000000" fo:border-right="0.06pt solid #000000" style:rotation-align="none" fo:border-top="0.99pt solid #000000"/>
    </style:style>
    <style:style style:name="ce13" style:family="table-cell" style:parent-style-name="Default">
      <style:table-cell-properties fo:border-bottom="0.99pt solid #000000" fo:background-color="#93cddd" style:diagonal-bl-tr="none" style:diagonal-tl-br="none" fo:border-left="4pt solid #000000" fo:border-right="0.99pt solid #000000" style:rotation-align="none" fo:border-top="0.99pt solid #000000"/>
    </style:style>
    <style:style style:name="ce14" style:family="table-cell" style:parent-style-name="Default">
      <style:table-cell-properties fo:border-bottom="0.99pt solid #000000" fo:background-color="#93cddd" style:diagonal-bl-tr="none" style:diagonal-tl-br="none" style:text-align-source="fix" style:repeat-content="false" fo:wrap-option="no-wrap" fo:border-left="4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border-left="4pt solid #000000" fo:border-right="none" style:rotation-align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2.49pt solid #000000" fo:background-color="#b3b300" style:diagonal-bl-tr="none" style:diagonal-tl-br="none" style:text-align-source="fix" style:repeat-content="false" fo:border-left="4pt solid #000000" fo:border-right="2.49pt solid #000000" style:rotation-align="none" fo:border-top="2.49pt solid #000000" style:vertical-align="middle"/>
      <style:paragraph-properties fo:text-align="center"/>
      <style:text-properties fo:font-weight="bold"/>
    </style:style>
    <style:style style:name="ce17" style:family="table-cell" style:parent-style-name="Default">
      <style:table-cell-properties fo:border-bottom="0.06pt solid #000000" fo:background-color="#d9d9d9" style:diagonal-bl-tr="none" style:diagonal-tl-br="none" fo:border-left="4pt solid #000000" fo:border-right="0.06pt solid #000000" style:rotation-align="none" fo:border-top="none"/>
    </style:style>
    <style:style style:name="ce18" style:family="table-cell" style:parent-style-name="Default">
      <style:table-cell-properties fo:border-bottom="4pt solid #000000" fo:background-color="#d9d9d9" style:diagonal-bl-tr="none" style:diagonal-tl-br="none" fo:border-left="4pt solid #000000" fo:border-right="none" style:rotation-align="none" fo:border-top="none"/>
    </style:style>
    <style:style style:name="ce19" style:family="table-cell" style:parent-style-name="Default">
      <style:table-cell-properties fo:border-bottom="2.49pt solid #000000" fo:background-color="#ff9966" style:diagonal-bl-tr="none" style:diagonal-tl-br="none" style:text-align-source="fix" style:repeat-content="false" fo:border-left="2.49pt solid #000000" fo:border-right="2.49pt solid #000000" style:rotation-align="none" fo:border-top="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use-window-font-color="true"/>
    </style:style>
    <style:style style:name="ce23" style:family="table-cell" style:parent-style-name="Default">
      <style:table-cell-properties fo:background-color="#23ff23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25" style:family="table-cell" style:parent-style-name="Default">
      <style:table-cell-properties fo:border-bottom="4pt solid #000000" fo:background-color="#d9d9d9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2.49pt solid #000000" fo:background-color="#d9d9d9" style:diagonal-bl-tr="none" style:diagonal-tl-br="none" fo:border-left="2.49pt solid #000000" fo:border-right="2.49pt solid #000000" style:rotation-align="none" fo:border-top="4pt solid #000000"/>
    </style:style>
    <style:style style:name="ce27" style:family="table-cell" style:parent-style-name="Default">
      <style:table-cell-properties fo:border-bottom="0.06pt solid #000000" fo:background-color="#d9d9d9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29" style:family="table-cell" style:parent-style-name="Default">
      <style:table-cell-properties fo:border-bottom="4pt solid #000000" fo:background-color="#ffffcc" style:diagonal-bl-tr="none" style:diagonal-tl-br="none" style:text-align-source="fix" style:repeat-content="false" fo:wrap-option="wrap" fo:border-left="2.49pt solid #000000" fo:border-right="2.49pt solid #000000" style:rotation-align="none" fo:border-top="2.49pt solid #000000" style:vertical-align="middle"/>
      <style:paragraph-properties fo:text-align="center"/>
      <style:text-properties fo:font-weight="bold"/>
    </style:style>
    <style:style style:name="ce30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0084d1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4pt solid #000000"/>
    </style:style>
    <style:style style:name="ce33" style:family="table-cell" style:parent-style-name="Default">
      <style:table-cell-properties fo:border-bottom="2.49pt solid #000000" fo:background-color="#9999ff" style:diagonal-bl-tr="none" style:diagonal-tl-br="none" style:text-align-source="fix" style:repeat-content="false" fo:border-left="2.49pt solid #000000" fo:border-right="2.49pt solid #000000" style:rotation-align="none" fo:border-top="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e6e64c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5" style:family="table-cell" style:parent-style-name="Default">
      <style:table-cell-properties fo:background-color="#ff996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6" style:family="table-cell" style:parent-style-name="Default">
      <style:table-cell-properties fo:background-color="#e6e6f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7" style:family="table-cell" style:parent-style-name="Default">
      <style:table-cell-properties fo:background-color="#ccfff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8" style:family="table-cell" style:parent-style-name="Default">
      <style:table-cell-properties fo:border-bottom="4pt solid #000000" fo:background-color="#ff420e" style:diagonal-bl-tr="none" style:diagonal-tl-br="none" style:text-align-source="fix" style:repeat-content="false" fo:border-left="2.49pt solid #000000" fo:border-right="2.49pt solid #000000" style:rotation-align="none" fo:border-top="2.49pt solid #000000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ackground-color="#e6e64c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40" style:family="table-cell" style:parent-style-name="Default">
      <style:table-cell-properties fo:background-color="#d9d9d9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41" style:family="table-cell" style:parent-style-name="Default">
      <style:table-cell-properties fo:background-color="#e6e64c" style:diagonal-bl-tr="none" style:diagonal-tl-br="none" fo:border="none" style:rotation-align="none"/>
    </style:style>
    <style:style style:name="ce42" style:family="table-cell" style:parent-style-name="Default">
      <style:table-cell-properties fo:border-bottom="none" fo:background-color="#d9d9d9" style:diagonal-bl-tr="none" style:diagonal-tl-br="none" fo:border-left="none" fo:border-right="4pt solid #000000" style:rotation-align="none" fo:border-top="4pt solid #000000"/>
    </style:style>
    <style:style style:name="ce43" style:family="table-cell" style:parent-style-name="Default">
      <style:table-cell-properties fo:border-bottom="none" fo:background-color="#d9d9d9" style:diagonal-bl-tr="none" style:diagonal-tl-br="none" fo:border-left="none" fo:border-right="4pt solid #000000" style:rotation-align="none" fo:border-top="none"/>
    </style:style>
    <style:style style:name="ce44" style:family="table-cell" style:parent-style-name="Default">
      <style:table-cell-properties fo:border-bottom="0.99pt solid #000000" fo:background-color="#93cddd" style:diagonal-bl-tr="none" style:diagonal-tl-br="none" fo:border-left="0.06pt solid #000000" fo:border-right="4pt solid #000000" style:rotation-align="none" fo:border-top="0.99pt solid #000000"/>
    </style:style>
    <style:style style:name="ce45" style:family="table-cell" style:parent-style-name="Default">
      <style:table-cell-properties fo:border-bottom="0.99pt solid #000000" fo:background-color="#93cddd" style:diagonal-bl-tr="none" style:diagonal-tl-br="none" fo:border-left="0.99pt solid #000000" fo:border-right="4pt solid #000000" style:rotation-align="none" fo:border-top="0.99pt solid #000000"/>
    </style:style>
    <style:style style:name="ce46" style:family="table-cell" style:parent-style-name="Default">
      <style:table-cell-properties fo:border-bottom="0.99pt solid #000000" fo:background-color="#93cddd" style:diagonal-bl-tr="none" style:diagonal-tl-br="none" fo:border-left="0.99pt solid #000000" fo:border-right="4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99pt solid #000000" fo:background-color="#93cddd" style:diagonal-bl-tr="none" style:diagonal-tl-br="none" fo:border-left="0.99pt solid #000000" fo:border-right="4pt solid #000000" style:rotation-align="none" fo:border-top="0.99pt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4pt solid #000000" fo:background-color="#d9d9d9" style:diagonal-bl-tr="none" style:diagonal-tl-br="none" fo:border-left="none" fo:border-right="4pt solid #000000" style:rotation-align="none" fo:border-top="none"/>
    </style:style>
    <style:style style:name="ce49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99pt solid #000000" style:rotation-angle="9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3" style:family="table-cell" style:parent-style-name="Default">
      <style:table-cell-properties fo:border="0.06pt solid #000000" fo:padding="0.071cm"/>
      <style:text-properties fo:color="#ff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5" style:family="table-cell" style:parent-style-name="Default">
      <style:table-cell-properties fo:border="0.06pt solid #000000" fo:padding="0.071cm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fo:border="0.06pt solid #000000" fo:padding="0.071cm"/>
      <style:text-properties fo:color="#008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textarea-vertical-align="top" draw:auto-grow-height="true" fo:min-height="2.145cm" fo:min-width="17.403cm" fo:padding-top="0.127cm" fo:padding-bottom="0.127cm" fo:padding-left="0.254cm" fo:padding-right="0.254cm" fo:wrap-option="no-wrap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7c7c7c" style:text-line-through-style="non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n layout" table:style-name="ta2">
        <office:forms form:automatic-focus="false" form:apply-design-mode="false"/>
        <table:shapes>
          <draw:custom-shape draw:z-index="0" draw:name="Rectangle 1" draw:style-name="gr1" draw:text-style-name="P2" svg:width="17.911cm" svg:height="2.399cm" draw:transform="skewX (0.0657989128001862) rotate (1.12486470291035) translate (3.795cm 18.402cm)">
            <text:p text:style-name="P1"><text:span text:style-name="T1">Arduino Ethernet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999" table:default-cell-style-name="Default"/>
        <table:table-row table:style-name="ro6">
          <table:table-cell table:number-columns-repeated="27"/>
          <table:table-cell table:style-name="ce50"/>
          <table:table-cell table:number-columns-repeated="996"/>
        </table:table-row>
        <table:table-row table:style-name="ro6">
          <table:table-cell table:number-columns-repeated="27"/>
          <table:table-cell table:style-name="ce51"/>
          <table:table-cell table:number-columns-repeated="996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table:style-name="ce9"/>
          <table:table-cell table:style-name="ce19" office:value-type="string" table:number-columns-spanned="6" table:number-rows-spanned="1">
            <text:p>RS232_ISP</text:p>
          </table:table-cell>
          <table:covered-table-cell table:number-columns-repeated="5" table:style-name="ce26"/>
          <table:table-cell table:style-name="ce32" table:number-columns-repeated="2"/>
          <table:table-cell table:style-name="ce33" office:value-type="string" table:number-columns-spanned="4" table:number-rows-spanned="4">
            <text:p>SD Card</text:p>
          </table:table-cell>
          <table:covered-table-cell table:number-columns-repeated="3" table:style-name="ce32"/>
          <table:table-cell table:style-name="ce32" table:number-columns-repeated="4"/>
          <table:table-cell table:style-name="ce42"/>
          <table:table-cell table:number-columns-repeated="1004"/>
        </table:table-row>
        <table:table-row table:style-name="ro6">
          <table:table-cell table:number-columns-repeated="2"/>
          <table:table-cell table:style-name="ce10"/>
          <table:table-cell table:style-name="ce20"/>
          <table:table-cell table:style-name="ce27" table:number-columns-repeated="6"/>
          <table:table-cell table:style-name="ce20"/>
          <table:covered-table-cell table:number-columns-repeated="4" table:style-name="ce20"/>
          <table:table-cell table:style-name="ce20" table:number-columns-repeated="4"/>
          <table:table-cell table:style-name="ce43"/>
          <table:table-cell table:number-columns-repeated="1004"/>
        </table:table-row>
        <table:table-row table:style-name="ro4">
          <table:table-cell/>
          <table:table-cell table:style-name="ce8" office:value-type="string" table:number-columns-spanned="1" table:number-rows-spanned="8">
            <text:p>J3</text:p>
          </table:table-cell>
          <table:table-cell table:style-name="ce11" office:value-type="float" office:value="0">
            <text:p>0</text:p>
          </table:table-cell>
          <table:table-cell table:style-name="ce21" office:value-type="string" table:number-columns-spanned="2" table:number-rows-spanned="1">
            <text:p>RX0</text:p>
          </table:table-cell>
          <table:covered-table-cell table:style-name="ce21"/>
          <table:table-cell table:style-name="ce30" office:value-type="string" table:number-columns-spanned="5" table:number-rows-spanned="2">
            <text:p>USB/ISP/DEBUG</text:p>
          </table:table-cell>
          <table:covered-table-cell table:number-columns-repeated="4" table:style-name="ce30"/>
          <table:table-cell table:style-name="ce20"/>
          <table:covered-table-cell table:number-columns-repeated="4" table:style-name="ce20"/>
          <table:table-cell table:style-name="ce20"/>
          <table:table-cell table:style-name="ce34" office:value-type="string" table:number-columns-spanned="3" table:number-rows-spanned="1">
            <text:p>SDA</text:p>
          </table:table-cell>
          <table:covered-table-cell table:style-name="ce39"/>
          <table:covered-table-cell table:style-name="ce41"/>
          <table:table-cell table:style-name="ce44" office:value-type="string">
            <text:p>A5</text:p>
          </table:table-cell>
          <table:table-cell table:style-name="ce49" office:value-type="string" table:number-columns-spanned="1" table:number-rows-spanned="6">
            <text:p>J2</text:p>
          </table:table-cell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1" office:value-type="float" office:value="1">
            <text:p>1</text:p>
          </table:table-cell>
          <table:table-cell table:style-name="ce21" office:value-type="string" table:number-columns-spanned="2" table:number-rows-spanned="1">
            <text:p>TX0</text:p>
          </table:table-cell>
          <table:covered-table-cell table:style-name="ce21"/>
          <table:covered-table-cell table:number-columns-repeated="5" table:style-name="ce30"/>
          <table:table-cell table:style-name="ce20"/>
          <table:covered-table-cell table:number-columns-repeated="4" table:style-name="ce20"/>
          <table:table-cell table:style-name="ce20"/>
          <table:table-cell table:style-name="ce34" office:value-type="string" table:number-columns-spanned="3" table:number-rows-spanned="1">
            <text:p>SDL</text:p>
          </table:table-cell>
          <table:covered-table-cell table:style-name="ce39"/>
          <table:covered-table-cell table:style-name="ce41"/>
          <table:table-cell table:style-name="ce44" office:value-type="string">
            <text:p>A4</text:p>
          </table:table-cell>
          <table:covered-table-cell table:style-name="ce49"/>
          <table:table-cell table:number-columns-repeated="1003"/>
        </table:table-row>
        <table:table-row table:style-name="ro5">
          <table:table-cell/>
          <table:covered-table-cell table:style-name="ce8"/>
          <table:table-cell table:style-name="ce12" office:value-type="float" office:value="2">
            <text:p>2</text:p>
          </table:table-cell>
          <table:table-cell table:style-name="ce22" office:value-type="string" table:number-columns-spanned="4" table:number-rows-spanned="1">
            <text:p>Anemometer</text:p>
          </table:table-cell>
          <table:covered-table-cell table:number-columns-repeated="3" table:style-name="ce20"/>
          <table:table-cell table:style-name="ce20" table:number-columns-repeated="12"/>
          <table:table-cell table:style-name="ce44" office:value-type="string">
            <text:p>A3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3" office:value-type="float" office:value="3">
            <text:p>3</text:p>
          </table:table-cell>
          <table:table-cell table:style-name="ce23" office:value-type="string" table:number-columns-spanned="4" table:number-rows-spanned="1">
            <text:p>Rain Gauge</text:p>
          </table:table-cell>
          <table:covered-table-cell table:number-columns-repeated="3" table:style-name="ce20"/>
          <table:table-cell table:style-name="ce20" table:number-columns-repeated="9"/>
          <table:table-cell table:style-name="ce35" office:value-type="string" table:number-columns-spanned="3" table:number-rows-spanned="1">
            <text:p>Wind Vane</text:p>
          </table:table-cell>
          <table:covered-table-cell table:number-columns-repeated="2" table:style-name="ce20"/>
          <table:table-cell table:style-name="ce44" office:value-type="string">
            <text:p>A2</text:p>
          </table:table-cell>
          <table:covered-table-cell table:style-name="ce49"/>
          <table:table-cell table:number-columns-repeated="1003"/>
        </table:table-row>
        <table:table-row table:style-name="ro4">
          <table:table-cell/>
          <table:covered-table-cell table:style-name="ce8"/>
          <table:table-cell table:style-name="ce12" office:value-type="float" office:value="4">
            <text:p>4</text:p>
          </table:table-cell>
          <table:table-cell table:style-name="ce20" table:number-columns-repeated="13"/>
          <table:table-cell table:style-name="ce36" office:value-type="string" table:number-columns-spanned="3" table:number-rows-spanned="1">
            <text:p>Light</text:p>
          </table:table-cell>
          <table:covered-table-cell table:number-columns-repeated="2" table:style-name="ce20"/>
          <table:table-cell table:style-name="ce44" office:value-type="string">
            <text:p>A1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3" office:value-type="float" office:value="5">
            <text:p>5</text:p>
          </table:table-cell>
          <table:table-cell table:style-name="ce24" office:value-type="string" table:number-columns-spanned="2" table:number-rows-spanned="1">
            <text:p>CS</text:p>
          </table:table-cell>
          <table:covered-table-cell table:style-name="ce28"/>
          <table:table-cell table:style-name="ce31" office:value-type="string" table:number-columns-spanned="3" table:number-rows-spanned="2">
            <text:p>Pressure Sensor</text:p>
          </table:table-cell>
          <table:covered-table-cell table:number-columns-repeated="2" table:style-name="ce28"/>
          <table:table-cell table:style-name="ce20" table:number-columns-repeated="8"/>
          <table:table-cell table:style-name="ce37" office:value-type="string" table:number-columns-spanned="3" table:number-rows-spanned="1">
            <text:p>Humidity</text:p>
          </table:table-cell>
          <table:covered-table-cell table:style-name="ce40"/>
          <table:covered-table-cell table:style-name="ce20"/>
          <table:table-cell table:style-name="ce44" office:value-type="string">
            <text:p>A0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3" office:value-type="float" office:value="6">
            <text:p>6</text:p>
          </table:table-cell>
          <table:table-cell table:style-name="ce24" office:value-type="string" table:number-columns-spanned="2" table:number-rows-spanned="1">
            <text:p>EN</text:p>
          </table:table-cell>
          <table:covered-table-cell table:number-columns-repeated="4" table:style-name="ce28"/>
          <table:table-cell table:style-name="ce20" table:number-columns-repeated="11"/>
          <table:table-cell table:style-name="ce43"/>
          <table:table-cell table:number-columns-repeated="1004"/>
        </table:table-row>
        <table:table-row table:style-name="ro6">
          <table:table-cell/>
          <table:covered-table-cell table:style-name="ce8"/>
          <table:table-cell table:style-name="ce13" office:value-type="float" office:value="7">
            <text:p>7</text:p>
          </table:table-cell>
          <table:table-cell table:style-name="ce20" table:number-columns-repeated="16"/>
          <table:table-cell table:style-name="ce45" office:value-type="string">
            <text:p>Vin</text:p>
          </table:table-cell>
          <table:table-cell table:style-name="ce49" office:value-type="string" table:number-columns-spanned="1" table:number-rows-spanned="6">
            <text:p>POWER</text:p>
          </table:table-cell>
          <table:table-cell table:number-columns-repeated="1003"/>
        </table:table-row>
        <table:table-row table:style-name="ro6">
          <table:table-cell table:number-columns-repeated="2"/>
          <table:table-cell table:style-name="ce10"/>
          <table:table-cell table:style-name="ce20" table:number-columns-repeated="16"/>
          <table:table-cell table:style-name="ce46" office:value-type="string">
            <text:p>GND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table-cell table:style-name="ce8" office:value-type="string" table:number-columns-spanned="1" table:number-rows-spanned="8">
            <text:p>J1</text:p>
          </table:table-cell>
          <table:table-cell table:style-name="ce13" office:value-type="float" office:value="8">
            <text:p>8</text:p>
          </table:table-cell>
          <table:table-cell table:style-name="ce20" table:number-columns-repeated="16"/>
          <table:table-cell table:style-name="ce46" office:value-type="string">
            <text:p>GND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3" office:value-type="float" office:value="9">
            <text:p>9</text:p>
          </table:table-cell>
          <table:table-cell table:style-name="ce24" office:value-type="string" table:number-columns-spanned="2" table:number-rows-spanned="1">
            <text:p>LED</text:p>
          </table:table-cell>
          <table:covered-table-cell table:style-name="ce28"/>
          <table:table-cell table:style-name="ce20" table:number-columns-repeated="14"/>
          <table:table-cell table:style-name="ce46" office:value-type="string">
            <text:p>5V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1" office:value-type="float" office:value="10">
            <text:p>10</text:p>
          </table:table-cell>
          <table:table-cell table:style-name="ce24" office:value-type="string" table:number-columns-spanned="2" table:number-rows-spanned="1">
            <text:p>SS</text:p>
          </table:table-cell>
          <table:covered-table-cell table:style-name="ce28"/>
          <table:table-cell table:style-name="ce31" office:value-type="string" table:number-columns-spanned="3" table:number-rows-spanned="4">
            <text:p>Ethernet / Pressure Sensor</text:p>
          </table:table-cell>
          <table:covered-table-cell table:number-columns-repeated="2" table:style-name="ce20"/>
          <table:table-cell table:style-name="ce20" table:number-columns-repeated="11"/>
          <table:table-cell table:style-name="ce46" office:value-type="string">
            <text:p>3.3V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1" office:value-type="float" office:value="11">
            <text:p>11</text:p>
          </table:table-cell>
          <table:table-cell table:style-name="ce24" office:value-type="string" table:number-columns-spanned="2" table:number-rows-spanned="1">
            <text:p>MOSI</text:p>
          </table:table-cell>
          <table:covered-table-cell table:style-name="ce28"/>
          <table:covered-table-cell table:number-columns-repeated="3" table:style-name="ce20"/>
          <table:table-cell table:style-name="ce20" table:number-columns-repeated="11"/>
          <table:table-cell table:style-name="ce47" office:value-type="string">
            <text:p>RESET</text:p>
          </table:table-cell>
          <table:covered-table-cell table:style-name="ce49"/>
          <table:table-cell table:number-columns-repeated="1003"/>
        </table:table-row>
        <table:table-row table:style-name="ro6">
          <table:table-cell/>
          <table:covered-table-cell table:style-name="ce8"/>
          <table:table-cell table:style-name="ce11" office:value-type="float" office:value="12">
            <text:p>12</text:p>
          </table:table-cell>
          <table:table-cell table:style-name="ce24" office:value-type="string" table:number-columns-spanned="2" table:number-rows-spanned="1">
            <text:p>MISO</text:p>
          </table:table-cell>
          <table:covered-table-cell table:style-name="ce28"/>
          <table:covered-table-cell table:number-columns-repeated="3" table:style-name="ce20"/>
          <table:table-cell table:style-name="ce20" table:number-columns-repeated="11"/>
          <table:table-cell table:style-name="ce43"/>
          <table:table-cell table:number-columns-repeated="1004"/>
        </table:table-row>
        <table:table-row table:style-name="ro6">
          <table:table-cell/>
          <table:covered-table-cell table:style-name="ce8"/>
          <table:table-cell table:style-name="ce11" office:value-type="float" office:value="13">
            <text:p>13</text:p>
          </table:table-cell>
          <table:table-cell table:style-name="ce24" office:value-type="string" table:number-columns-spanned="2" table:number-rows-spanned="1">
            <text:p>SCK</text:p>
          </table:table-cell>
          <table:covered-table-cell table:style-name="ce28"/>
          <table:covered-table-cell table:number-columns-repeated="3" table:style-name="ce20"/>
          <table:table-cell table:style-name="ce20" table:number-columns-repeated="11"/>
          <table:table-cell table:style-name="ce43"/>
          <table:table-cell table:number-columns-repeated="1004"/>
        </table:table-row>
        <table:table-row table:style-name="ro6">
          <table:table-cell/>
          <table:covered-table-cell table:style-name="ce8"/>
          <table:table-cell table:style-name="ce14" office:value-type="string">
            <text:p>GND</text:p>
          </table:table-cell>
          <table:table-cell table:style-name="ce20" table:number-columns-repeated="16"/>
          <table:table-cell table:style-name="ce43"/>
          <table:table-cell table:number-columns-repeated="1004"/>
        </table:table-row>
        <table:table-row table:style-name="ro6">
          <table:table-cell/>
          <table:covered-table-cell table:style-name="ce8"/>
          <table:table-cell table:style-name="ce14" office:value-type="string">
            <text:p>AREF</text:p>
          </table:table-cell>
          <table:table-cell table:style-name="ce20" table:number-columns-repeated="16"/>
          <table:table-cell table:style-name="ce43"/>
          <table:table-cell table:number-columns-repeated="1004"/>
        </table:table-row>
        <table:table-row table:style-name="ro6" table:number-rows-repeated="3">
          <table:table-cell table:number-columns-repeated="2"/>
          <table:table-cell table:style-name="ce10"/>
          <table:table-cell table:style-name="ce20" table:number-columns-repeated="16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5"/>
          <table:table-cell table:style-name="ce20" table:number-columns-repeated="16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0"/>
          <table:table-cell table:style-name="ce20"/>
          <table:table-cell table:style-name="ce29" office:value-type="string" table:number-columns-spanned="5" table:number-rows-spanned="6">
            <text:p>Ethernet Jack / PoE</text:p>
          </table:table-cell>
          <table:covered-table-cell table:number-columns-repeated="4" table:style-name="ce20"/>
          <table:table-cell table:style-name="ce20" table:number-columns-repeated="10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0"/>
          <table:table-cell table:style-name="ce20"/>
          <table:covered-table-cell table:number-columns-repeated="5" table:style-name="ce20"/>
          <table:table-cell table:style-name="ce20" table:number-columns-repeated="7"/>
          <table:table-cell table:style-name="ce38" office:value-type="string" table:number-columns-spanned="3" table:number-rows-spanned="5">
            <text:p>Power</text:p>
          </table:table-cell>
          <table:covered-table-cell table:number-columns-repeated="2" table:style-name="ce20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6" office:value-type="string" table:number-columns-spanned="1" table:number-rows-spanned="2">
            <text:p>RST</text:p>
          </table:table-cell>
          <table:table-cell table:style-name="ce20"/>
          <table:covered-table-cell table:number-columns-repeated="5" table:style-name="ce20"/>
          <table:table-cell table:style-name="ce20" table:number-columns-repeated="7"/>
          <table:covered-table-cell table:number-columns-repeated="3" table:style-name="ce20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covered-table-cell table:style-name="ce17"/>
          <table:table-cell table:style-name="ce20"/>
          <table:covered-table-cell table:number-columns-repeated="5" table:style-name="ce20"/>
          <table:table-cell table:style-name="ce20" table:number-columns-repeated="7"/>
          <table:covered-table-cell table:number-columns-repeated="3" table:style-name="ce20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0"/>
          <table:table-cell table:style-name="ce20"/>
          <table:covered-table-cell table:number-columns-repeated="5" table:style-name="ce20"/>
          <table:table-cell table:style-name="ce20" table:number-columns-repeated="7"/>
          <table:covered-table-cell table:number-columns-repeated="3" table:style-name="ce20"/>
          <table:table-cell table:style-name="ce43"/>
          <table:table-cell table:number-columns-repeated="1004"/>
        </table:table-row>
        <table:table-row table:style-name="ro6">
          <table:table-cell table:number-columns-repeated="2"/>
          <table:table-cell table:style-name="ce18"/>
          <table:table-cell table:style-name="ce25"/>
          <table:covered-table-cell table:number-columns-repeated="5" table:style-name="ce25"/>
          <table:table-cell table:style-name="ce25" table:number-columns-repeated="7"/>
          <table:covered-table-cell table:number-columns-repeated="3" table:style-name="ce25"/>
          <table:table-cell table:style-name="ce48"/>
          <table:table-cell table:number-columns-repeated="1004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ving average" table:style-name="ta4">
        <office:forms form:automatic-focus="false" form:apply-design-mode="false"/>
        <table:shapes>
          <draw:frame draw:z-index="0" draw:style-name="gr2" svg:width="28.032cm" svg:height="22.55cm" svg:x="6.376cm" svg:y="0.935cm">
            <draw:object draw:notify-on-update-of-ranges="'moving average'.A1:'moving average'.A1 'moving average'.A2:'moving average'.A600 'moving average'.B1:'moving average'.B1 'moving average'.B2:'moving average'.B6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9">
          <table:table-cell table:style-name="ce59" office:value-type="string">
            <text:p>pressure</text:p>
          </table:table-cell>
          <table:table-cell table:style-name="ce59" office:value-type="string">
            <text:p>averaged pressure</text:p>
          </table:table-cell>
          <table:table-cell table:style-name="ce59" office:value-type="string">
            <text:p>delta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[.A2]" office:value-type="float" office:value="719">
            <text:p>719</text:p>
          </table:table-cell>
          <table:table-cell table:style-name="ce61" table:formula="of:=ABS([.A2]-[.B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BS([.AMB3]-[.A3])" office:value-type="float" office:value="717">
            <text:p>717</text:p>
          </table:table-cell>
          <table:table-cell table:style-name="ce61" table:formula="of:=ABS([.A3]-[.B3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BS([.AMB4]-[.A4])" office:value-type="float" office:value="716">
            <text:p>716</text:p>
          </table:table-cell>
          <table:table-cell table:style-name="ce61" table:formula="of:=ABS([.A4]-[.B4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BS([.AMB5]-[.A5])" office:value-type="float" office:value="716">
            <text:p>716</text:p>
          </table:table-cell>
          <table:table-cell table:style-name="ce61" table:formula="of:=ABS([.A5]-[.B5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BS([.AMB6]-[.A6])" office:value-type="float" office:value="716">
            <text:p>716</text:p>
          </table:table-cell>
          <table:table-cell table:style-name="ce61" table:formula="of:=ABS([.A6]-[.B6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BS([.AMB7]-[.A7])" office:value-type="float" office:value="717">
            <text:p>717</text:p>
          </table:table-cell>
          <table:table-cell table:style-name="ce61" table:formula="of:=ABS([.A7]-[.B7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BS([.AMB8]-[.A8])" office:value-type="float" office:value="716">
            <text:p>716</text:p>
          </table:table-cell>
          <table:table-cell table:style-name="ce61" table:formula="of:=ABS([.A8]-[.B8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BS([.AMB9]-[.A9])" office:value-type="float" office:value="717">
            <text:p>717</text:p>
          </table:table-cell>
          <table:table-cell table:style-name="ce61" table:formula="of:=ABS([.A9]-[.B9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BS([.AMB10]-[.A10])" office:value-type="float" office:value="717">
            <text:p>717</text:p>
          </table:table-cell>
          <table:table-cell table:style-name="ce61" table:formula="of:=ABS([.A10]-[.B10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BS([.AMB11]-[.A11])" office:value-type="float" office:value="717">
            <text:p>717</text:p>
          </table:table-cell>
          <table:table-cell table:style-name="ce61" table:formula="of:=ABS([.A11]-[.B11])" office:value-type="float" office:value="0">
            <text:p>0</text:p>
          </table:table-cell>
          <table:table-cell table:number-columns-repeated="1012"/>
          <table:table-cell/>
          <table:table-cell table:number-columns-repeated="8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2:.A11])" office:value-type="float" office:value="716.8">
            <text:p>716.8</text:p>
          </table:table-cell>
          <table:table-cell table:style-name="ce61" table:formula="of:=ABS([.A12]-[.B12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3:.A12])" office:value-type="float" office:value="716.4">
            <text:p>716.4</text:p>
          </table:table-cell>
          <table:table-cell table:style-name="ce61" table:formula="of:=ABS([.A13]-[.B1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14">
            <text:p>714</text:p>
          </table:table-cell>
          <table:table-cell table:style-name="ce61" table:formula="of:=AVERAGE([.A4:.A13])" office:value-type="float" office:value="716.3">
            <text:p>716.3</text:p>
          </table:table-cell>
          <table:table-cell table:style-name="ce61" table:formula="of:=ABS([.A14]-[.B14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5:.A14])" office:value-type="float" office:value="716.1">
            <text:p>716.1</text:p>
          </table:table-cell>
          <table:table-cell table:style-name="ce61" table:formula="of:=ABS([.A15]-[.B15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6:.A15])" office:value-type="float" office:value="716">
            <text:p>716</text:p>
          </table:table-cell>
          <table:table-cell table:style-name="ce61" table:formula="of:=ABS([.A16]-[.B16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14">
            <text:p>714</text:p>
          </table:table-cell>
          <table:table-cell table:style-name="ce61" table:formula="of:=AVERAGE([.A7:.A16])" office:value-type="float" office:value="715.9">
            <text:p>715.9</text:p>
          </table:table-cell>
          <table:table-cell table:style-name="ce61" table:formula="of:=ABS([.A17]-[.B17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8:.A17])" office:value-type="float" office:value="715.6">
            <text:p>715.6</text:p>
          </table:table-cell>
          <table:table-cell table:style-name="ce61" table:formula="of:=ABS([.A18]-[.B18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9:.A18])" office:value-type="float" office:value="715.5">
            <text:p>715.5</text:p>
          </table:table-cell>
          <table:table-cell table:style-name="ce61" table:formula="of:=ABS([.A19]-[.B19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10:.A19])" office:value-type="float" office:value="715.3">
            <text:p>715.3</text:p>
          </table:table-cell>
          <table:table-cell table:style-name="ce61" table:formula="of:=ABS([.A20]-[.B2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11:.A20])" office:value-type="float" office:value="715.1">
            <text:p>715.1</text:p>
          </table:table-cell>
          <table:table-cell table:style-name="ce61" table:formula="of:=ABS([.A21]-[.B21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12:.A21])" office:value-type="float" office:value="715">
            <text:p>715</text:p>
          </table:table-cell>
          <table:table-cell table:style-name="ce61" table:formula="of:=ABS([.A22]-[.B2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13:.A22])" office:value-type="float" office:value="715">
            <text:p>715</text:p>
          </table:table-cell>
          <table:table-cell table:style-name="ce61" table:formula="of:=ABS([.A23]-[.B23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14:.A23])" office:value-type="float" office:value="715.1">
            <text:p>715.1</text:p>
          </table:table-cell>
          <table:table-cell table:style-name="ce61" table:formula="of:=ABS([.A24]-[.B24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15:.A24])" office:value-type="float" office:value="715.3">
            <text:p>715.3</text:p>
          </table:table-cell>
          <table:table-cell table:style-name="ce61" table:formula="of:=ABS([.A25]-[.B25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16:.A25])" office:value-type="float" office:value="715.5">
            <text:p>715.5</text:p>
          </table:table-cell>
          <table:table-cell table:style-name="ce61" table:formula="of:=ABS([.A26]-[.B26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17:.A26])" office:value-type="float" office:value="715.7">
            <text:p>715.7</text:p>
          </table:table-cell>
          <table:table-cell table:style-name="ce61" table:formula="of:=ABS([.A27]-[.B27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18:.A27])" office:value-type="float" office:value="715.9">
            <text:p>715.9</text:p>
          </table:table-cell>
          <table:table-cell table:style-name="ce61" table:formula="of:=ABS([.A28]-[.B28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19:.A28])" office:value-type="float" office:value="716.1">
            <text:p>716.1</text:p>
          </table:table-cell>
          <table:table-cell table:style-name="ce61" table:formula="of:=ABS([.A29]-[.B29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20:.A29])" office:value-type="float" office:value="716.1">
            <text:p>716.1</text:p>
          </table:table-cell>
          <table:table-cell table:style-name="ce61" table:formula="of:=ABS([.A30]-[.B30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1:.A30])" office:value-type="float" office:value="716.1">
            <text:p>716.1</text:p>
          </table:table-cell>
          <table:table-cell table:style-name="ce61" table:formula="of:=ABS([.A31]-[.B31])" office:value-type="float" office:value="3.89999999999998">
            <text:p>3.9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22:.A31])" office:value-type="float" office:value="716.5">
            <text:p>716.5</text:p>
          </table:table-cell>
          <table:table-cell table:style-name="ce61" table:formula="of:=ABS([.A32]-[.B32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23:.A32])" office:value-type="float" office:value="716.5">
            <text:p>716.5</text:p>
          </table:table-cell>
          <table:table-cell table:style-name="ce61" table:formula="of:=ABS([.A33]-[.B33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24:.A33])" office:value-type="float" office:value="716.4">
            <text:p>716.4</text:p>
          </table:table-cell>
          <table:table-cell table:style-name="ce61" table:formula="of:=ABS([.A34]-[.B3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25:.A34])" office:value-type="float" office:value="716.5">
            <text:p>716.5</text:p>
          </table:table-cell>
          <table:table-cell table:style-name="ce61" table:formula="of:=ABS([.A35]-[.B35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26:.A35])" office:value-type="float" office:value="716.7">
            <text:p>716.7</text:p>
          </table:table-cell>
          <table:table-cell table:style-name="ce61" table:formula="of:=ABS([.A36]-[.B36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27:.A36])" office:value-type="float" office:value="716.6">
            <text:p>716.6</text:p>
          </table:table-cell>
          <table:table-cell table:style-name="ce61" table:formula="of:=ABS([.A37]-[.B37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28:.A37])" office:value-type="float" office:value="716.6">
            <text:p>716.6</text:p>
          </table:table-cell>
          <table:table-cell table:style-name="ce61" table:formula="of:=ABS([.A38]-[.B38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29:.A38])" office:value-type="float" office:value="716.4">
            <text:p>716.4</text:p>
          </table:table-cell>
          <table:table-cell table:style-name="ce61" table:formula="of:=ABS([.A39]-[.B39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30:.A39])" office:value-type="float" office:value="716.4">
            <text:p>716.4</text:p>
          </table:table-cell>
          <table:table-cell table:style-name="ce61" table:formula="of:=ABS([.A40]-[.B40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31:.A40])" office:value-type="float" office:value="716.6">
            <text:p>716.6</text:p>
          </table:table-cell>
          <table:table-cell table:style-name="ce61" table:formula="of:=ABS([.A41]-[.B41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32:.A41])" office:value-type="float" office:value="716.1">
            <text:p>716.1</text:p>
          </table:table-cell>
          <table:table-cell table:style-name="ce61" table:formula="of:=ABS([.A42]-[.B42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33:.A42])" office:value-type="float" office:value="716.4">
            <text:p>716.4</text:p>
          </table:table-cell>
          <table:table-cell table:style-name="ce61" table:formula="of:=ABS([.A43]-[.B4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34:.A43])" office:value-type="float" office:value="716.4">
            <text:p>716.4</text:p>
          </table:table-cell>
          <table:table-cell table:style-name="ce61" table:formula="of:=ABS([.A44]-[.B4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35:.A44])" office:value-type="float" office:value="716.2">
            <text:p>716.2</text:p>
          </table:table-cell>
          <table:table-cell table:style-name="ce61" table:formula="of:=ABS([.A45]-[.B45])" office:value-type="float" office:value="2.79999999999995">
            <text:p>2.8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36:.A45])" office:value-type="float" office:value="716.2">
            <text:p>716.2</text:p>
          </table:table-cell>
          <table:table-cell table:style-name="ce61" table:formula="of:=ABS([.A46]-[.B46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37:.A46])" office:value-type="float" office:value="716.4">
            <text:p>716.4</text:p>
          </table:table-cell>
          <table:table-cell table:style-name="ce61" table:formula="of:=ABS([.A47]-[.B47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38:.A47])" office:value-type="float" office:value="716.5">
            <text:p>716.5</text:p>
          </table:table-cell>
          <table:table-cell table:style-name="ce61" table:formula="of:=ABS([.A48]-[.B48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39:.A48])" office:value-type="float" office:value="716.7">
            <text:p>716.7</text:p>
          </table:table-cell>
          <table:table-cell table:style-name="ce61" table:formula="of:=ABS([.A49]-[.B49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40:.A49])" office:value-type="float" office:value="716.8">
            <text:p>716.8</text:p>
          </table:table-cell>
          <table:table-cell table:style-name="ce61" table:formula="of:=ABS([.A50]-[.B50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41:.A50])" office:value-type="float" office:value="716.6">
            <text:p>716.6</text:p>
          </table:table-cell>
          <table:table-cell table:style-name="ce61" table:formula="of:=ABS([.A51]-[.B51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42:.A51])" office:value-type="float" office:value="716.7">
            <text:p>716.7</text:p>
          </table:table-cell>
          <table:table-cell table:style-name="ce61" table:formula="of:=ABS([.A52]-[.B52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3">
            <text:p>713</text:p>
          </table:table-cell>
          <table:table-cell table:style-name="ce61" table:formula="of:=AVERAGE([.A43:.A52])" office:value-type="float" office:value="716.5">
            <text:p>716.5</text:p>
          </table:table-cell>
          <table:table-cell table:style-name="ce61" table:formula="of:=ABS([.A53]-[.B53])" office:value-type="float" office:value="3.5">
            <text:p>3.5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44:.A53])" office:value-type="float" office:value="716.2">
            <text:p>716.2</text:p>
          </table:table-cell>
          <table:table-cell table:style-name="ce61" table:formula="of:=ABS([.A54]-[.B54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45:.A54])" office:value-type="float" office:value="716.2">
            <text:p>716.2</text:p>
          </table:table-cell>
          <table:table-cell table:style-name="ce61" table:formula="of:=ABS([.A55]-[.B55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46:.A55])" office:value-type="float" office:value="716">
            <text:p>716</text:p>
          </table:table-cell>
          <table:table-cell table:style-name="ce61" table:formula="of:=ABS([.A56]-[.B5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47:.A56])" office:value-type="float" office:value="715.8">
            <text:p>715.8</text:p>
          </table:table-cell>
          <table:table-cell table:style-name="ce61" table:formula="of:=ABS([.A57]-[.B57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48:.A57])" office:value-type="float" office:value="715.8">
            <text:p>715.8</text:p>
          </table:table-cell>
          <table:table-cell table:style-name="ce61" table:formula="of:=ABS([.A58]-[.B58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49:.A58])" office:value-type="float" office:value="715.7">
            <text:p>715.7</text:p>
          </table:table-cell>
          <table:table-cell table:style-name="ce61" table:formula="of:=ABS([.A59]-[.B59])" office:value-type="float" office:value="3.29999999999995">
            <text:p>3.3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50:.A59])" office:value-type="float" office:value="716">
            <text:p>716</text:p>
          </table:table-cell>
          <table:table-cell table:style-name="ce61" table:formula="of:=ABS([.A60]-[.B60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51:.A60])" office:value-type="float" office:value="716.1">
            <text:p>716.1</text:p>
          </table:table-cell>
          <table:table-cell table:style-name="ce61" table:formula="of:=ABS([.A61]-[.B61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52:.A61])" office:value-type="float" office:value="716">
            <text:p>716</text:p>
          </table:table-cell>
          <table:table-cell table:style-name="ce61" table:formula="of:=ABS([.A62]-[.B62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53:.A62])" office:value-type="float" office:value="715.9">
            <text:p>715.9</text:p>
          </table:table-cell>
          <table:table-cell table:style-name="ce61" table:formula="of:=ABS([.A63]-[.B63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54:.A63])" office:value-type="float" office:value="716.2">
            <text:p>716.2</text:p>
          </table:table-cell>
          <table:table-cell table:style-name="ce61" table:formula="of:=ABS([.A64]-[.B64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55:.A64])" office:value-type="float" office:value="716.3">
            <text:p>716.3</text:p>
          </table:table-cell>
          <table:table-cell table:style-name="ce61" table:formula="of:=ABS([.A65]-[.B65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56:.A65])" office:value-type="float" office:value="716.3">
            <text:p>716.3</text:p>
          </table:table-cell>
          <table:table-cell table:style-name="ce61" table:formula="of:=ABS([.A66]-[.B66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57:.A66])" office:value-type="float" office:value="716.4">
            <text:p>716.4</text:p>
          </table:table-cell>
          <table:table-cell table:style-name="ce61" table:formula="of:=ABS([.A67]-[.B67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58:.A67])" office:value-type="float" office:value="716.3">
            <text:p>716.3</text:p>
          </table:table-cell>
          <table:table-cell table:style-name="ce61" table:formula="of:=ABS([.A68]-[.B6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59:.A68])" office:value-type="float" office:value="716.3">
            <text:p>716.3</text:p>
          </table:table-cell>
          <table:table-cell table:style-name="ce61" table:formula="of:=ABS([.A69]-[.B69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60:.A69])" office:value-type="float" office:value="716.2">
            <text:p>716.2</text:p>
          </table:table-cell>
          <table:table-cell table:style-name="ce61" table:formula="of:=ABS([.A70]-[.B70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61:.A70])" office:value-type="float" office:value="716.4">
            <text:p>716.4</text:p>
          </table:table-cell>
          <table:table-cell table:style-name="ce61" table:formula="of:=ABS([.A71]-[.B71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62:.A71])" office:value-type="float" office:value="716.5">
            <text:p>716.5</text:p>
          </table:table-cell>
          <table:table-cell table:style-name="ce61" table:formula="of:=ABS([.A72]-[.B72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63:.A72])" office:value-type="float" office:value="716.7">
            <text:p>716.7</text:p>
          </table:table-cell>
          <table:table-cell table:style-name="ce61" table:formula="of:=ABS([.A73]-[.B7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64:.A73])" office:value-type="float" office:value="716.8">
            <text:p>716.8</text:p>
          </table:table-cell>
          <table:table-cell table:style-name="ce61" table:formula="of:=ABS([.A74]-[.B74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65:.A74])" office:value-type="float" office:value="717">
            <text:p>717</text:p>
          </table:table-cell>
          <table:table-cell table:style-name="ce61" table:formula="of:=ABS([.A75]-[.B7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66:.A75])" office:value-type="float" office:value="717">
            <text:p>717</text:p>
          </table:table-cell>
          <table:table-cell table:style-name="ce61" table:formula="of:=ABS([.A76]-[.B7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67:.A76])" office:value-type="float" office:value="717">
            <text:p>717</text:p>
          </table:table-cell>
          <table:table-cell table:style-name="ce61" table:formula="of:=ABS([.A77]-[.B7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68:.A77])" office:value-type="float" office:value="717.1">
            <text:p>717.1</text:p>
          </table:table-cell>
          <table:table-cell table:style-name="ce61" table:formula="of:=ABS([.A78]-[.B78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69:.A78])" office:value-type="float" office:value="717.1">
            <text:p>717.1</text:p>
          </table:table-cell>
          <table:table-cell table:style-name="ce61" table:formula="of:=ABS([.A79]-[.B79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70:.A79])" office:value-type="float" office:value="717.1">
            <text:p>717.1</text:p>
          </table:table-cell>
          <table:table-cell table:style-name="ce61" table:formula="of:=ABS([.A80]-[.B8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71:.A80])" office:value-type="float" office:value="717">
            <text:p>717</text:p>
          </table:table-cell>
          <table:table-cell table:style-name="ce61" table:formula="of:=ABS([.A81]-[.B81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72:.A81])" office:value-type="float" office:value="717.3">
            <text:p>717.3</text:p>
          </table:table-cell>
          <table:table-cell table:style-name="ce61" table:formula="of:=ABS([.A82]-[.B8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73:.A82])" office:value-type="float" office:value="717.3">
            <text:p>717.3</text:p>
          </table:table-cell>
          <table:table-cell table:style-name="ce61" table:formula="of:=ABS([.A83]-[.B83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74:.A83])" office:value-type="float" office:value="717.4">
            <text:p>717.4</text:p>
          </table:table-cell>
          <table:table-cell table:style-name="ce61" table:formula="of:=ABS([.A84]-[.B8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75:.A84])" office:value-type="float" office:value="717.4">
            <text:p>717.4</text:p>
          </table:table-cell>
          <table:table-cell table:style-name="ce61" table:formula="of:=ABS([.A85]-[.B85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76:.A85])" office:value-type="float" office:value="717.5">
            <text:p>717.5</text:p>
          </table:table-cell>
          <table:table-cell table:style-name="ce61" table:formula="of:=ABS([.A86]-[.B86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77:.A86])" office:value-type="float" office:value="717.5">
            <text:p>717.5</text:p>
          </table:table-cell>
          <table:table-cell table:style-name="ce61" table:formula="of:=ABS([.A87]-[.B87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78:.A87])" office:value-type="float" office:value="717.5">
            <text:p>717.5</text:p>
          </table:table-cell>
          <table:table-cell table:style-name="ce61" table:formula="of:=ABS([.A88]-[.B88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79:.A88])" office:value-type="float" office:value="717.6">
            <text:p>717.6</text:p>
          </table:table-cell>
          <table:table-cell table:style-name="ce61" table:formula="of:=ABS([.A89]-[.B89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80:.A89])" office:value-type="float" office:value="717.4">
            <text:p>717.4</text:p>
          </table:table-cell>
          <table:table-cell table:style-name="ce61" table:formula="of:=ABS([.A90]-[.B90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81:.A90])" office:value-type="float" office:value="717.3">
            <text:p>717.3</text:p>
          </table:table-cell>
          <table:table-cell table:style-name="ce61" table:formula="of:=ABS([.A91]-[.B91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82:.A91])" office:value-type="float" office:value="716.9">
            <text:p>716.9</text:p>
          </table:table-cell>
          <table:table-cell table:style-name="ce61" table:formula="of:=ABS([.A92]-[.B92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83:.A92])" office:value-type="float" office:value="716.9">
            <text:p>716.9</text:p>
          </table:table-cell>
          <table:table-cell table:style-name="ce61" table:formula="of:=ABS([.A93]-[.B93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84:.A93])" office:value-type="float" office:value="716.7">
            <text:p>716.7</text:p>
          </table:table-cell>
          <table:table-cell table:style-name="ce61" table:formula="of:=ABS([.A94]-[.B94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15">
            <text:p>715</text:p>
          </table:table-cell>
          <table:table-cell table:style-name="ce61" table:formula="of:=AVERAGE([.A85:.A94])" office:value-type="float" office:value="716.5">
            <text:p>716.5</text:p>
          </table:table-cell>
          <table:table-cell table:style-name="ce61" table:formula="of:=ABS([.A95]-[.B95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86:.A95])" office:value-type="float" office:value="716.2">
            <text:p>716.2</text:p>
          </table:table-cell>
          <table:table-cell table:style-name="ce61" table:formula="of:=ABS([.A96]-[.B96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87:.A96])" office:value-type="float" office:value="716.2">
            <text:p>716.2</text:p>
          </table:table-cell>
          <table:table-cell table:style-name="ce61" table:formula="of:=ABS([.A97]-[.B97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88:.A97])" office:value-type="float" office:value="716.3">
            <text:p>716.3</text:p>
          </table:table-cell>
          <table:table-cell table:style-name="ce61" table:formula="of:=ABS([.A98]-[.B9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89:.A98])" office:value-type="float" office:value="716.2">
            <text:p>716.2</text:p>
          </table:table-cell>
          <table:table-cell table:style-name="ce61" table:formula="of:=ABS([.A99]-[.B99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90:.A99])" office:value-type="float" office:value="716.3">
            <text:p>716.3</text:p>
          </table:table-cell>
          <table:table-cell table:style-name="ce61" table:formula="of:=ABS([.A100]-[.B100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91:.A100])" office:value-type="float" office:value="716.5">
            <text:p>716.5</text:p>
          </table:table-cell>
          <table:table-cell table:style-name="ce61" table:formula="of:=ABS([.A101]-[.B101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92:.A101])" office:value-type="float" office:value="716.7">
            <text:p>716.7</text:p>
          </table:table-cell>
          <table:table-cell table:style-name="ce61" table:formula="of:=ABS([.A102]-[.B102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0" office:value-type="float" office:value="716">
            <text:p>716</text:p>
          </table:table-cell>
          <table:table-cell table:style-name="ce61" table:formula="of:=AVERAGE([.A93:.A102])" office:value-type="float" office:value="716.8">
            <text:p>716.8</text:p>
          </table:table-cell>
          <table:table-cell table:style-name="ce61" table:formula="of:=ABS([.A103]-[.B10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94:.A103])" office:value-type="float" office:value="716.8">
            <text:p>716.8</text:p>
          </table:table-cell>
          <table:table-cell table:style-name="ce61" table:formula="of:=ABS([.A104]-[.B104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95:.A104])" office:value-type="float" office:value="717">
            <text:p>717</text:p>
          </table:table-cell>
          <table:table-cell table:style-name="ce61" table:formula="of:=ABS([.A105]-[.B10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96:.A105])" office:value-type="float" office:value="717.2">
            <text:p>717.2</text:p>
          </table:table-cell>
          <table:table-cell table:style-name="ce61" table:formula="of:=ABS([.A106]-[.B106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17">
            <text:p>717</text:p>
          </table:table-cell>
          <table:table-cell table:style-name="ce61" table:formula="of:=AVERAGE([.A97:.A106])" office:value-type="float" office:value="717.3">
            <text:p>717.3</text:p>
          </table:table-cell>
          <table:table-cell table:style-name="ce61" table:formula="of:=ABS([.A107]-[.B107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98:.A107])" office:value-type="float" office:value="717.2">
            <text:p>717.2</text:p>
          </table:table-cell>
          <table:table-cell table:style-name="ce61" table:formula="of:=ABS([.A108]-[.B108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99:.A108])" office:value-type="float" office:value="717.5">
            <text:p>717.5</text:p>
          </table:table-cell>
          <table:table-cell table:style-name="ce61" table:formula="of:=ABS([.A109]-[.B109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00:.A109])" office:value-type="float" office:value="717.7">
            <text:p>717.7</text:p>
          </table:table-cell>
          <table:table-cell table:style-name="ce61" table:formula="of:=ABS([.A110]-[.B110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101:.A110])" office:value-type="float" office:value="717.9">
            <text:p>717.9</text:p>
          </table:table-cell>
          <table:table-cell table:style-name="ce61" table:formula="of:=ABS([.A111]-[.B111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02:.A111])" office:value-type="float" office:value="718">
            <text:p>718</text:p>
          </table:table-cell>
          <table:table-cell table:style-name="ce61" table:formula="of:=ABS([.A112]-[.B112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03:.A112])" office:value-type="float" office:value="718.2">
            <text:p>718.2</text:p>
          </table:table-cell>
          <table:table-cell table:style-name="ce61" table:formula="of:=ABS([.A113]-[.B11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04:.A113])" office:value-type="float" office:value="718.5">
            <text:p>718.5</text:p>
          </table:table-cell>
          <table:table-cell table:style-name="ce61" table:formula="of:=ABS([.A114]-[.B114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05:.A114])" office:value-type="float" office:value="718.7">
            <text:p>718.7</text:p>
          </table:table-cell>
          <table:table-cell table:style-name="ce61" table:formula="of:=ABS([.A115]-[.B115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06:.A115])" office:value-type="float" office:value="718.9">
            <text:p>718.9</text:p>
          </table:table-cell>
          <table:table-cell table:style-name="ce61" table:formula="of:=ABS([.A116]-[.B116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107:.A116])" office:value-type="float" office:value="719.1">
            <text:p>719.1</text:p>
          </table:table-cell>
          <table:table-cell table:style-name="ce61" table:formula="of:=ABS([.A117]-[.B117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108:.A117])" office:value-type="float" office:value="719.2">
            <text:p>719.2</text:p>
          </table:table-cell>
          <table:table-cell table:style-name="ce61" table:formula="of:=ABS([.A118]-[.B118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09:.A118])" office:value-type="float" office:value="719.1">
            <text:p>719.1</text:p>
          </table:table-cell>
          <table:table-cell table:style-name="ce61" table:formula="of:=ABS([.A119]-[.B11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10:.A119])" office:value-type="float" office:value="719.1">
            <text:p>719.1</text:p>
          </table:table-cell>
          <table:table-cell table:style-name="ce61" table:formula="of:=ABS([.A120]-[.B120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11:.A120])" office:value-type="float" office:value="719.1">
            <text:p>719.1</text:p>
          </table:table-cell>
          <table:table-cell table:style-name="ce61" table:formula="of:=ABS([.A121]-[.B121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12:.A121])" office:value-type="float" office:value="719.4">
            <text:p>719.4</text:p>
          </table:table-cell>
          <table:table-cell table:style-name="ce61" table:formula="of:=ABS([.A122]-[.B122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13:.A122])" office:value-type="float" office:value="719.4">
            <text:p>719.4</text:p>
          </table:table-cell>
          <table:table-cell table:style-name="ce61" table:formula="of:=ABS([.A123]-[.B123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14:.A123])" office:value-type="float" office:value="719.6">
            <text:p>719.6</text:p>
          </table:table-cell>
          <table:table-cell table:style-name="ce61" table:formula="of:=ABS([.A124]-[.B12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15:.A124])" office:value-type="float" office:value="719.7">
            <text:p>719.7</text:p>
          </table:table-cell>
          <table:table-cell table:style-name="ce61" table:formula="of:=ABS([.A125]-[.B125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16:.A125])" office:value-type="float" office:value="719.9">
            <text:p>719.9</text:p>
          </table:table-cell>
          <table:table-cell table:style-name="ce61" table:formula="of:=ABS([.A126]-[.B126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17:.A126])" office:value-type="float" office:value="719.8">
            <text:p>719.8</text:p>
          </table:table-cell>
          <table:table-cell table:style-name="ce61" table:formula="of:=ABS([.A127]-[.B127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18:.A127])" office:value-type="float" office:value="720">
            <text:p>720</text:p>
          </table:table-cell>
          <table:table-cell table:style-name="ce61" table:formula="of:=ABS([.A128]-[.B1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19:.A128])" office:value-type="float" office:value="720.2">
            <text:p>720.2</text:p>
          </table:table-cell>
          <table:table-cell table:style-name="ce61" table:formula="of:=ABS([.A129]-[.B129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20:.A129])" office:value-type="float" office:value="720.4">
            <text:p>720.4</text:p>
          </table:table-cell>
          <table:table-cell table:style-name="ce61" table:formula="of:=ABS([.A130]-[.B130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21:.A130])" office:value-type="float" office:value="720.4">
            <text:p>720.4</text:p>
          </table:table-cell>
          <table:table-cell table:style-name="ce61" table:formula="of:=ABS([.A131]-[.B131])" office:value-type="float" office:value="2.60000000000002">
            <text:p>2.6</text:p>
          </table:table-cell>
          <table:table-cell table:number-columns-repeated="1021"/>
        </table:table-row>
        <table:table-row table:style-name="ro6">
          <table:table-cell table:style-name="ce60" office:value-type="float" office:value="718">
            <text:p>718</text:p>
          </table:table-cell>
          <table:table-cell table:style-name="ce61" table:formula="of:=AVERAGE([.A122:.A131])" office:value-type="float" office:value="720.6">
            <text:p>720.6</text:p>
          </table:table-cell>
          <table:table-cell table:style-name="ce61" table:formula="of:=ABS([.A132]-[.B132])" office:value-type="float" office:value="2.60000000000002">
            <text:p>2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23:.A132])" office:value-type="float" office:value="720.4">
            <text:p>720.4</text:p>
          </table:table-cell>
          <table:table-cell table:style-name="ce61" table:formula="of:=ABS([.A133]-[.B133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24:.A133])" office:value-type="float" office:value="720.4">
            <text:p>720.4</text:p>
          </table:table-cell>
          <table:table-cell table:style-name="ce61" table:formula="of:=ABS([.A134]-[.B13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25:.A134])" office:value-type="float" office:value="720.4">
            <text:p>720.4</text:p>
          </table:table-cell>
          <table:table-cell table:style-name="ce61" table:formula="of:=ABS([.A135]-[.B135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26:.A135])" office:value-type="float" office:value="720.4">
            <text:p>720.4</text:p>
          </table:table-cell>
          <table:table-cell table:style-name="ce61" table:formula="of:=ABS([.A136]-[.B136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27:.A136])" office:value-type="float" office:value="720.7">
            <text:p>720.7</text:p>
          </table:table-cell>
          <table:table-cell table:style-name="ce61" table:formula="of:=ABS([.A137]-[.B137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28:.A137])" office:value-type="float" office:value="720.6">
            <text:p>720.6</text:p>
          </table:table-cell>
          <table:table-cell table:style-name="ce61" table:formula="of:=ABS([.A138]-[.B138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29:.A138])" office:value-type="float" office:value="720.6">
            <text:p>720.6</text:p>
          </table:table-cell>
          <table:table-cell table:style-name="ce61" table:formula="of:=ABS([.A139]-[.B139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30:.A139])" office:value-type="float" office:value="720.6">
            <text:p>720.6</text:p>
          </table:table-cell>
          <table:table-cell table:style-name="ce61" table:formula="of:=ABS([.A140]-[.B140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31:.A140])" office:value-type="float" office:value="720.5">
            <text:p>720.5</text:p>
          </table:table-cell>
          <table:table-cell table:style-name="ce61" table:formula="of:=ABS([.A141]-[.B141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19">
            <text:p>719</text:p>
          </table:table-cell>
          <table:table-cell table:style-name="ce61" table:formula="of:=AVERAGE([.A132:.A141])" office:value-type="float" office:value="720.1">
            <text:p>720.1</text:p>
          </table:table-cell>
          <table:table-cell table:style-name="ce61" table:formula="of:=ABS([.A142]-[.B142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33:.A142])" office:value-type="float" office:value="720.2">
            <text:p>720.2</text:p>
          </table:table-cell>
          <table:table-cell table:style-name="ce61" table:formula="of:=ABS([.A143]-[.B143])" office:value-type="float" office:value="2.79999999999995">
            <text:p>2.8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34:.A143])" office:value-type="float" office:value="720.4">
            <text:p>720.4</text:p>
          </table:table-cell>
          <table:table-cell table:style-name="ce61" table:formula="of:=ABS([.A144]-[.B14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35:.A144])" office:value-type="float" office:value="720.4">
            <text:p>720.4</text:p>
          </table:table-cell>
          <table:table-cell table:style-name="ce61" table:formula="of:=ABS([.A145]-[.B145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36:.A145])" office:value-type="float" office:value="720.5">
            <text:p>720.5</text:p>
          </table:table-cell>
          <table:table-cell table:style-name="ce61" table:formula="of:=ABS([.A146]-[.B146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137:.A146])" office:value-type="float" office:value="720.6">
            <text:p>720.6</text:p>
          </table:table-cell>
          <table:table-cell table:style-name="ce61" table:formula="of:=ABS([.A147]-[.B147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38:.A147])" office:value-type="float" office:value="720.7">
            <text:p>720.7</text:p>
          </table:table-cell>
          <table:table-cell table:style-name="ce61" table:formula="of:=ABS([.A148]-[.B14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39:.A148])" office:value-type="float" office:value="720.8">
            <text:p>720.8</text:p>
          </table:table-cell>
          <table:table-cell table:style-name="ce61" table:formula="of:=ABS([.A149]-[.B14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40:.A149])" office:value-type="float" office:value="720.8">
            <text:p>720.8</text:p>
          </table:table-cell>
          <table:table-cell table:style-name="ce61" table:formula="of:=ABS([.A150]-[.B150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41:.A150])" office:value-type="float" office:value="721.1">
            <text:p>721.1</text:p>
          </table:table-cell>
          <table:table-cell table:style-name="ce61" table:formula="of:=ABS([.A151]-[.B151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42:.A151])" office:value-type="float" office:value="721.4">
            <text:p>721.4</text:p>
          </table:table-cell>
          <table:table-cell table:style-name="ce61" table:formula="of:=ABS([.A152]-[.B152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43:.A152])" office:value-type="float" office:value="721.8">
            <text:p>721.8</text:p>
          </table:table-cell>
          <table:table-cell table:style-name="ce61" table:formula="of:=ABS([.A153]-[.B15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44:.A153])" office:value-type="float" office:value="721.6">
            <text:p>721.6</text:p>
          </table:table-cell>
          <table:table-cell table:style-name="ce61" table:formula="of:=ABS([.A154]-[.B154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45:.A154])" office:value-type="float" office:value="721.7">
            <text:p>721.7</text:p>
          </table:table-cell>
          <table:table-cell table:style-name="ce61" table:formula="of:=ABS([.A155]-[.B155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46:.A155])" office:value-type="float" office:value="721.6">
            <text:p>721.6</text:p>
          </table:table-cell>
          <table:table-cell table:style-name="ce61" table:formula="of:=ABS([.A156]-[.B156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47:.A156])" office:value-type="float" office:value="721.6">
            <text:p>721.6</text:p>
          </table:table-cell>
          <table:table-cell table:style-name="ce61" table:formula="of:=ABS([.A157]-[.B157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48:.A157])" office:value-type="float" office:value="721.9">
            <text:p>721.9</text:p>
          </table:table-cell>
          <table:table-cell table:style-name="ce61" table:formula="of:=ABS([.A158]-[.B158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49:.A158])" office:value-type="float" office:value="722">
            <text:p>722</text:p>
          </table:table-cell>
          <table:table-cell table:style-name="ce61" table:formula="of:=ABS([.A159]-[.B15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50:.A159])" office:value-type="float" office:value="722.1">
            <text:p>722.1</text:p>
          </table:table-cell>
          <table:table-cell table:style-name="ce61" table:formula="of:=ABS([.A160]-[.B160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51:.A160])" office:value-type="float" office:value="722.2">
            <text:p>722.2</text:p>
          </table:table-cell>
          <table:table-cell table:style-name="ce61" table:formula="of:=ABS([.A161]-[.B161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52:.A161])" office:value-type="float" office:value="722.4">
            <text:p>722.4</text:p>
          </table:table-cell>
          <table:table-cell table:style-name="ce61" table:formula="of:=ABS([.A162]-[.B162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53:.A162])" office:value-type="float" office:value="722.3">
            <text:p>722.3</text:p>
          </table:table-cell>
          <table:table-cell table:style-name="ce61" table:formula="of:=ABS([.A163]-[.B163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54:.A163])" office:value-type="float" office:value="722.5">
            <text:p>722.5</text:p>
          </table:table-cell>
          <table:table-cell table:style-name="ce61" table:formula="of:=ABS([.A164]-[.B164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55:.A164])" office:value-type="float" office:value="722.5">
            <text:p>722.5</text:p>
          </table:table-cell>
          <table:table-cell table:style-name="ce61" table:formula="of:=ABS([.A165]-[.B165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56:.A165])" office:value-type="float" office:value="722.6">
            <text:p>722.6</text:p>
          </table:table-cell>
          <table:table-cell table:style-name="ce61" table:formula="of:=ABS([.A166]-[.B166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57:.A166])" office:value-type="float" office:value="722.5">
            <text:p>722.5</text:p>
          </table:table-cell>
          <table:table-cell table:style-name="ce61" table:formula="of:=ABS([.A167]-[.B167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58:.A167])" office:value-type="float" office:value="722.4">
            <text:p>722.4</text:p>
          </table:table-cell>
          <table:table-cell table:style-name="ce61" table:formula="of:=ABS([.A168]-[.B168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59:.A168])" office:value-type="float" office:value="722.3">
            <text:p>722.3</text:p>
          </table:table-cell>
          <table:table-cell table:style-name="ce61" table:formula="of:=ABS([.A169]-[.B169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60:.A169])" office:value-type="float" office:value="722.2">
            <text:p>722.2</text:p>
          </table:table-cell>
          <table:table-cell table:style-name="ce61" table:formula="of:=ABS([.A170]-[.B17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61:.A170])" office:value-type="float" office:value="722.2">
            <text:p>722.2</text:p>
          </table:table-cell>
          <table:table-cell table:style-name="ce61" table:formula="of:=ABS([.A171]-[.B171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62:.A171])" office:value-type="float" office:value="722.1">
            <text:p>722.1</text:p>
          </table:table-cell>
          <table:table-cell table:style-name="ce61" table:formula="of:=ABS([.A172]-[.B172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63:.A172])" office:value-type="float" office:value="722.1">
            <text:p>722.1</text:p>
          </table:table-cell>
          <table:table-cell table:style-name="ce61" table:formula="of:=ABS([.A173]-[.B173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64:.A173])" office:value-type="float" office:value="722">
            <text:p>722</text:p>
          </table:table-cell>
          <table:table-cell table:style-name="ce61" table:formula="of:=ABS([.A174]-[.B17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65:.A174])" office:value-type="float" office:value="722">
            <text:p>722</text:p>
          </table:table-cell>
          <table:table-cell table:style-name="ce61" table:formula="of:=ABS([.A175]-[.B17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66:.A175])" office:value-type="float" office:value="722">
            <text:p>722</text:p>
          </table:table-cell>
          <table:table-cell table:style-name="ce61" table:formula="of:=ABS([.A176]-[.B176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67:.A176])" office:value-type="float" office:value="721.9">
            <text:p>721.9</text:p>
          </table:table-cell>
          <table:table-cell table:style-name="ce61" table:formula="of:=ABS([.A177]-[.B177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68:.A177])" office:value-type="float" office:value="721.8">
            <text:p>721.8</text:p>
          </table:table-cell>
          <table:table-cell table:style-name="ce61" table:formula="of:=ABS([.A178]-[.B178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69:.A178])" office:value-type="float" office:value="721.8">
            <text:p>721.8</text:p>
          </table:table-cell>
          <table:table-cell table:style-name="ce61" table:formula="of:=ABS([.A179]-[.B17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70:.A179])" office:value-type="float" office:value="721.9">
            <text:p>721.9</text:p>
          </table:table-cell>
          <table:table-cell table:style-name="ce61" table:formula="of:=ABS([.A180]-[.B180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71:.A180])" office:value-type="float" office:value="721.7">
            <text:p>721.7</text:p>
          </table:table-cell>
          <table:table-cell table:style-name="ce61" table:formula="of:=ABS([.A181]-[.B18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72:.A181])" office:value-type="float" office:value="721.6">
            <text:p>721.6</text:p>
          </table:table-cell>
          <table:table-cell table:style-name="ce61" table:formula="of:=ABS([.A182]-[.B182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73:.A182])" office:value-type="float" office:value="721.7">
            <text:p>721.7</text:p>
          </table:table-cell>
          <table:table-cell table:style-name="ce61" table:formula="of:=ABS([.A183]-[.B183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74:.A183])" office:value-type="float" office:value="721.6">
            <text:p>721.6</text:p>
          </table:table-cell>
          <table:table-cell table:style-name="ce61" table:formula="of:=ABS([.A184]-[.B18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75:.A184])" office:value-type="float" office:value="721.5">
            <text:p>721.5</text:p>
          </table:table-cell>
          <table:table-cell table:style-name="ce61" table:formula="of:=ABS([.A185]-[.B185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76:.A185])" office:value-type="float" office:value="721.4">
            <text:p>721.4</text:p>
          </table:table-cell>
          <table:table-cell table:style-name="ce61" table:formula="of:=ABS([.A186]-[.B18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77:.A186])" office:value-type="float" office:value="721.4">
            <text:p>721.4</text:p>
          </table:table-cell>
          <table:table-cell table:style-name="ce61" table:formula="of:=ABS([.A187]-[.B187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78:.A187])" office:value-type="float" office:value="721.6">
            <text:p>721.6</text:p>
          </table:table-cell>
          <table:table-cell table:style-name="ce61" table:formula="of:=ABS([.A188]-[.B188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79:.A188])" office:value-type="float" office:value="721.7">
            <text:p>721.7</text:p>
          </table:table-cell>
          <table:table-cell table:style-name="ce61" table:formula="of:=ABS([.A189]-[.B18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80:.A189])" office:value-type="float" office:value="721.7">
            <text:p>721.7</text:p>
          </table:table-cell>
          <table:table-cell table:style-name="ce61" table:formula="of:=ABS([.A190]-[.B190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81:.A190])" office:value-type="float" office:value="721.9">
            <text:p>721.9</text:p>
          </table:table-cell>
          <table:table-cell table:style-name="ce61" table:formula="of:=ABS([.A191]-[.B191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182:.A191])" office:value-type="float" office:value="721.9">
            <text:p>721.9</text:p>
          </table:table-cell>
          <table:table-cell table:style-name="ce61" table:formula="of:=ABS([.A192]-[.B192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83:.A192])" office:value-type="float" office:value="721.7">
            <text:p>721.7</text:p>
          </table:table-cell>
          <table:table-cell table:style-name="ce61" table:formula="of:=ABS([.A193]-[.B193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84:.A193])" office:value-type="float" office:value="722">
            <text:p>722</text:p>
          </table:table-cell>
          <table:table-cell table:style-name="ce61" table:formula="of:=ABS([.A194]-[.B19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85:.A194])" office:value-type="float" office:value="722.1">
            <text:p>722.1</text:p>
          </table:table-cell>
          <table:table-cell table:style-name="ce61" table:formula="of:=ABS([.A195]-[.B195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86:.A195])" office:value-type="float" office:value="722.2">
            <text:p>722.2</text:p>
          </table:table-cell>
          <table:table-cell table:style-name="ce61" table:formula="of:=ABS([.A196]-[.B196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87:.A196])" office:value-type="float" office:value="722.5">
            <text:p>722.5</text:p>
          </table:table-cell>
          <table:table-cell table:style-name="ce61" table:formula="of:=ABS([.A197]-[.B197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88:.A197])" office:value-type="float" office:value="722.6">
            <text:p>722.6</text:p>
          </table:table-cell>
          <table:table-cell table:style-name="ce61" table:formula="of:=ABS([.A198]-[.B198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89:.A198])" office:value-type="float" office:value="722.6">
            <text:p>722.6</text:p>
          </table:table-cell>
          <table:table-cell table:style-name="ce61" table:formula="of:=ABS([.A199]-[.B199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0:.A199])" office:value-type="float" office:value="722.6">
            <text:p>722.6</text:p>
          </table:table-cell>
          <table:table-cell table:style-name="ce61" table:formula="of:=ABS([.A200]-[.B200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91:.A200])" office:value-type="float" office:value="722.5">
            <text:p>722.5</text:p>
          </table:table-cell>
          <table:table-cell table:style-name="ce61" table:formula="of:=ABS([.A201]-[.B201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2:.A201])" office:value-type="float" office:value="722.7">
            <text:p>722.7</text:p>
          </table:table-cell>
          <table:table-cell table:style-name="ce61" table:formula="of:=ABS([.A202]-[.B202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3:.A202])" office:value-type="float" office:value="722.8">
            <text:p>722.8</text:p>
          </table:table-cell>
          <table:table-cell table:style-name="ce61" table:formula="of:=ABS([.A203]-[.B20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4:.A203])" office:value-type="float" office:value="722.6">
            <text:p>722.6</text:p>
          </table:table-cell>
          <table:table-cell table:style-name="ce61" table:formula="of:=ABS([.A204]-[.B20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95:.A204])" office:value-type="float" office:value="722.6">
            <text:p>722.6</text:p>
          </table:table-cell>
          <table:table-cell table:style-name="ce61" table:formula="of:=ABS([.A205]-[.B205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6:.A205])" office:value-type="float" office:value="722.7">
            <text:p>722.7</text:p>
          </table:table-cell>
          <table:table-cell table:style-name="ce61" table:formula="of:=ABS([.A206]-[.B206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197:.A206])" office:value-type="float" office:value="722.5">
            <text:p>722.5</text:p>
          </table:table-cell>
          <table:table-cell table:style-name="ce61" table:formula="of:=ABS([.A207]-[.B207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198:.A207])" office:value-type="float" office:value="722.4">
            <text:p>722.4</text:p>
          </table:table-cell>
          <table:table-cell table:style-name="ce61" table:formula="of:=ABS([.A208]-[.B208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199:.A208])" office:value-type="float" office:value="722.4">
            <text:p>722.4</text:p>
          </table:table-cell>
          <table:table-cell table:style-name="ce61" table:formula="of:=ABS([.A209]-[.B209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00:.A209])" office:value-type="float" office:value="722.6">
            <text:p>722.6</text:p>
          </table:table-cell>
          <table:table-cell table:style-name="ce61" table:formula="of:=ABS([.A210]-[.B210])" office:value-type="float" office:value="2.39999999999998">
            <text:p>2.4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01:.A210])" office:value-type="float" office:value="722.9">
            <text:p>722.9</text:p>
          </table:table-cell>
          <table:table-cell table:style-name="ce61" table:formula="of:=ABS([.A211]-[.B211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02:.A211])" office:value-type="float" office:value="722.9">
            <text:p>722.9</text:p>
          </table:table-cell>
          <table:table-cell table:style-name="ce61" table:formula="of:=ABS([.A212]-[.B212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0" office:value-type="float" office:value="726">
            <text:p>726</text:p>
          </table:table-cell>
          <table:table-cell table:style-name="ce61" table:formula="of:=AVERAGE([.A203:.A212])" office:value-type="float" office:value="723.2">
            <text:p>723.2</text:p>
          </table:table-cell>
          <table:table-cell table:style-name="ce61" table:formula="of:=ABS([.A213]-[.B213])" office:value-type="float" office:value="2.79999999999995">
            <text:p>2.8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04:.A213])" office:value-type="float" office:value="723.6">
            <text:p>723.6</text:p>
          </table:table-cell>
          <table:table-cell table:style-name="ce61" table:formula="of:=ABS([.A214]-[.B21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05:.A214])" office:value-type="float" office:value="723.7">
            <text:p>723.7</text:p>
          </table:table-cell>
          <table:table-cell table:style-name="ce61" table:formula="of:=ABS([.A215]-[.B215])" office:value-type="float" office:value="2.70000000000005">
            <text:p>2.7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06:.A215])" office:value-type="float" office:value="723.5">
            <text:p>723.5</text:p>
          </table:table-cell>
          <table:table-cell table:style-name="ce61" table:formula="of:=ABS([.A216]-[.B216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0" office:value-type="float" office:value="726">
            <text:p>726</text:p>
          </table:table-cell>
          <table:table-cell table:style-name="ce61" table:formula="of:=AVERAGE([.A207:.A216])" office:value-type="float" office:value="723.7">
            <text:p>723.7</text:p>
          </table:table-cell>
          <table:table-cell table:style-name="ce61" table:formula="of:=ABS([.A217]-[.B217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26">
            <text:p>726</text:p>
          </table:table-cell>
          <table:table-cell table:style-name="ce61" table:formula="of:=AVERAGE([.A208:.A217])" office:value-type="float" office:value="724">
            <text:p>724</text:p>
          </table:table-cell>
          <table:table-cell table:style-name="ce61" table:formula="of:=ABS([.A218]-[.B218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09:.A218])" office:value-type="float" office:value="724.4">
            <text:p>724.4</text:p>
          </table:table-cell>
          <table:table-cell table:style-name="ce61" table:formula="of:=ABS([.A219]-[.B219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10:.A219])" office:value-type="float" office:value="724.3">
            <text:p>724.3</text:p>
          </table:table-cell>
          <table:table-cell table:style-name="ce61" table:formula="of:=ABS([.A220]-[.B22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11:.A220])" office:value-type="float" office:value="724.2">
            <text:p>724.2</text:p>
          </table:table-cell>
          <table:table-cell table:style-name="ce61" table:formula="of:=ABS([.A221]-[.B221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12:.A221])" office:value-type="float" office:value="724.1">
            <text:p>724.1</text:p>
          </table:table-cell>
          <table:table-cell table:style-name="ce61" table:formula="of:=ABS([.A222]-[.B222])" office:value-type="float" office:value="3.10000000000002">
            <text:p>3.1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13:.A222])" office:value-type="float" office:value="723.7">
            <text:p>723.7</text:p>
          </table:table-cell>
          <table:table-cell table:style-name="ce61" table:formula="of:=ABS([.A223]-[.B22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14:.A223])" office:value-type="float" office:value="723.5">
            <text:p>723.5</text:p>
          </table:table-cell>
          <table:table-cell table:style-name="ce61" table:formula="of:=ABS([.A224]-[.B224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15:.A224])" office:value-type="float" office:value="723.7">
            <text:p>723.7</text:p>
          </table:table-cell>
          <table:table-cell table:style-name="ce61" table:formula="of:=ABS([.A225]-[.B225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16:.A225])" office:value-type="float" office:value="724">
            <text:p>724</text:p>
          </table:table-cell>
          <table:table-cell table:style-name="ce61" table:formula="of:=ABS([.A226]-[.B226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17:.A226])" office:value-type="float" office:value="723.8">
            <text:p>723.8</text:p>
          </table:table-cell>
          <table:table-cell table:style-name="ce61" table:formula="of:=ABS([.A227]-[.B227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18:.A227])" office:value-type="float" office:value="723.6">
            <text:p>723.6</text:p>
          </table:table-cell>
          <table:table-cell table:style-name="ce61" table:formula="of:=ABS([.A228]-[.B228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19:.A228])" office:value-type="float" office:value="723.2">
            <text:p>723.2</text:p>
          </table:table-cell>
          <table:table-cell table:style-name="ce61" table:formula="of:=ABS([.A229]-[.B229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20:.A229])" office:value-type="float" office:value="723.3">
            <text:p>723.3</text:p>
          </table:table-cell>
          <table:table-cell table:style-name="ce61" table:formula="of:=ABS([.A230]-[.B23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21:.A230])" office:value-type="float" office:value="723.2">
            <text:p>723.2</text:p>
          </table:table-cell>
          <table:table-cell table:style-name="ce61" table:formula="of:=ABS([.A231]-[.B231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22:.A231])" office:value-type="float" office:value="723.2">
            <text:p>723.2</text:p>
          </table:table-cell>
          <table:table-cell table:style-name="ce61" table:formula="of:=ABS([.A232]-[.B232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23:.A232])" office:value-type="float" office:value="723.3">
            <text:p>723.3</text:p>
          </table:table-cell>
          <table:table-cell table:style-name="ce61" table:formula="of:=ABS([.A233]-[.B233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24:.A233])" office:value-type="float" office:value="723.4">
            <text:p>723.4</text:p>
          </table:table-cell>
          <table:table-cell table:style-name="ce61" table:formula="of:=ABS([.A234]-[.B23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25:.A234])" office:value-type="float" office:value="723.1">
            <text:p>723.1</text:p>
          </table:table-cell>
          <table:table-cell table:style-name="ce61" table:formula="of:=ABS([.A235]-[.B235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26:.A235])" office:value-type="float" office:value="723.1">
            <text:p>723.1</text:p>
          </table:table-cell>
          <table:table-cell table:style-name="ce61" table:formula="of:=ABS([.A236]-[.B236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27:.A236])" office:value-type="float" office:value="723.3">
            <text:p>723.3</text:p>
          </table:table-cell>
          <table:table-cell table:style-name="ce61" table:formula="of:=ABS([.A237]-[.B237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28:.A237])" office:value-type="float" office:value="723.1">
            <text:p>723.1</text:p>
          </table:table-cell>
          <table:table-cell table:style-name="ce61" table:formula="of:=ABS([.A238]-[.B238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6">
            <text:p>726</text:p>
          </table:table-cell>
          <table:table-cell table:style-name="ce61" table:formula="of:=AVERAGE([.A229:.A238])" office:value-type="float" office:value="723.1">
            <text:p>723.1</text:p>
          </table:table-cell>
          <table:table-cell table:style-name="ce61" table:formula="of:=ABS([.A239]-[.B239])" office:value-type="float" office:value="2.89999999999998">
            <text:p>2.9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30:.A239])" office:value-type="float" office:value="723.3">
            <text:p>723.3</text:p>
          </table:table-cell>
          <table:table-cell table:style-name="ce61" table:formula="of:=ABS([.A240]-[.B240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31:.A240])" office:value-type="float" office:value="723.4">
            <text:p>723.4</text:p>
          </table:table-cell>
          <table:table-cell table:style-name="ce61" table:formula="of:=ABS([.A241]-[.B241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32:.A241])" office:value-type="float" office:value="723.4">
            <text:p>723.4</text:p>
          </table:table-cell>
          <table:table-cell table:style-name="ce61" table:formula="of:=ABS([.A242]-[.B242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33:.A242])" office:value-type="float" office:value="723.6">
            <text:p>723.6</text:p>
          </table:table-cell>
          <table:table-cell table:style-name="ce61" table:formula="of:=ABS([.A243]-[.B243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5">
            <text:p>725</text:p>
          </table:table-cell>
          <table:table-cell table:style-name="ce61" table:formula="of:=AVERAGE([.A234:.A243])" office:value-type="float" office:value="723.6">
            <text:p>723.6</text:p>
          </table:table-cell>
          <table:table-cell table:style-name="ce61" table:formula="of:=ABS([.A244]-[.B24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35:.A244])" office:value-type="float" office:value="723.9">
            <text:p>723.9</text:p>
          </table:table-cell>
          <table:table-cell table:style-name="ce61" table:formula="of:=ABS([.A245]-[.B245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36:.A245])" office:value-type="float" office:value="723.8">
            <text:p>723.8</text:p>
          </table:table-cell>
          <table:table-cell table:style-name="ce61" table:formula="of:=ABS([.A246]-[.B246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37:.A246])" office:value-type="float" office:value="723.8">
            <text:p>723.8</text:p>
          </table:table-cell>
          <table:table-cell table:style-name="ce61" table:formula="of:=ABS([.A247]-[.B247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38:.A247])" office:value-type="float" office:value="723.8">
            <text:p>723.8</text:p>
          </table:table-cell>
          <table:table-cell table:style-name="ce61" table:formula="of:=ABS([.A248]-[.B248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39:.A248])" office:value-type="float" office:value="724">
            <text:p>724</text:p>
          </table:table-cell>
          <table:table-cell table:style-name="ce61" table:formula="of:=ABS([.A249]-[.B249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40:.A249])" office:value-type="float" office:value="723.7">
            <text:p>723.7</text:p>
          </table:table-cell>
          <table:table-cell table:style-name="ce61" table:formula="of:=ABS([.A250]-[.B25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41:.A250])" office:value-type="float" office:value="723.7">
            <text:p>723.7</text:p>
          </table:table-cell>
          <table:table-cell table:style-name="ce61" table:formula="of:=ABS([.A251]-[.B251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42:.A251])" office:value-type="float" office:value="723.7">
            <text:p>723.7</text:p>
          </table:table-cell>
          <table:table-cell table:style-name="ce61" table:formula="of:=ABS([.A252]-[.B25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43:.A252])" office:value-type="float" office:value="723.7">
            <text:p>723.7</text:p>
          </table:table-cell>
          <table:table-cell table:style-name="ce61" table:formula="of:=ABS([.A253]-[.B25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44:.A253])" office:value-type="float" office:value="723.6">
            <text:p>723.6</text:p>
          </table:table-cell>
          <table:table-cell table:style-name="ce61" table:formula="of:=ABS([.A254]-[.B25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45:.A254])" office:value-type="float" office:value="723.4">
            <text:p>723.4</text:p>
          </table:table-cell>
          <table:table-cell table:style-name="ce61" table:formula="of:=ABS([.A255]-[.B255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46:.A255])" office:value-type="float" office:value="723.3">
            <text:p>723.3</text:p>
          </table:table-cell>
          <table:table-cell table:style-name="ce61" table:formula="of:=ABS([.A256]-[.B256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47:.A256])" office:value-type="float" office:value="723.2">
            <text:p>723.2</text:p>
          </table:table-cell>
          <table:table-cell table:style-name="ce61" table:formula="of:=ABS([.A257]-[.B257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48:.A257])" office:value-type="float" office:value="723.3">
            <text:p>723.3</text:p>
          </table:table-cell>
          <table:table-cell table:style-name="ce61" table:formula="of:=ABS([.A258]-[.B25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49:.A258])" office:value-type="float" office:value="723.2">
            <text:p>723.2</text:p>
          </table:table-cell>
          <table:table-cell table:style-name="ce61" table:formula="of:=ABS([.A259]-[.B259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50:.A259])" office:value-type="float" office:value="723.1">
            <text:p>723.1</text:p>
          </table:table-cell>
          <table:table-cell table:style-name="ce61" table:formula="of:=ABS([.A260]-[.B26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51:.A260])" office:value-type="float" office:value="723">
            <text:p>723</text:p>
          </table:table-cell>
          <table:table-cell table:style-name="ce61" table:formula="of:=ABS([.A261]-[.B261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52:.A261])" office:value-type="float" office:value="722.9">
            <text:p>722.9</text:p>
          </table:table-cell>
          <table:table-cell table:style-name="ce61" table:formula="of:=ABS([.A262]-[.B262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53:.A262])" office:value-type="float" office:value="722.7">
            <text:p>722.7</text:p>
          </table:table-cell>
          <table:table-cell table:style-name="ce61" table:formula="of:=ABS([.A263]-[.B26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54:.A263])" office:value-type="float" office:value="722.6">
            <text:p>722.6</text:p>
          </table:table-cell>
          <table:table-cell table:style-name="ce61" table:formula="of:=ABS([.A264]-[.B26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55:.A264])" office:value-type="float" office:value="722.5">
            <text:p>722.5</text:p>
          </table:table-cell>
          <table:table-cell table:style-name="ce61" table:formula="of:=ABS([.A265]-[.B265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56:.A265])" office:value-type="float" office:value="722.4">
            <text:p>722.4</text:p>
          </table:table-cell>
          <table:table-cell table:style-name="ce61" table:formula="of:=ABS([.A266]-[.B26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57:.A266])" office:value-type="float" office:value="722.3">
            <text:p>722.3</text:p>
          </table:table-cell>
          <table:table-cell table:style-name="ce61" table:formula="of:=ABS([.A267]-[.B267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58:.A267])" office:value-type="float" office:value="722">
            <text:p>722</text:p>
          </table:table-cell>
          <table:table-cell table:style-name="ce61" table:formula="of:=ABS([.A268]-[.B268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59:.A268])" office:value-type="float" office:value="721.8">
            <text:p>721.8</text:p>
          </table:table-cell>
          <table:table-cell table:style-name="ce61" table:formula="of:=ABS([.A269]-[.B26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0:.A269])" office:value-type="float" office:value="721.8">
            <text:p>721.8</text:p>
          </table:table-cell>
          <table:table-cell table:style-name="ce61" table:formula="of:=ABS([.A270]-[.B27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1:.A270])" office:value-type="float" office:value="721.6">
            <text:p>721.6</text:p>
          </table:table-cell>
          <table:table-cell table:style-name="ce61" table:formula="of:=ABS([.A271]-[.B271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62:.A271])" office:value-type="float" office:value="721.5">
            <text:p>721.5</text:p>
          </table:table-cell>
          <table:table-cell table:style-name="ce61" table:formula="of:=ABS([.A272]-[.B272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3:.A272])" office:value-type="float" office:value="721.3">
            <text:p>721.3</text:p>
          </table:table-cell>
          <table:table-cell table:style-name="ce61" table:formula="of:=ABS([.A273]-[.B27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64:.A273])" office:value-type="float" office:value="721.1">
            <text:p>721.1</text:p>
          </table:table-cell>
          <table:table-cell table:style-name="ce61" table:formula="of:=ABS([.A274]-[.B274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5:.A274])" office:value-type="float" office:value="721.1">
            <text:p>721.1</text:p>
          </table:table-cell>
          <table:table-cell table:style-name="ce61" table:formula="of:=ABS([.A275]-[.B275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6:.A275])" office:value-type="float" office:value="721.1">
            <text:p>721.1</text:p>
          </table:table-cell>
          <table:table-cell table:style-name="ce61" table:formula="of:=ABS([.A276]-[.B276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7:.A276])" office:value-type="float" office:value="721">
            <text:p>721</text:p>
          </table:table-cell>
          <table:table-cell table:style-name="ce61" table:formula="of:=ABS([.A277]-[.B27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68:.A277])" office:value-type="float" office:value="721.1">
            <text:p>721.1</text:p>
          </table:table-cell>
          <table:table-cell table:style-name="ce61" table:formula="of:=ABS([.A278]-[.B278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69:.A278])" office:value-type="float" office:value="721">
            <text:p>721</text:p>
          </table:table-cell>
          <table:table-cell table:style-name="ce61" table:formula="of:=ABS([.A279]-[.B27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70:.A279])" office:value-type="float" office:value="720.9">
            <text:p>720.9</text:p>
          </table:table-cell>
          <table:table-cell table:style-name="ce61" table:formula="of:=ABS([.A280]-[.B280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71:.A280])" office:value-type="float" office:value="720.8">
            <text:p>720.8</text:p>
          </table:table-cell>
          <table:table-cell table:style-name="ce61" table:formula="of:=ABS([.A281]-[.B281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72:.A281])" office:value-type="float" office:value="720.9">
            <text:p>720.9</text:p>
          </table:table-cell>
          <table:table-cell table:style-name="ce61" table:formula="of:=ABS([.A282]-[.B282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73:.A282])" office:value-type="float" office:value="721.1">
            <text:p>721.1</text:p>
          </table:table-cell>
          <table:table-cell table:style-name="ce61" table:formula="of:=ABS([.A283]-[.B283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0">
            <text:p>720</text:p>
          </table:table-cell>
          <table:table-cell table:style-name="ce61" table:formula="of:=AVERAGE([.A274:.A283])" office:value-type="float" office:value="721.1">
            <text:p>721.1</text:p>
          </table:table-cell>
          <table:table-cell table:style-name="ce61" table:formula="of:=ABS([.A284]-[.B284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75:.A284])" office:value-type="float" office:value="720.9">
            <text:p>720.9</text:p>
          </table:table-cell>
          <table:table-cell table:style-name="ce61" table:formula="of:=ABS([.A285]-[.B285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76:.A285])" office:value-type="float" office:value="721.1">
            <text:p>721.1</text:p>
          </table:table-cell>
          <table:table-cell table:style-name="ce61" table:formula="of:=ABS([.A286]-[.B286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77:.A286])" office:value-type="float" office:value="721.1">
            <text:p>721.1</text:p>
          </table:table-cell>
          <table:table-cell table:style-name="ce61" table:formula="of:=ABS([.A287]-[.B287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78:.A287])" office:value-type="float" office:value="721.2">
            <text:p>721.2</text:p>
          </table:table-cell>
          <table:table-cell table:style-name="ce61" table:formula="of:=ABS([.A288]-[.B288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79:.A288])" office:value-type="float" office:value="721.5">
            <text:p>721.5</text:p>
          </table:table-cell>
          <table:table-cell table:style-name="ce61" table:formula="of:=ABS([.A289]-[.B289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0" office:value-type="float" office:value="724">
            <text:p>724</text:p>
          </table:table-cell>
          <table:table-cell table:style-name="ce61" table:formula="of:=AVERAGE([.A280:.A289])" office:value-type="float" office:value="721.8">
            <text:p>721.8</text:p>
          </table:table-cell>
          <table:table-cell table:style-name="ce61" table:formula="of:=ABS([.A290]-[.B290])" office:value-type="float" office:value="2.20000000000005">
            <text:p>2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81:.A290])" office:value-type="float" office:value="722.2">
            <text:p>722.2</text:p>
          </table:table-cell>
          <table:table-cell table:style-name="ce61" table:formula="of:=ABS([.A291]-[.B291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82:.A291])" office:value-type="float" office:value="722.2">
            <text:p>722.2</text:p>
          </table:table-cell>
          <table:table-cell table:style-name="ce61" table:formula="of:=ABS([.A292]-[.B292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3:.A292])" office:value-type="float" office:value="722.2">
            <text:p>722.2</text:p>
          </table:table-cell>
          <table:table-cell table:style-name="ce61" table:formula="of:=ABS([.A293]-[.B29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4:.A293])" office:value-type="float" office:value="722.4">
            <text:p>722.4</text:p>
          </table:table-cell>
          <table:table-cell table:style-name="ce61" table:formula="of:=ABS([.A294]-[.B29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0" office:value-type="float" office:value="722">
            <text:p>722</text:p>
          </table:table-cell>
          <table:table-cell table:style-name="ce61" table:formula="of:=AVERAGE([.A285:.A294])" office:value-type="float" office:value="722.7">
            <text:p>722.7</text:p>
          </table:table-cell>
          <table:table-cell table:style-name="ce61" table:formula="of:=ABS([.A295]-[.B295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6:.A295])" office:value-type="float" office:value="722.6">
            <text:p>722.6</text:p>
          </table:table-cell>
          <table:table-cell table:style-name="ce61" table:formula="of:=ABS([.A296]-[.B29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7:.A296])" office:value-type="float" office:value="722.8">
            <text:p>722.8</text:p>
          </table:table-cell>
          <table:table-cell table:style-name="ce61" table:formula="of:=ABS([.A297]-[.B297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8:.A297])" office:value-type="float" office:value="722.9">
            <text:p>722.9</text:p>
          </table:table-cell>
          <table:table-cell table:style-name="ce61" table:formula="of:=ABS([.A298]-[.B298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3">
            <text:p>723</text:p>
          </table:table-cell>
          <table:table-cell table:style-name="ce61" table:formula="of:=AVERAGE([.A289:.A298])" office:value-type="float" office:value="722.9">
            <text:p>722.9</text:p>
          </table:table-cell>
          <table:table-cell table:style-name="ce61" table:formula="of:=ABS([.A299]-[.B29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90:.A299])" office:value-type="float" office:value="722.8">
            <text:p>722.8</text:p>
          </table:table-cell>
          <table:table-cell table:style-name="ce61" table:formula="of:=ABS([.A300]-[.B300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0" office:value-type="float" office:value="721">
            <text:p>721</text:p>
          </table:table-cell>
          <table:table-cell table:style-name="ce61" table:formula="of:=AVERAGE([.A291:.A300])" office:value-type="float" office:value="722.5">
            <text:p>722.5</text:p>
          </table:table-cell>
          <table:table-cell table:style-name="ce61" table:formula="of:=ABS([.A301]-[.B301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292:.A301])" office:value-type="float" office:value="722.4">
            <text:p>722.4</text:p>
          </table:table-cell>
          <table:table-cell table:style-name="ce61" table:formula="of:=ABS([.A302]-[.B302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293:.A302])" office:value-type="float" office:value="722.6">
            <text:p>722.6</text:p>
          </table:table-cell>
          <table:table-cell table:style-name="ce61" table:formula="of:=ABS([.A303]-[.B30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294:.A303])" office:value-type="float" office:value="722.6">
            <text:p>722.6</text:p>
          </table:table-cell>
          <table:table-cell table:style-name="ce61" table:formula="of:=ABS([.A304]-[.B30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295:.A304])" office:value-type="float" office:value="722.7">
            <text:p>722.7</text:p>
          </table:table-cell>
          <table:table-cell table:style-name="ce61" table:formula="of:=ABS([.A305]-[.B305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296:.A305])" office:value-type="float" office:value="722.9">
            <text:p>722.9</text:p>
          </table:table-cell>
          <table:table-cell table:style-name="ce61" table:formula="of:=ABS([.A306]-[.B306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297:.A306])" office:value-type="float" office:value="722.9">
            <text:p>722.9</text:p>
          </table:table-cell>
          <table:table-cell table:style-name="ce61" table:formula="of:=ABS([.A307]-[.B307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298:.A307])" office:value-type="float" office:value="722.9">
            <text:p>722.9</text:p>
          </table:table-cell>
          <table:table-cell table:style-name="ce61" table:formula="of:=ABS([.A308]-[.B308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299:.A308])" office:value-type="float" office:value="722.9">
            <text:p>722.9</text:p>
          </table:table-cell>
          <table:table-cell table:style-name="ce61" table:formula="of:=ABS([.A309]-[.B30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00:.A309])" office:value-type="float" office:value="722.9">
            <text:p>722.9</text:p>
          </table:table-cell>
          <table:table-cell table:style-name="ce61" table:formula="of:=ABS([.A310]-[.B31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01:.A310])" office:value-type="float" office:value="723.1">
            <text:p>723.1</text:p>
          </table:table-cell>
          <table:table-cell table:style-name="ce61" table:formula="of:=ABS([.A311]-[.B311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02:.A311])" office:value-type="float" office:value="723.3">
            <text:p>723.3</text:p>
          </table:table-cell>
          <table:table-cell table:style-name="ce61" table:formula="of:=ABS([.A312]-[.B31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303:.A312])" office:value-type="float" office:value="723.2">
            <text:p>723.2</text:p>
          </table:table-cell>
          <table:table-cell table:style-name="ce61" table:formula="of:=ABS([.A313]-[.B31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04:.A313])" office:value-type="float" office:value="723.3">
            <text:p>723.3</text:p>
          </table:table-cell>
          <table:table-cell table:style-name="ce61" table:formula="of:=ABS([.A314]-[.B314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05:.A314])" office:value-type="float" office:value="723">
            <text:p>723</text:p>
          </table:table-cell>
          <table:table-cell table:style-name="ce61" table:formula="of:=ABS([.A315]-[.B31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06:.A315])" office:value-type="float" office:value="722.9">
            <text:p>722.9</text:p>
          </table:table-cell>
          <table:table-cell table:style-name="ce61" table:formula="of:=ABS([.A316]-[.B316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07:.A316])" office:value-type="float" office:value="722.7">
            <text:p>722.7</text:p>
          </table:table-cell>
          <table:table-cell table:style-name="ce61" table:formula="of:=ABS([.A317]-[.B317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08:.A317])" office:value-type="float" office:value="722.5">
            <text:p>722.5</text:p>
          </table:table-cell>
          <table:table-cell table:style-name="ce61" table:formula="of:=ABS([.A318]-[.B318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09:.A318])" office:value-type="float" office:value="722.3">
            <text:p>722.3</text:p>
          </table:table-cell>
          <table:table-cell table:style-name="ce61" table:formula="of:=ABS([.A319]-[.B31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10:.A319])" office:value-type="float" office:value="722.2">
            <text:p>722.2</text:p>
          </table:table-cell>
          <table:table-cell table:style-name="ce61" table:formula="of:=ABS([.A320]-[.B32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11:.A320])" office:value-type="float" office:value="722.2">
            <text:p>722.2</text:p>
          </table:table-cell>
          <table:table-cell table:style-name="ce61" table:formula="of:=ABS([.A321]-[.B321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12:.A321])" office:value-type="float" office:value="722">
            <text:p>722</text:p>
          </table:table-cell>
          <table:table-cell table:style-name="ce61" table:formula="of:=ABS([.A322]-[.B32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13:.A322])" office:value-type="float" office:value="721.9">
            <text:p>721.9</text:p>
          </table:table-cell>
          <table:table-cell table:style-name="ce61" table:formula="of:=ABS([.A323]-[.B323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14:.A323])" office:value-type="float" office:value="721.8">
            <text:p>721.8</text:p>
          </table:table-cell>
          <table:table-cell table:style-name="ce61" table:formula="of:=ABS([.A324]-[.B324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15:.A324])" office:value-type="float" office:value="721.8">
            <text:p>721.8</text:p>
          </table:table-cell>
          <table:table-cell table:style-name="ce61" table:formula="of:=ABS([.A325]-[.B325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16:.A325])" office:value-type="float" office:value="721.6">
            <text:p>721.6</text:p>
          </table:table-cell>
          <table:table-cell table:style-name="ce61" table:formula="of:=ABS([.A326]-[.B326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17:.A326])" office:value-type="float" office:value="721.8">
            <text:p>721.8</text:p>
          </table:table-cell>
          <table:table-cell table:style-name="ce61" table:formula="of:=ABS([.A327]-[.B327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18:.A327])" office:value-type="float" office:value="722">
            <text:p>722</text:p>
          </table:table-cell>
          <table:table-cell table:style-name="ce61" table:formula="of:=ABS([.A328]-[.B328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19:.A328])" office:value-type="float" office:value="722">
            <text:p>722</text:p>
          </table:table-cell>
          <table:table-cell table:style-name="ce61" table:formula="of:=ABS([.A329]-[.B329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20:.A329])" office:value-type="float" office:value="721.9">
            <text:p>721.9</text:p>
          </table:table-cell>
          <table:table-cell table:style-name="ce61" table:formula="of:=ABS([.A330]-[.B33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21:.A330])" office:value-type="float" office:value="721.8">
            <text:p>721.8</text:p>
          </table:table-cell>
          <table:table-cell table:style-name="ce61" table:formula="of:=ABS([.A331]-[.B331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22:.A331])" office:value-type="float" office:value="721.9">
            <text:p>721.9</text:p>
          </table:table-cell>
          <table:table-cell table:style-name="ce61" table:formula="of:=ABS([.A332]-[.B332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23:.A332])" office:value-type="float" office:value="722">
            <text:p>722</text:p>
          </table:table-cell>
          <table:table-cell table:style-name="ce61" table:formula="of:=ABS([.A333]-[.B33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324:.A333])" office:value-type="float" office:value="721.9">
            <text:p>721.9</text:p>
          </table:table-cell>
          <table:table-cell table:style-name="ce61" table:formula="of:=ABS([.A334]-[.B334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25:.A334])" office:value-type="float" office:value="722.2">
            <text:p>722.2</text:p>
          </table:table-cell>
          <table:table-cell table:style-name="ce61" table:formula="of:=ABS([.A335]-[.B335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26:.A335])" office:value-type="float" office:value="722.4">
            <text:p>722.4</text:p>
          </table:table-cell>
          <table:table-cell table:style-name="ce61" table:formula="of:=ABS([.A336]-[.B33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27:.A336])" office:value-type="float" office:value="722.3">
            <text:p>722.3</text:p>
          </table:table-cell>
          <table:table-cell table:style-name="ce61" table:formula="of:=ABS([.A337]-[.B337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28:.A337])" office:value-type="float" office:value="722.3">
            <text:p>722.3</text:p>
          </table:table-cell>
          <table:table-cell table:style-name="ce61" table:formula="of:=ABS([.A338]-[.B338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29:.A338])" office:value-type="float" office:value="722.5">
            <text:p>722.5</text:p>
          </table:table-cell>
          <table:table-cell table:style-name="ce61" table:formula="of:=ABS([.A339]-[.B339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30:.A339])" office:value-type="float" office:value="722.6">
            <text:p>722.6</text:p>
          </table:table-cell>
          <table:table-cell table:style-name="ce61" table:formula="of:=ABS([.A340]-[.B340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31:.A340])" office:value-type="float" office:value="722.7">
            <text:p>722.7</text:p>
          </table:table-cell>
          <table:table-cell table:style-name="ce61" table:formula="of:=ABS([.A341]-[.B341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32:.A341])" office:value-type="float" office:value="722.7">
            <text:p>722.7</text:p>
          </table:table-cell>
          <table:table-cell table:style-name="ce61" table:formula="of:=ABS([.A342]-[.B342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33:.A342])" office:value-type="float" office:value="722.6">
            <text:p>722.6</text:p>
          </table:table-cell>
          <table:table-cell table:style-name="ce61" table:formula="of:=ABS([.A343]-[.B343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34:.A343])" office:value-type="float" office:value="722.5">
            <text:p>722.5</text:p>
          </table:table-cell>
          <table:table-cell table:style-name="ce61" table:formula="of:=ABS([.A344]-[.B344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35:.A344])" office:value-type="float" office:value="722.4">
            <text:p>722.4</text:p>
          </table:table-cell>
          <table:table-cell table:style-name="ce61" table:formula="of:=ABS([.A345]-[.B345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36:.A345])" office:value-type="float" office:value="722.4">
            <text:p>722.4</text:p>
          </table:table-cell>
          <table:table-cell table:style-name="ce61" table:formula="of:=ABS([.A346]-[.B34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337:.A346])" office:value-type="float" office:value="722.4">
            <text:p>722.4</text:p>
          </table:table-cell>
          <table:table-cell table:style-name="ce61" table:formula="of:=ABS([.A347]-[.B347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38:.A347])" office:value-type="float" office:value="722.5">
            <text:p>722.5</text:p>
          </table:table-cell>
          <table:table-cell table:style-name="ce61" table:formula="of:=ABS([.A348]-[.B348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39:.A348])" office:value-type="float" office:value="722.5">
            <text:p>722.5</text:p>
          </table:table-cell>
          <table:table-cell table:style-name="ce61" table:formula="of:=ABS([.A349]-[.B349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0:.A349])" office:value-type="float" office:value="722.4">
            <text:p>722.4</text:p>
          </table:table-cell>
          <table:table-cell table:style-name="ce61" table:formula="of:=ABS([.A350]-[.B350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1:.A350])" office:value-type="float" office:value="722.2">
            <text:p>722.2</text:p>
          </table:table-cell>
          <table:table-cell table:style-name="ce61" table:formula="of:=ABS([.A351]-[.B351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2:.A351])" office:value-type="float" office:value="722.1">
            <text:p>722.1</text:p>
          </table:table-cell>
          <table:table-cell table:style-name="ce61" table:formula="of:=ABS([.A352]-[.B352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3:.A352])" office:value-type="float" office:value="722">
            <text:p>722</text:p>
          </table:table-cell>
          <table:table-cell table:style-name="ce61" table:formula="of:=ABS([.A353]-[.B353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4:.A353])" office:value-type="float" office:value="722">
            <text:p>722</text:p>
          </table:table-cell>
          <table:table-cell table:style-name="ce61" table:formula="of:=ABS([.A354]-[.B354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45:.A354])" office:value-type="float" office:value="721.8">
            <text:p>721.8</text:p>
          </table:table-cell>
          <table:table-cell table:style-name="ce61" table:formula="of:=ABS([.A355]-[.B355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46:.A355])" office:value-type="float" office:value="721.7">
            <text:p>721.7</text:p>
          </table:table-cell>
          <table:table-cell table:style-name="ce61" table:formula="of:=ABS([.A356]-[.B356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47:.A356])" office:value-type="float" office:value="721.7">
            <text:p>721.7</text:p>
          </table:table-cell>
          <table:table-cell table:style-name="ce61" table:formula="of:=ABS([.A357]-[.B357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8:.A357])" office:value-type="float" office:value="721.5">
            <text:p>721.5</text:p>
          </table:table-cell>
          <table:table-cell table:style-name="ce61" table:formula="of:=ABS([.A358]-[.B358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49:.A358])" office:value-type="float" office:value="721.3">
            <text:p>721.3</text:p>
          </table:table-cell>
          <table:table-cell table:style-name="ce61" table:formula="of:=ABS([.A359]-[.B35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0:.A359])" office:value-type="float" office:value="721.3">
            <text:p>721.3</text:p>
          </table:table-cell>
          <table:table-cell table:style-name="ce61" table:formula="of:=ABS([.A360]-[.B36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1:.A360])" office:value-type="float" office:value="721.3">
            <text:p>721.3</text:p>
          </table:table-cell>
          <table:table-cell table:style-name="ce61" table:formula="of:=ABS([.A361]-[.B36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2:.A361])" office:value-type="float" office:value="721.3">
            <text:p>721.3</text:p>
          </table:table-cell>
          <table:table-cell table:style-name="ce61" table:formula="of:=ABS([.A362]-[.B36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3:.A362])" office:value-type="float" office:value="721.3">
            <text:p>721.3</text:p>
          </table:table-cell>
          <table:table-cell table:style-name="ce61" table:formula="of:=ABS([.A363]-[.B363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54:.A363])" office:value-type="float" office:value="721.3">
            <text:p>721.3</text:p>
          </table:table-cell>
          <table:table-cell table:style-name="ce61" table:formula="of:=ABS([.A364]-[.B364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5:.A364])" office:value-type="float" office:value="721.2">
            <text:p>721.2</text:p>
          </table:table-cell>
          <table:table-cell table:style-name="ce61" table:formula="of:=ABS([.A365]-[.B365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56:.A365])" office:value-type="float" office:value="721.1">
            <text:p>721.1</text:p>
          </table:table-cell>
          <table:table-cell table:style-name="ce61" table:formula="of:=ABS([.A366]-[.B366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7:.A366])" office:value-type="float" office:value="720.9">
            <text:p>720.9</text:p>
          </table:table-cell>
          <table:table-cell table:style-name="ce61" table:formula="of:=ABS([.A367]-[.B367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8:.A367])" office:value-type="float" office:value="720.8">
            <text:p>720.8</text:p>
          </table:table-cell>
          <table:table-cell table:style-name="ce61" table:formula="of:=ABS([.A368]-[.B368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59:.A368])" office:value-type="float" office:value="720.8">
            <text:p>720.8</text:p>
          </table:table-cell>
          <table:table-cell table:style-name="ce61" table:formula="of:=ABS([.A369]-[.B36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60:.A369])" office:value-type="float" office:value="720.8">
            <text:p>720.8</text:p>
          </table:table-cell>
          <table:table-cell table:style-name="ce61" table:formula="of:=ABS([.A370]-[.B37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1:.A370])" office:value-type="float" office:value="720.7">
            <text:p>720.7</text:p>
          </table:table-cell>
          <table:table-cell table:style-name="ce61" table:formula="of:=ABS([.A371]-[.B37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62:.A371])" office:value-type="float" office:value="720.7">
            <text:p>720.7</text:p>
          </table:table-cell>
          <table:table-cell table:style-name="ce61" table:formula="of:=ABS([.A372]-[.B372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3:.A372])" office:value-type="float" office:value="720.6">
            <text:p>720.6</text:p>
          </table:table-cell>
          <table:table-cell table:style-name="ce61" table:formula="of:=ABS([.A373]-[.B37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64:.A373])" office:value-type="float" office:value="720.6">
            <text:p>720.6</text:p>
          </table:table-cell>
          <table:table-cell table:style-name="ce61" table:formula="of:=ABS([.A374]-[.B374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65:.A374])" office:value-type="float" office:value="720.6">
            <text:p>720.6</text:p>
          </table:table-cell>
          <table:table-cell table:style-name="ce61" table:formula="of:=ABS([.A375]-[.B375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6:.A375])" office:value-type="float" office:value="720.5">
            <text:p>720.5</text:p>
          </table:table-cell>
          <table:table-cell table:style-name="ce61" table:formula="of:=ABS([.A376]-[.B376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7:.A376])" office:value-type="float" office:value="720.6">
            <text:p>720.6</text:p>
          </table:table-cell>
          <table:table-cell table:style-name="ce61" table:formula="of:=ABS([.A377]-[.B377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8:.A377])" office:value-type="float" office:value="720.6">
            <text:p>720.6</text:p>
          </table:table-cell>
          <table:table-cell table:style-name="ce61" table:formula="of:=ABS([.A378]-[.B378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69:.A378])" office:value-type="float" office:value="720.6">
            <text:p>720.6</text:p>
          </table:table-cell>
          <table:table-cell table:style-name="ce61" table:formula="of:=ABS([.A379]-[.B379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70:.A379])" office:value-type="float" office:value="720.6">
            <text:p>720.6</text:p>
          </table:table-cell>
          <table:table-cell table:style-name="ce61" table:formula="of:=ABS([.A380]-[.B380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1:.A380])" office:value-type="float" office:value="720.6">
            <text:p>720.6</text:p>
          </table:table-cell>
          <table:table-cell table:style-name="ce61" table:formula="of:=ABS([.A381]-[.B381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72:.A381])" office:value-type="float" office:value="720.6">
            <text:p>720.6</text:p>
          </table:table-cell>
          <table:table-cell table:style-name="ce61" table:formula="of:=ABS([.A382]-[.B382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3:.A382])" office:value-type="float" office:value="720.6">
            <text:p>720.6</text:p>
          </table:table-cell>
          <table:table-cell table:style-name="ce61" table:formula="of:=ABS([.A383]-[.B38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4:.A383])" office:value-type="float" office:value="720.6">
            <text:p>720.6</text:p>
          </table:table-cell>
          <table:table-cell table:style-name="ce61" table:formula="of:=ABS([.A384]-[.B384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5:.A384])" office:value-type="float" office:value="720.7">
            <text:p>720.7</text:p>
          </table:table-cell>
          <table:table-cell table:style-name="ce61" table:formula="of:=ABS([.A385]-[.B385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76:.A385])" office:value-type="float" office:value="720.8">
            <text:p>720.8</text:p>
          </table:table-cell>
          <table:table-cell table:style-name="ce61" table:formula="of:=ABS([.A386]-[.B386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7:.A386])" office:value-type="float" office:value="720.7">
            <text:p>720.7</text:p>
          </table:table-cell>
          <table:table-cell table:style-name="ce61" table:formula="of:=ABS([.A387]-[.B387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78:.A387])" office:value-type="float" office:value="720.7">
            <text:p>720.7</text:p>
          </table:table-cell>
          <table:table-cell table:style-name="ce61" table:formula="of:=ABS([.A388]-[.B388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79:.A388])" office:value-type="float" office:value="720.9">
            <text:p>720.9</text:p>
          </table:table-cell>
          <table:table-cell table:style-name="ce61" table:formula="of:=ABS([.A389]-[.B38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0:.A389])" office:value-type="float" office:value="720.9">
            <text:p>720.9</text:p>
          </table:table-cell>
          <table:table-cell table:style-name="ce61" table:formula="of:=ABS([.A390]-[.B39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81:.A390])" office:value-type="float" office:value="721">
            <text:p>721</text:p>
          </table:table-cell>
          <table:table-cell table:style-name="ce61" table:formula="of:=ABS([.A391]-[.B391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2:.A391])" office:value-type="float" office:value="721.1">
            <text:p>721.1</text:p>
          </table:table-cell>
          <table:table-cell table:style-name="ce61" table:formula="of:=ABS([.A392]-[.B392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383:.A392])" office:value-type="float" office:value="721.2">
            <text:p>721.2</text:p>
          </table:table-cell>
          <table:table-cell table:style-name="ce61" table:formula="of:=ABS([.A393]-[.B393])" office:value-type="float" office:value="1.79999999999995">
            <text:p>1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4:.A393])" office:value-type="float" office:value="721.4">
            <text:p>721.4</text:p>
          </table:table-cell>
          <table:table-cell table:style-name="ce61" table:formula="of:=ABS([.A394]-[.B394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5:.A394])" office:value-type="float" office:value="721.4">
            <text:p>721.4</text:p>
          </table:table-cell>
          <table:table-cell table:style-name="ce61" table:formula="of:=ABS([.A395]-[.B395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86:.A395])" office:value-type="float" office:value="721.4">
            <text:p>721.4</text:p>
          </table:table-cell>
          <table:table-cell table:style-name="ce61" table:formula="of:=ABS([.A396]-[.B396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387:.A396])" office:value-type="float" office:value="721.6">
            <text:p>721.6</text:p>
          </table:table-cell>
          <table:table-cell table:style-name="ce61" table:formula="of:=ABS([.A397]-[.B397])" office:value-type="float" office:value="2.60000000000002">
            <text:p>2.6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8:.A397])" office:value-type="float" office:value="721.4">
            <text:p>721.4</text:p>
          </table:table-cell>
          <table:table-cell table:style-name="ce61" table:formula="of:=ABS([.A398]-[.B398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89:.A398])" office:value-type="float" office:value="721.2">
            <text:p>721.2</text:p>
          </table:table-cell>
          <table:table-cell table:style-name="ce61" table:formula="of:=ABS([.A399]-[.B39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90:.A399])" office:value-type="float" office:value="721.2">
            <text:p>721.2</text:p>
          </table:table-cell>
          <table:table-cell table:style-name="ce61" table:formula="of:=ABS([.A400]-[.B400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91:.A400])" office:value-type="float" office:value="721.2">
            <text:p>721.2</text:p>
          </table:table-cell>
          <table:table-cell table:style-name="ce61" table:formula="of:=ABS([.A401]-[.B401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92:.A401])" office:value-type="float" office:value="721.2">
            <text:p>721.2</text:p>
          </table:table-cell>
          <table:table-cell table:style-name="ce61" table:formula="of:=ABS([.A402]-[.B402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93:.A402])" office:value-type="float" office:value="721.2">
            <text:p>721.2</text:p>
          </table:table-cell>
          <table:table-cell table:style-name="ce61" table:formula="of:=ABS([.A403]-[.B403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94:.A403])" office:value-type="float" office:value="721">
            <text:p>721</text:p>
          </table:table-cell>
          <table:table-cell table:style-name="ce61" table:formula="of:=ABS([.A404]-[.B40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95:.A404])" office:value-type="float" office:value="721">
            <text:p>721</text:p>
          </table:table-cell>
          <table:table-cell table:style-name="ce61" table:formula="of:=ABS([.A405]-[.B405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396:.A405])" office:value-type="float" office:value="720.9">
            <text:p>720.9</text:p>
          </table:table-cell>
          <table:table-cell table:style-name="ce61" table:formula="of:=ABS([.A406]-[.B406])" office:value-type="float" office:value="3.10000000000002">
            <text:p>3.1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397:.A406])" office:value-type="float" office:value="721.1">
            <text:p>721.1</text:p>
          </table:table-cell>
          <table:table-cell table:style-name="ce61" table:formula="of:=ABS([.A407]-[.B407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398:.A407])" office:value-type="float" office:value="721.2">
            <text:p>721.2</text:p>
          </table:table-cell>
          <table:table-cell table:style-name="ce61" table:formula="of:=ABS([.A408]-[.B408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399:.A408])" office:value-type="float" office:value="721.2">
            <text:p>721.2</text:p>
          </table:table-cell>
          <table:table-cell table:style-name="ce61" table:formula="of:=ABS([.A409]-[.B409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00:.A409])" office:value-type="float" office:value="721.3">
            <text:p>721.3</text:p>
          </table:table-cell>
          <table:table-cell table:style-name="ce61" table:formula="of:=ABS([.A410]-[.B41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01:.A410])" office:value-type="float" office:value="721.3">
            <text:p>721.3</text:p>
          </table:table-cell>
          <table:table-cell table:style-name="ce61" table:formula="of:=ABS([.A411]-[.B411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02:.A411])" office:value-type="float" office:value="721.1">
            <text:p>721.1</text:p>
          </table:table-cell>
          <table:table-cell table:style-name="ce61" table:formula="of:=ABS([.A412]-[.B412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03:.A412])" office:value-type="float" office:value="721.1">
            <text:p>721.1</text:p>
          </table:table-cell>
          <table:table-cell table:style-name="ce61" table:formula="of:=ABS([.A413]-[.B413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04:.A413])" office:value-type="float" office:value="720.9">
            <text:p>720.9</text:p>
          </table:table-cell>
          <table:table-cell table:style-name="ce61" table:formula="of:=ABS([.A414]-[.B414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05:.A414])" office:value-type="float" office:value="720.7">
            <text:p>720.7</text:p>
          </table:table-cell>
          <table:table-cell table:style-name="ce61" table:formula="of:=ABS([.A415]-[.B415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06:.A415])" office:value-type="float" office:value="720.8">
            <text:p>720.8</text:p>
          </table:table-cell>
          <table:table-cell table:style-name="ce61" table:formula="of:=ABS([.A416]-[.B416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07:.A416])" office:value-type="float" office:value="720.4">
            <text:p>720.4</text:p>
          </table:table-cell>
          <table:table-cell table:style-name="ce61" table:formula="of:=ABS([.A417]-[.B417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08:.A417])" office:value-type="float" office:value="720.4">
            <text:p>720.4</text:p>
          </table:table-cell>
          <table:table-cell table:style-name="ce61" table:formula="of:=ABS([.A418]-[.B418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09:.A418])" office:value-type="float" office:value="720.3">
            <text:p>720.3</text:p>
          </table:table-cell>
          <table:table-cell table:style-name="ce61" table:formula="of:=ABS([.A419]-[.B41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10:.A419])" office:value-type="float" office:value="720.1">
            <text:p>720.1</text:p>
          </table:table-cell>
          <table:table-cell table:style-name="ce61" table:formula="of:=ABS([.A420]-[.B420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11:.A420])" office:value-type="float" office:value="719.9">
            <text:p>719.9</text:p>
          </table:table-cell>
          <table:table-cell table:style-name="ce61" table:formula="of:=ABS([.A421]-[.B421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12:.A421])" office:value-type="float" office:value="720">
            <text:p>720</text:p>
          </table:table-cell>
          <table:table-cell table:style-name="ce61" table:formula="of:=ABS([.A422]-[.B422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413:.A422])" office:value-type="float" office:value="719.8">
            <text:p>719.8</text:p>
          </table:table-cell>
          <table:table-cell table:style-name="ce61" table:formula="of:=ABS([.A423]-[.B423])" office:value-type="float" office:value="2.20000000000005">
            <text:p>2.2</text:p>
          </table:table-cell>
          <table:table-cell table:number-columns-repeated="1021"/>
        </table:table-row>
        <table:table-row table:style-name="ro6">
          <table:table-cell table:style-name="ce61" office:value-type="float" office:value="724">
            <text:p>724</text:p>
          </table:table-cell>
          <table:table-cell table:style-name="ce61" table:formula="of:=AVERAGE([.A414:.A423])" office:value-type="float" office:value="720.1">
            <text:p>720.1</text:p>
          </table:table-cell>
          <table:table-cell table:style-name="ce61" table:formula="of:=ABS([.A424]-[.B424])" office:value-type="float" office:value="3.89999999999998">
            <text:p>3.9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15:.A424])" office:value-type="float" office:value="720.6">
            <text:p>720.6</text:p>
          </table:table-cell>
          <table:table-cell table:style-name="ce61" table:formula="of:=ABS([.A425]-[.B425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23">
            <text:p>723</text:p>
          </table:table-cell>
          <table:table-cell table:style-name="ce61" table:formula="of:=AVERAGE([.A416:.A425])" office:value-type="float" office:value="720.5">
            <text:p>720.5</text:p>
          </table:table-cell>
          <table:table-cell table:style-name="ce61" table:formula="of:=ABS([.A426]-[.B426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17:.A426])" office:value-type="float" office:value="720.8">
            <text:p>720.8</text:p>
          </table:table-cell>
          <table:table-cell table:style-name="ce61" table:formula="of:=ABS([.A427]-[.B427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18:.A427])" office:value-type="float" office:value="720.9">
            <text:p>720.9</text:p>
          </table:table-cell>
          <table:table-cell table:style-name="ce61" table:formula="of:=ABS([.A428]-[.B428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19:.A428])" office:value-type="float" office:value="720.9">
            <text:p>720.9</text:p>
          </table:table-cell>
          <table:table-cell table:style-name="ce61" table:formula="of:=ABS([.A429]-[.B42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20:.A429])" office:value-type="float" office:value="721">
            <text:p>721</text:p>
          </table:table-cell>
          <table:table-cell table:style-name="ce61" table:formula="of:=ABS([.A430]-[.B430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21:.A430])" office:value-type="float" office:value="721.1">
            <text:p>721.1</text:p>
          </table:table-cell>
          <table:table-cell table:style-name="ce61" table:formula="of:=ABS([.A431]-[.B431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22:.A431])" office:value-type="float" office:value="720.9">
            <text:p>720.9</text:p>
          </table:table-cell>
          <table:table-cell table:style-name="ce61" table:formula="of:=ABS([.A432]-[.B432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23:.A432])" office:value-type="float" office:value="720.9">
            <text:p>720.9</text:p>
          </table:table-cell>
          <table:table-cell table:style-name="ce61" table:formula="of:=ABS([.A433]-[.B433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24:.A433])" office:value-type="float" office:value="720.6">
            <text:p>720.6</text:p>
          </table:table-cell>
          <table:table-cell table:style-name="ce61" table:formula="of:=ABS([.A434]-[.B434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25:.A434])" office:value-type="float" office:value="720.1">
            <text:p>720.1</text:p>
          </table:table-cell>
          <table:table-cell table:style-name="ce61" table:formula="of:=ABS([.A435]-[.B435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26:.A435])" office:value-type="float" office:value="720.1">
            <text:p>720.1</text:p>
          </table:table-cell>
          <table:table-cell table:style-name="ce61" table:formula="of:=ABS([.A436]-[.B436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27:.A436])" office:value-type="float" office:value="719.9">
            <text:p>719.9</text:p>
          </table:table-cell>
          <table:table-cell table:style-name="ce61" table:formula="of:=ABS([.A437]-[.B437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1">
            <text:p>721</text:p>
          </table:table-cell>
          <table:table-cell table:style-name="ce61" table:formula="of:=AVERAGE([.A428:.A437])" office:value-type="float" office:value="719.8">
            <text:p>719.8</text:p>
          </table:table-cell>
          <table:table-cell table:style-name="ce61" table:formula="of:=ABS([.A438]-[.B438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29:.A438])" office:value-type="float" office:value="719.9">
            <text:p>719.9</text:p>
          </table:table-cell>
          <table:table-cell table:style-name="ce61" table:formula="of:=ABS([.A439]-[.B43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22">
            <text:p>722</text:p>
          </table:table-cell>
          <table:table-cell table:style-name="ce61" table:formula="of:=AVERAGE([.A430:.A439])" office:value-type="float" office:value="719.8">
            <text:p>719.8</text:p>
          </table:table-cell>
          <table:table-cell table:style-name="ce61" table:formula="of:=ABS([.A440]-[.B440])" office:value-type="float" office:value="2.20000000000005">
            <text:p>2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31:.A440])" office:value-type="float" office:value="720">
            <text:p>720</text:p>
          </table:table-cell>
          <table:table-cell table:style-name="ce61" table:formula="of:=ABS([.A441]-[.B441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32:.A441])" office:value-type="float" office:value="720.1">
            <text:p>720.1</text:p>
          </table:table-cell>
          <table:table-cell table:style-name="ce61" table:formula="of:=ABS([.A442]-[.B442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33:.A442])" office:value-type="float" office:value="720.2">
            <text:p>720.2</text:p>
          </table:table-cell>
          <table:table-cell table:style-name="ce61" table:formula="of:=ABS([.A443]-[.B443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34:.A443])" office:value-type="float" office:value="720.2">
            <text:p>720.2</text:p>
          </table:table-cell>
          <table:table-cell table:style-name="ce61" table:formula="of:=ABS([.A444]-[.B444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35:.A444])" office:value-type="float" office:value="720.2">
            <text:p>720.2</text:p>
          </table:table-cell>
          <table:table-cell table:style-name="ce61" table:formula="of:=ABS([.A445]-[.B445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36:.A445])" office:value-type="float" office:value="720.1">
            <text:p>720.1</text:p>
          </table:table-cell>
          <table:table-cell table:style-name="ce61" table:formula="of:=ABS([.A446]-[.B446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37:.A446])" office:value-type="float" office:value="719.8">
            <text:p>719.8</text:p>
          </table:table-cell>
          <table:table-cell table:style-name="ce61" table:formula="of:=ABS([.A447]-[.B447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38:.A447])" office:value-type="float" office:value="719.7">
            <text:p>719.7</text:p>
          </table:table-cell>
          <table:table-cell table:style-name="ce61" table:formula="of:=ABS([.A448]-[.B448])" office:value-type="float" office:value="2.70000000000005">
            <text:p>2.7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39:.A448])" office:value-type="float" office:value="719.3">
            <text:p>719.3</text:p>
          </table:table-cell>
          <table:table-cell table:style-name="ce61" table:formula="of:=ABS([.A449]-[.B44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40:.A449])" office:value-type="float" office:value="719.2">
            <text:p>719.2</text:p>
          </table:table-cell>
          <table:table-cell table:style-name="ce61" table:formula="of:=ABS([.A450]-[.B450])" office:value-type="float" office:value="2.20000000000005">
            <text:p>2.2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41:.A450])" office:value-type="float" office:value="718.7">
            <text:p>718.7</text:p>
          </table:table-cell>
          <table:table-cell table:style-name="ce61" table:formula="of:=ABS([.A451]-[.B45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42:.A451])" office:value-type="float" office:value="718.6">
            <text:p>718.6</text:p>
          </table:table-cell>
          <table:table-cell table:style-name="ce61" table:formula="of:=ABS([.A452]-[.B452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43:.A452])" office:value-type="float" office:value="718.3">
            <text:p>718.3</text:p>
          </table:table-cell>
          <table:table-cell table:style-name="ce61" table:formula="of:=ABS([.A453]-[.B453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44:.A453])" office:value-type="float" office:value="718.1">
            <text:p>718.1</text:p>
          </table:table-cell>
          <table:table-cell table:style-name="ce61" table:formula="of:=ABS([.A454]-[.B454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45:.A454])" office:value-type="float" office:value="717.9">
            <text:p>717.9</text:p>
          </table:table-cell>
          <table:table-cell table:style-name="ce61" table:formula="of:=ABS([.A455]-[.B455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46:.A455])" office:value-type="float" office:value="717.6">
            <text:p>717.6</text:p>
          </table:table-cell>
          <table:table-cell table:style-name="ce61" table:formula="of:=ABS([.A456]-[.B456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47:.A456])" office:value-type="float" office:value="717.5">
            <text:p>717.5</text:p>
          </table:table-cell>
          <table:table-cell table:style-name="ce61" table:formula="of:=ABS([.A457]-[.B457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48:.A457])" office:value-type="float" office:value="717.5">
            <text:p>717.5</text:p>
          </table:table-cell>
          <table:table-cell table:style-name="ce61" table:formula="of:=ABS([.A458]-[.B458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49:.A458])" office:value-type="float" office:value="717.4">
            <text:p>717.4</text:p>
          </table:table-cell>
          <table:table-cell table:style-name="ce61" table:formula="of:=ABS([.A459]-[.B459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50:.A459])" office:value-type="float" office:value="717.1">
            <text:p>717.1</text:p>
          </table:table-cell>
          <table:table-cell table:style-name="ce61" table:formula="of:=ABS([.A460]-[.B460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51:.A460])" office:value-type="float" office:value="717.1">
            <text:p>717.1</text:p>
          </table:table-cell>
          <table:table-cell table:style-name="ce61" table:formula="of:=ABS([.A461]-[.B461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52:.A461])" office:value-type="float" office:value="716.8">
            <text:p>716.8</text:p>
          </table:table-cell>
          <table:table-cell table:style-name="ce61" table:formula="of:=ABS([.A462]-[.B462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53:.A462])" office:value-type="float" office:value="716.8">
            <text:p>716.8</text:p>
          </table:table-cell>
          <table:table-cell table:style-name="ce61" table:formula="of:=ABS([.A463]-[.B46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54:.A463])" office:value-type="float" office:value="716.7">
            <text:p>716.7</text:p>
          </table:table-cell>
          <table:table-cell table:style-name="ce61" table:formula="of:=ABS([.A464]-[.B464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55:.A464])" office:value-type="float" office:value="716.6">
            <text:p>716.6</text:p>
          </table:table-cell>
          <table:table-cell table:style-name="ce61" table:formula="of:=ABS([.A465]-[.B465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56:.A465])" office:value-type="float" office:value="716.7">
            <text:p>716.7</text:p>
          </table:table-cell>
          <table:table-cell table:style-name="ce61" table:formula="of:=ABS([.A466]-[.B466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457:.A466])" office:value-type="float" office:value="716.7">
            <text:p>716.7</text:p>
          </table:table-cell>
          <table:table-cell table:style-name="ce61" table:formula="of:=ABS([.A467]-[.B467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58:.A467])" office:value-type="float" office:value="716.3">
            <text:p>716.3</text:p>
          </table:table-cell>
          <table:table-cell table:style-name="ce61" table:formula="of:=ABS([.A468]-[.B46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59:.A468])" office:value-type="float" office:value="716.3">
            <text:p>716.3</text:p>
          </table:table-cell>
          <table:table-cell table:style-name="ce61" table:formula="of:=ABS([.A469]-[.B469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60:.A469])" office:value-type="float" office:value="716.4">
            <text:p>716.4</text:p>
          </table:table-cell>
          <table:table-cell table:style-name="ce61" table:formula="of:=ABS([.A470]-[.B470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61:.A470])" office:value-type="float" office:value="716.4">
            <text:p>716.4</text:p>
          </table:table-cell>
          <table:table-cell table:style-name="ce61" table:formula="of:=ABS([.A471]-[.B471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62:.A471])" office:value-type="float" office:value="716.5">
            <text:p>716.5</text:p>
          </table:table-cell>
          <table:table-cell table:style-name="ce61" table:formula="of:=ABS([.A472]-[.B472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63:.A472])" office:value-type="float" office:value="716.4">
            <text:p>716.4</text:p>
          </table:table-cell>
          <table:table-cell table:style-name="ce61" table:formula="of:=ABS([.A473]-[.B473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64:.A473])" office:value-type="float" office:value="716.5">
            <text:p>716.5</text:p>
          </table:table-cell>
          <table:table-cell table:style-name="ce61" table:formula="of:=ABS([.A474]-[.B474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65:.A474])" office:value-type="float" office:value="716.5">
            <text:p>716.5</text:p>
          </table:table-cell>
          <table:table-cell table:style-name="ce61" table:formula="of:=ABS([.A475]-[.B475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66:.A475])" office:value-type="float" office:value="716.4">
            <text:p>716.4</text:p>
          </table:table-cell>
          <table:table-cell table:style-name="ce61" table:formula="of:=ABS([.A476]-[.B476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67:.A476])" office:value-type="float" office:value="716.3">
            <text:p>716.3</text:p>
          </table:table-cell>
          <table:table-cell table:style-name="ce61" table:formula="of:=ABS([.A477]-[.B477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68:.A477])" office:value-type="float" office:value="716.5">
            <text:p>716.5</text:p>
          </table:table-cell>
          <table:table-cell table:style-name="ce61" table:formula="of:=ABS([.A478]-[.B478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69:.A478])" office:value-type="float" office:value="716.7">
            <text:p>716.7</text:p>
          </table:table-cell>
          <table:table-cell table:style-name="ce61" table:formula="of:=ABS([.A479]-[.B479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70:.A479])" office:value-type="float" office:value="716.8">
            <text:p>716.8</text:p>
          </table:table-cell>
          <table:table-cell table:style-name="ce61" table:formula="of:=ABS([.A480]-[.B480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71:.A480])" office:value-type="float" office:value="716.8">
            <text:p>716.8</text:p>
          </table:table-cell>
          <table:table-cell table:style-name="ce61" table:formula="of:=ABS([.A481]-[.B481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72:.A481])" office:value-type="float" office:value="716.7">
            <text:p>716.7</text:p>
          </table:table-cell>
          <table:table-cell table:style-name="ce61" table:formula="of:=ABS([.A482]-[.B48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73:.A482])" office:value-type="float" office:value="716.8">
            <text:p>716.8</text:p>
          </table:table-cell>
          <table:table-cell table:style-name="ce61" table:formula="of:=ABS([.A483]-[.B483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74:.A483])" office:value-type="float" office:value="716.8">
            <text:p>716.8</text:p>
          </table:table-cell>
          <table:table-cell table:style-name="ce61" table:formula="of:=ABS([.A484]-[.B484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75:.A484])" office:value-type="float" office:value="716.9">
            <text:p>716.9</text:p>
          </table:table-cell>
          <table:table-cell table:style-name="ce61" table:formula="of:=ABS([.A485]-[.B485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76:.A485])" office:value-type="float" office:value="717.2">
            <text:p>717.2</text:p>
          </table:table-cell>
          <table:table-cell table:style-name="ce61" table:formula="of:=ABS([.A486]-[.B486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77:.A486])" office:value-type="float" office:value="717.2">
            <text:p>717.2</text:p>
          </table:table-cell>
          <table:table-cell table:style-name="ce61" table:formula="of:=ABS([.A487]-[.B487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78:.A487])" office:value-type="float" office:value="717.3">
            <text:p>717.3</text:p>
          </table:table-cell>
          <table:table-cell table:style-name="ce61" table:formula="of:=ABS([.A488]-[.B488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79:.A488])" office:value-type="float" office:value="717.1">
            <text:p>717.1</text:p>
          </table:table-cell>
          <table:table-cell table:style-name="ce61" table:formula="of:=ABS([.A489]-[.B489])" office:value-type="float" office:value="2.89999999999998">
            <text:p>2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80:.A489])" office:value-type="float" office:value="717.3">
            <text:p>717.3</text:p>
          </table:table-cell>
          <table:table-cell table:style-name="ce61" table:formula="of:=ABS([.A490]-[.B49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81:.A490])" office:value-type="float" office:value="717.3">
            <text:p>717.3</text:p>
          </table:table-cell>
          <table:table-cell table:style-name="ce61" table:formula="of:=ABS([.A491]-[.B491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82:.A491])" office:value-type="float" office:value="717.5">
            <text:p>717.5</text:p>
          </table:table-cell>
          <table:table-cell table:style-name="ce61" table:formula="of:=ABS([.A492]-[.B492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83:.A492])" office:value-type="float" office:value="717.7">
            <text:p>717.7</text:p>
          </table:table-cell>
          <table:table-cell table:style-name="ce61" table:formula="of:=ABS([.A493]-[.B493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84:.A493])" office:value-type="float" office:value="717.7">
            <text:p>717.7</text:p>
          </table:table-cell>
          <table:table-cell table:style-name="ce61" table:formula="of:=ABS([.A494]-[.B494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485:.A494])" office:value-type="float" office:value="717.8">
            <text:p>717.8</text:p>
          </table:table-cell>
          <table:table-cell table:style-name="ce61" table:formula="of:=ABS([.A495]-[.B495])" office:value-type="float" office:value="2.20000000000005">
            <text:p>2.2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86:.A495])" office:value-type="float" office:value="717.9">
            <text:p>717.9</text:p>
          </table:table-cell>
          <table:table-cell table:style-name="ce61" table:formula="of:=ABS([.A496]-[.B496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87:.A496])" office:value-type="float" office:value="718">
            <text:p>718</text:p>
          </table:table-cell>
          <table:table-cell table:style-name="ce61" table:formula="of:=ABS([.A497]-[.B497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488:.A497])" office:value-type="float" office:value="717.9">
            <text:p>717.9</text:p>
          </table:table-cell>
          <table:table-cell table:style-name="ce61" table:formula="of:=ABS([.A498]-[.B498])" office:value-type="float" office:value="2.89999999999998">
            <text:p>2.9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89:.A498])" office:value-type="float" office:value="717.8">
            <text:p>717.8</text:p>
          </table:table-cell>
          <table:table-cell table:style-name="ce61" table:formula="of:=ABS([.A499]-[.B49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490:.A499])" office:value-type="float" office:value="717.6">
            <text:p>717.6</text:p>
          </table:table-cell>
          <table:table-cell table:style-name="ce61" table:formula="of:=ABS([.A500]-[.B500])" office:value-type="float" office:value="2.60000000000002">
            <text:p>2.6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91:.A500])" office:value-type="float" office:value="717.4">
            <text:p>717.4</text:p>
          </table:table-cell>
          <table:table-cell table:style-name="ce61" table:formula="of:=ABS([.A501]-[.B501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492:.A501])" office:value-type="float" office:value="717.5">
            <text:p>717.5</text:p>
          </table:table-cell>
          <table:table-cell table:style-name="ce61" table:formula="of:=ABS([.A502]-[.B502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93:.A502])" office:value-type="float" office:value="717.1">
            <text:p>717.1</text:p>
          </table:table-cell>
          <table:table-cell table:style-name="ce61" table:formula="of:=ABS([.A503]-[.B503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494:.A503])" office:value-type="float" office:value="717.2">
            <text:p>717.2</text:p>
          </table:table-cell>
          <table:table-cell table:style-name="ce61" table:formula="of:=ABS([.A504]-[.B504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95:.A504])" office:value-type="float" office:value="717.1">
            <text:p>717.1</text:p>
          </table:table-cell>
          <table:table-cell table:style-name="ce61" table:formula="of:=ABS([.A505]-[.B505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496:.A505])" office:value-type="float" office:value="716.7">
            <text:p>716.7</text:p>
          </table:table-cell>
          <table:table-cell table:style-name="ce61" table:formula="of:=ABS([.A506]-[.B506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97:.A506])" office:value-type="float" office:value="716.6">
            <text:p>716.6</text:p>
          </table:table-cell>
          <table:table-cell table:style-name="ce61" table:formula="of:=ABS([.A507]-[.B507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498:.A507])" office:value-type="float" office:value="716.7">
            <text:p>716.7</text:p>
          </table:table-cell>
          <table:table-cell table:style-name="ce61" table:formula="of:=ABS([.A508]-[.B508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499:.A508])" office:value-type="float" office:value="717.1">
            <text:p>717.1</text:p>
          </table:table-cell>
          <table:table-cell table:style-name="ce61" table:formula="of:=ABS([.A509]-[.B509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00:.A509])" office:value-type="float" office:value="717.1">
            <text:p>717.1</text:p>
          </table:table-cell>
          <table:table-cell table:style-name="ce61" table:formula="of:=ABS([.A510]-[.B510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01:.A510])" office:value-type="float" office:value="717.5">
            <text:p>717.5</text:p>
          </table:table-cell>
          <table:table-cell table:style-name="ce61" table:formula="of:=ABS([.A511]-[.B511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02:.A511])" office:value-type="float" office:value="717.4">
            <text:p>717.4</text:p>
          </table:table-cell>
          <table:table-cell table:style-name="ce61" table:formula="of:=ABS([.A512]-[.B512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03:.A512])" office:value-type="float" office:value="717.6">
            <text:p>717.6</text:p>
          </table:table-cell>
          <table:table-cell table:style-name="ce61" table:formula="of:=ABS([.A513]-[.B51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04:.A513])" office:value-type="float" office:value="717.6">
            <text:p>717.6</text:p>
          </table:table-cell>
          <table:table-cell table:style-name="ce61" table:formula="of:=ABS([.A514]-[.B514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05:.A514])" office:value-type="float" office:value="717.8">
            <text:p>717.8</text:p>
          </table:table-cell>
          <table:table-cell table:style-name="ce61" table:formula="of:=ABS([.A515]-[.B515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20">
            <text:p>720</text:p>
          </table:table-cell>
          <table:table-cell table:style-name="ce61" table:formula="of:=AVERAGE([.A506:.A515])" office:value-type="float" office:value="718">
            <text:p>718</text:p>
          </table:table-cell>
          <table:table-cell table:style-name="ce61" table:formula="of:=ABS([.A516]-[.B516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07:.A516])" office:value-type="float" office:value="718.4">
            <text:p>718.4</text:p>
          </table:table-cell>
          <table:table-cell table:style-name="ce61" table:formula="of:=ABS([.A517]-[.B517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08:.A517])" office:value-type="float" office:value="718.3">
            <text:p>718.3</text:p>
          </table:table-cell>
          <table:table-cell table:style-name="ce61" table:formula="of:=ABS([.A518]-[.B518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09:.A518])" office:value-type="float" office:value="718.2">
            <text:p>718.2</text:p>
          </table:table-cell>
          <table:table-cell table:style-name="ce61" table:formula="of:=ABS([.A519]-[.B519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10:.A519])" office:value-type="float" office:value="718.3">
            <text:p>718.3</text:p>
          </table:table-cell>
          <table:table-cell table:style-name="ce61" table:formula="of:=ABS([.A520]-[.B520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11:.A520])" office:value-type="float" office:value="718.3">
            <text:p>718.3</text:p>
          </table:table-cell>
          <table:table-cell table:style-name="ce61" table:formula="of:=ABS([.A521]-[.B52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12:.A521])" office:value-type="float" office:value="718.3">
            <text:p>718.3</text:p>
          </table:table-cell>
          <table:table-cell table:style-name="ce61" table:formula="of:=ABS([.A522]-[.B522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13:.A522])" office:value-type="float" office:value="718.4">
            <text:p>718.4</text:p>
          </table:table-cell>
          <table:table-cell table:style-name="ce61" table:formula="of:=ABS([.A523]-[.B523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14:.A523])" office:value-type="float" office:value="718.5">
            <text:p>718.5</text:p>
          </table:table-cell>
          <table:table-cell table:style-name="ce61" table:formula="of:=ABS([.A524]-[.B524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15:.A524])" office:value-type="float" office:value="718.2">
            <text:p>718.2</text:p>
          </table:table-cell>
          <table:table-cell table:style-name="ce61" table:formula="of:=ABS([.A525]-[.B525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16:.A525])" office:value-type="float" office:value="718.3">
            <text:p>718.3</text:p>
          </table:table-cell>
          <table:table-cell table:style-name="ce61" table:formula="of:=ABS([.A526]-[.B526])" office:value-type="float" office:value="2.29999999999995">
            <text:p>2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17:.A526])" office:value-type="float" office:value="717.9">
            <text:p>717.9</text:p>
          </table:table-cell>
          <table:table-cell table:style-name="ce61" table:formula="of:=ABS([.A527]-[.B527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18:.A527])" office:value-type="float" office:value="717.9">
            <text:p>717.9</text:p>
          </table:table-cell>
          <table:table-cell table:style-name="ce61" table:formula="of:=ABS([.A528]-[.B528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19:.A528])" office:value-type="float" office:value="717.9">
            <text:p>717.9</text:p>
          </table:table-cell>
          <table:table-cell table:style-name="ce61" table:formula="of:=ABS([.A529]-[.B529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20:.A529])" office:value-type="float" office:value="717.6">
            <text:p>717.6</text:p>
          </table:table-cell>
          <table:table-cell table:style-name="ce61" table:formula="of:=ABS([.A530]-[.B530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21:.A530])" office:value-type="float" office:value="717.4">
            <text:p>717.4</text:p>
          </table:table-cell>
          <table:table-cell table:style-name="ce61" table:formula="of:=ABS([.A531]-[.B531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22:.A531])" office:value-type="float" office:value="717.4">
            <text:p>717.4</text:p>
          </table:table-cell>
          <table:table-cell table:style-name="ce61" table:formula="of:=ABS([.A532]-[.B532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23:.A532])" office:value-type="float" office:value="717.3">
            <text:p>717.3</text:p>
          </table:table-cell>
          <table:table-cell table:style-name="ce61" table:formula="of:=ABS([.A533]-[.B533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24:.A533])" office:value-type="float" office:value="717">
            <text:p>717</text:p>
          </table:table-cell>
          <table:table-cell table:style-name="ce61" table:formula="of:=ABS([.A534]-[.B53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25:.A534])" office:value-type="float" office:value="717.1">
            <text:p>717.1</text:p>
          </table:table-cell>
          <table:table-cell table:style-name="ce61" table:formula="of:=ABS([.A535]-[.B535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26:.A535])" office:value-type="float" office:value="716.9">
            <text:p>716.9</text:p>
          </table:table-cell>
          <table:table-cell table:style-name="ce61" table:formula="of:=ABS([.A536]-[.B536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27:.A536])" office:value-type="float" office:value="717">
            <text:p>717</text:p>
          </table:table-cell>
          <table:table-cell table:style-name="ce61" table:formula="of:=ABS([.A537]-[.B537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28:.A537])" office:value-type="float" office:value="717.1">
            <text:p>717.1</text:p>
          </table:table-cell>
          <table:table-cell table:style-name="ce61" table:formula="of:=ABS([.A538]-[.B538])" office:value-type="float" office:value="1.10000000000002">
            <text:p>1.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29:.A538])" office:value-type="float" office:value="716.9">
            <text:p>716.9</text:p>
          </table:table-cell>
          <table:table-cell table:style-name="ce61" table:formula="of:=ABS([.A539]-[.B539])" office:value-type="float" office:value="1.89999999999998">
            <text:p>1.9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30:.A539])" office:value-type="float" office:value="716.8">
            <text:p>716.8</text:p>
          </table:table-cell>
          <table:table-cell table:style-name="ce61" table:formula="of:=ABS([.A540]-[.B54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31:.A540])" office:value-type="float" office:value="716.7">
            <text:p>716.7</text:p>
          </table:table-cell>
          <table:table-cell table:style-name="ce61" table:formula="of:=ABS([.A541]-[.B541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32:.A541])" office:value-type="float" office:value="716.7">
            <text:p>716.7</text:p>
          </table:table-cell>
          <table:table-cell table:style-name="ce61" table:formula="of:=ABS([.A542]-[.B542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33:.A542])" office:value-type="float" office:value="716.6">
            <text:p>716.6</text:p>
          </table:table-cell>
          <table:table-cell table:style-name="ce61" table:formula="of:=ABS([.A543]-[.B543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34:.A543])" office:value-type="float" office:value="716.5">
            <text:p>716.5</text:p>
          </table:table-cell>
          <table:table-cell table:style-name="ce61" table:formula="of:=ABS([.A544]-[.B544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35:.A544])" office:value-type="float" office:value="716.4">
            <text:p>716.4</text:p>
          </table:table-cell>
          <table:table-cell table:style-name="ce61" table:formula="of:=ABS([.A545]-[.B545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36:.A545])" office:value-type="float" office:value="716.2">
            <text:p>716.2</text:p>
          </table:table-cell>
          <table:table-cell table:style-name="ce61" table:formula="of:=ABS([.A546]-[.B546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4">
            <text:p>714</text:p>
          </table:table-cell>
          <table:table-cell table:style-name="ce61" table:formula="of:=AVERAGE([.A537:.A546])" office:value-type="float" office:value="716.1">
            <text:p>716.1</text:p>
          </table:table-cell>
          <table:table-cell table:style-name="ce61" table:formula="of:=ABS([.A547]-[.B547])" office:value-type="float" office:value="2.10000000000002">
            <text:p>2.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38:.A547])" office:value-type="float" office:value="715.7">
            <text:p>715.7</text:p>
          </table:table-cell>
          <table:table-cell table:style-name="ce61" table:formula="of:=ABS([.A548]-[.B548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39:.A548])" office:value-type="float" office:value="715.6">
            <text:p>715.6</text:p>
          </table:table-cell>
          <table:table-cell table:style-name="ce61" table:formula="of:=ABS([.A549]-[.B549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40:.A549])" office:value-type="float" office:value="715.7">
            <text:p>715.7</text:p>
          </table:table-cell>
          <table:table-cell table:style-name="ce61" table:formula="of:=ABS([.A550]-[.B550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41:.A550])" office:value-type="float" office:value="715.6">
            <text:p>715.6</text:p>
          </table:table-cell>
          <table:table-cell table:style-name="ce61" table:formula="of:=ABS([.A551]-[.B551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42:.A551])" office:value-type="float" office:value="715.4">
            <text:p>715.4</text:p>
          </table:table-cell>
          <table:table-cell table:style-name="ce61" table:formula="of:=ABS([.A552]-[.B552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43:.A552])" office:value-type="float" office:value="715.4">
            <text:p>715.4</text:p>
          </table:table-cell>
          <table:table-cell table:style-name="ce61" table:formula="of:=ABS([.A553]-[.B553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44:.A553])" office:value-type="float" office:value="715.4">
            <text:p>715.4</text:p>
          </table:table-cell>
          <table:table-cell table:style-name="ce61" table:formula="of:=ABS([.A554]-[.B554])" office:value-type="float" office:value="0.399999999999977">
            <text:p>0.4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45:.A554])" office:value-type="float" office:value="715.3">
            <text:p>715.3</text:p>
          </table:table-cell>
          <table:table-cell table:style-name="ce61" table:formula="of:=ABS([.A555]-[.B555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46:.A555])" office:value-type="float" office:value="715.5">
            <text:p>715.5</text:p>
          </table:table-cell>
          <table:table-cell table:style-name="ce61" table:formula="of:=ABS([.A556]-[.B556])" office:value-type="float" office:value="1.5">
            <text:p>1.5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47:.A556])" office:value-type="float" office:value="715.6">
            <text:p>715.6</text:p>
          </table:table-cell>
          <table:table-cell table:style-name="ce61" table:formula="of:=ABS([.A557]-[.B557])" office:value-type="float" office:value="0.600000000000023">
            <text:p>0.6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48:.A557])" office:value-type="float" office:value="715.7">
            <text:p>715.7</text:p>
          </table:table-cell>
          <table:table-cell table:style-name="ce61" table:formula="of:=ABS([.A558]-[.B558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49:.A558])" office:value-type="float" office:value="715.7">
            <text:p>715.7</text:p>
          </table:table-cell>
          <table:table-cell table:style-name="ce61" table:formula="of:=ABS([.A559]-[.B559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50:.A559])" office:value-type="float" office:value="715.7">
            <text:p>715.7</text:p>
          </table:table-cell>
          <table:table-cell table:style-name="ce61" table:formula="of:=ABS([.A560]-[.B560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51:.A560])" office:value-type="float" office:value="715.9">
            <text:p>715.9</text:p>
          </table:table-cell>
          <table:table-cell table:style-name="ce61" table:formula="of:=ABS([.A561]-[.B561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52:.A561])" office:value-type="float" office:value="715.9">
            <text:p>715.9</text:p>
          </table:table-cell>
          <table:table-cell table:style-name="ce61" table:formula="of:=ABS([.A562]-[.B562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53:.A562])" office:value-type="float" office:value="715.8">
            <text:p>715.8</text:p>
          </table:table-cell>
          <table:table-cell table:style-name="ce61" table:formula="of:=ABS([.A563]-[.B563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54:.A563])" office:value-type="float" office:value="716">
            <text:p>716</text:p>
          </table:table-cell>
          <table:table-cell table:style-name="ce61" table:formula="of:=ABS([.A564]-[.B564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55:.A564])" office:value-type="float" office:value="716">
            <text:p>716</text:p>
          </table:table-cell>
          <table:table-cell table:style-name="ce61" table:formula="of:=ABS([.A565]-[.B565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56:.A565])" office:value-type="float" office:value="716">
            <text:p>716</text:p>
          </table:table-cell>
          <table:table-cell table:style-name="ce61" table:formula="of:=ABS([.A566]-[.B566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57:.A566])" office:value-type="float" office:value="715.8">
            <text:p>715.8</text:p>
          </table:table-cell>
          <table:table-cell table:style-name="ce61" table:formula="of:=ABS([.A567]-[.B567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58:.A567])" office:value-type="float" office:value="715.8">
            <text:p>715.8</text:p>
          </table:table-cell>
          <table:table-cell table:style-name="ce61" table:formula="of:=ABS([.A568]-[.B568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59:.A568])" office:value-type="float" office:value="715.8">
            <text:p>715.8</text:p>
          </table:table-cell>
          <table:table-cell table:style-name="ce61" table:formula="of:=ABS([.A569]-[.B569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60:.A569])" office:value-type="float" office:value="715.8">
            <text:p>715.8</text:p>
          </table:table-cell>
          <table:table-cell table:style-name="ce61" table:formula="of:=ABS([.A570]-[.B570])" office:value-type="float" office:value="0.200000000000045">
            <text:p>0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61:.A570])" office:value-type="float" office:value="715.7">
            <text:p>715.7</text:p>
          </table:table-cell>
          <table:table-cell table:style-name="ce61" table:formula="of:=ABS([.A571]-[.B571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62:.A571])" office:value-type="float" office:value="715.7">
            <text:p>715.7</text:p>
          </table:table-cell>
          <table:table-cell table:style-name="ce61" table:formula="of:=ABS([.A572]-[.B572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63:.A572])" office:value-type="float" office:value="715.9">
            <text:p>715.9</text:p>
          </table:table-cell>
          <table:table-cell table:style-name="ce61" table:formula="of:=ABS([.A573]-[.B573])" office:value-type="float" office:value="0.899999999999977">
            <text:p>0.9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64:.A573])" office:value-type="float" office:value="715.7">
            <text:p>715.7</text:p>
          </table:table-cell>
          <table:table-cell table:style-name="ce61" table:formula="of:=ABS([.A574]-[.B574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65:.A574])" office:value-type="float" office:value="715.9">
            <text:p>715.9</text:p>
          </table:table-cell>
          <table:table-cell table:style-name="ce61" table:formula="of:=ABS([.A575]-[.B575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66:.A575])" office:value-type="float" office:value="715.8">
            <text:p>715.8</text:p>
          </table:table-cell>
          <table:table-cell table:style-name="ce61" table:formula="of:=ABS([.A576]-[.B576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67:.A576])" office:value-type="float" office:value="716">
            <text:p>716</text:p>
          </table:table-cell>
          <table:table-cell table:style-name="ce61" table:formula="of:=ABS([.A577]-[.B577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68:.A577])" office:value-type="float" office:value="716.3">
            <text:p>716.3</text:p>
          </table:table-cell>
          <table:table-cell table:style-name="ce61" table:formula="of:=ABS([.A578]-[.B578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69:.A578])" office:value-type="float" office:value="716.3">
            <text:p>716.3</text:p>
          </table:table-cell>
          <table:table-cell table:style-name="ce61" table:formula="of:=ABS([.A579]-[.B579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70:.A579])" office:value-type="float" office:value="716.4">
            <text:p>716.4</text:p>
          </table:table-cell>
          <table:table-cell table:style-name="ce61" table:formula="of:=ABS([.A580]-[.B580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71:.A580])" office:value-type="float" office:value="716.6">
            <text:p>716.6</text:p>
          </table:table-cell>
          <table:table-cell table:style-name="ce61" table:formula="of:=ABS([.A581]-[.B581])" office:value-type="float" office:value="1.60000000000002">
            <text:p>1.6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72:.A581])" office:value-type="float" office:value="716.5">
            <text:p>716.5</text:p>
          </table:table-cell>
          <table:table-cell table:style-name="ce61" table:formula="of:=ABS([.A582]-[.B582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73:.A582])" office:value-type="float" office:value="716.5">
            <text:p>716.5</text:p>
          </table:table-cell>
          <table:table-cell table:style-name="ce61" table:formula="of:=ABS([.A583]-[.B583])" office:value-type="float" office:value="0.5">
            <text:p>0.5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74:.A583])" office:value-type="float" office:value="716.7">
            <text:p>716.7</text:p>
          </table:table-cell>
          <table:table-cell table:style-name="ce61" table:formula="of:=ABS([.A584]-[.B584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75:.A584])" office:value-type="float" office:value="716.7">
            <text:p>716.7</text:p>
          </table:table-cell>
          <table:table-cell table:style-name="ce61" table:formula="of:=ABS([.A585]-[.B585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76:.A585])" office:value-type="float" office:value="716.7">
            <text:p>716.7</text:p>
          </table:table-cell>
          <table:table-cell table:style-name="ce61" table:formula="of:=ABS([.A586]-[.B586])" office:value-type="float" office:value="0.700000000000046">
            <text:p>0.7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77:.A586])" office:value-type="float" office:value="716.6">
            <text:p>716.6</text:p>
          </table:table-cell>
          <table:table-cell table:style-name="ce61" table:formula="of:=ABS([.A587]-[.B587])" office:value-type="float" office:value="1.39999999999998">
            <text:p>1.4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78:.A587])" office:value-type="float" office:value="716.6">
            <text:p>716.6</text:p>
          </table:table-cell>
          <table:table-cell table:style-name="ce61" table:formula="of:=ABS([.A588]-[.B588])" office:value-type="float" office:value="2.39999999999998">
            <text:p>2.4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79:.A588])" office:value-type="float" office:value="717">
            <text:p>717</text:p>
          </table:table-cell>
          <table:table-cell table:style-name="ce61" table:formula="of:=ABS([.A589]-[.B589])" office:value-type="float" office:value="2">
            <text:p>2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80:.A589])" office:value-type="float" office:value="717.2">
            <text:p>717.2</text:p>
          </table:table-cell>
          <table:table-cell table:style-name="ce61" table:formula="of:=ABS([.A590]-[.B590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81:.A590])" office:value-type="float" office:value="717.2">
            <text:p>717.2</text:p>
          </table:table-cell>
          <table:table-cell table:style-name="ce61" table:formula="of:=ABS([.A591]-[.B591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82:.A591])" office:value-type="float" office:value="717.3">
            <text:p>717.3</text:p>
          </table:table-cell>
          <table:table-cell table:style-name="ce61" table:formula="of:=ABS([.A592]-[.B592])" office:value-type="float" office:value="1.29999999999995">
            <text:p>1.3</text:p>
          </table:table-cell>
          <table:table-cell table:number-columns-repeated="1021"/>
        </table:table-row>
        <table:table-row table:style-name="ro6">
          <table:table-cell table:style-name="ce61" office:value-type="float" office:value="718">
            <text:p>718</text:p>
          </table:table-cell>
          <table:table-cell table:style-name="ce61" table:formula="of:=AVERAGE([.A583:.A592])" office:value-type="float" office:value="717.2">
            <text:p>717.2</text:p>
          </table:table-cell>
          <table:table-cell table:style-name="ce61" table:formula="of:=ABS([.A593]-[.B593])" office:value-type="float" office:value="0.799999999999955">
            <text:p>0.8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84:.A593])" office:value-type="float" office:value="717.3">
            <text:p>717.3</text:p>
          </table:table-cell>
          <table:table-cell table:style-name="ce61" table:formula="of:=ABS([.A594]-[.B594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office:value-type="float" office:value="719">
            <text:p>719</text:p>
          </table:table-cell>
          <table:table-cell table:style-name="ce61" table:formula="of:=AVERAGE([.A585:.A594])" office:value-type="float" office:value="717.3">
            <text:p>717.3</text:p>
          </table:table-cell>
          <table:table-cell table:style-name="ce61" table:formula="of:=ABS([.A595]-[.B595])" office:value-type="float" office:value="1.70000000000005">
            <text:p>1.7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86:.A595])" office:value-type="float" office:value="717.6">
            <text:p>717.6</text:p>
          </table:table-cell>
          <table:table-cell table:style-name="ce61" table:formula="of:=ABS([.A596]-[.B596])" office:value-type="float" office:value="2.60000000000002">
            <text:p>2.6</text:p>
          </table:table-cell>
          <table:table-cell table:number-columns-repeated="1021"/>
        </table:table-row>
        <table:table-row table:style-name="ro6">
          <table:table-cell table:style-name="ce61" office:value-type="float" office:value="715">
            <text:p>715</text:p>
          </table:table-cell>
          <table:table-cell table:style-name="ce61" table:formula="of:=AVERAGE([.A587:.A596])" office:value-type="float" office:value="717.5">
            <text:p>717.5</text:p>
          </table:table-cell>
          <table:table-cell table:style-name="ce61" table:formula="of:=ABS([.A597]-[.B597])" office:value-type="float" office:value="2.5">
            <text:p>2.5</text:p>
          </table:table-cell>
          <table:table-cell table:number-columns-repeated="1021"/>
        </table:table-row>
        <table:table-row table:style-name="ro6">
          <table:table-cell table:style-name="ce61" office:value-type="float" office:value="716">
            <text:p>716</text:p>
          </table:table-cell>
          <table:table-cell table:style-name="ce61" table:formula="of:=AVERAGE([.A588:.A597])" office:value-type="float" office:value="717.2">
            <text:p>717.2</text:p>
          </table:table-cell>
          <table:table-cell table:style-name="ce61" table:formula="of:=ABS([.A598]-[.B598])" office:value-type="float" office:value="1.20000000000005">
            <text:p>1.2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89:.A598])" office:value-type="float" office:value="716.9">
            <text:p>716.9</text:p>
          </table:table-cell>
          <table:table-cell table:style-name="ce61" table:formula="of:=ABS([.A599]-[.B599])" office:value-type="float" office:value="0.100000000000023">
            <text:p>0.1</text:p>
          </table:table-cell>
          <table:table-cell table:number-columns-repeated="1021"/>
        </table:table-row>
        <table:table-row table:style-name="ro6">
          <table:table-cell table:style-name="ce61" office:value-type="float" office:value="717">
            <text:p>717</text:p>
          </table:table-cell>
          <table:table-cell table:style-name="ce61" table:formula="of:=AVERAGE([.A590:.A599])" office:value-type="float" office:value="716.7">
            <text:p>716.7</text:p>
          </table:table-cell>
          <table:table-cell table:style-name="ce61" table:formula="of:=ABS([.A600]-[.B600])" office:value-type="float" office:value="0.299999999999955">
            <text:p>0.3</text:p>
          </table:table-cell>
          <table:table-cell table:number-columns-repeated="1021"/>
        </table:table-row>
        <table:table-row table:style-name="ro6">
          <table:table-cell table:style-name="ce61" table:number-columns-repeated="3"/>
          <table:table-cell table:number-columns-repeated="1021"/>
        </table:table-row>
        <table:table-row table:style-name="ro6" table:number-rows-repeated="10479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win direction equivalence" table:style-name="ta2">
        <office:forms form:automatic-focus="false" form:apply-design-mode="false"/>
        <table:table-column table:style-name="co28" table:number-columns-repeated="5" table:default-cell-style-name="Default"/>
        <table:table-row table:style-name="ro10">
          <table:table-cell table:style-name="ce62" office:value-type="string">
            <text:p>direction</text:p>
          </table:table-cell>
          <table:table-cell table:style-name="ce62" office:value-type="string">
            <text:p>ADC value</text:p>
          </table:table-cell>
          <table:table-cell table:style-name="ce64" office:value-type="string">
            <text:p>HTML (needed) values</text:p>
          </table:table-cell>
          <table:table-cell table:style-name="ce64" office:value-type="string" table:number-columns-spanned="2" table:number-rows-spanned="1">
            <text:p>thresholds used in HTML code</text:p>
          </table:table-cell>
          <table:covered-table-cell table:style-name="ce64"/>
        </table:table-row>
        <table:table-row table:style-name="ro6">
          <table:table-cell table:style-name="ce62" office:value-type="string">
            <text:p>N</text:p>
          </table:table-cell>
          <table:table-cell table:style-name="ce63" office:value-type="float" office:value="197">
            <text:p>197</text:p>
          </table:table-cell>
          <table:table-cell table:style-name="ce65" office:value-type="float" office:value="0">
            <text:p>0</text:p>
          </table:table-cell>
          <table:table-cell table:style-name="ce66" table:formula="of:=[.B2]-5" office:value-type="float" office:value="192">
            <text:p>192</text:p>
          </table:table-cell>
          <table:table-cell table:style-name="ce66" table:formula="of:=[.B2]+5" office:value-type="float" office:value="202">
            <text:p>202</text:p>
          </table:table-cell>
        </table:table-row>
        <table:table-row table:style-name="ro6">
          <table:table-cell table:style-name="ce62" office:value-type="string">
            <text:p>NE</text:p>
          </table:table-cell>
          <table:table-cell table:style-name="ce63" office:value-type="float" office:value="115">
            <text:p>115</text:p>
          </table:table-cell>
          <table:table-cell table:style-name="ce65" table:formula="of:=[.C2]+45" office:value-type="float" office:value="45">
            <text:p>45</text:p>
          </table:table-cell>
          <table:table-cell table:style-name="ce66" table:formula="of:=[.B3]-5" office:value-type="float" office:value="110">
            <text:p>110</text:p>
          </table:table-cell>
          <table:table-cell table:style-name="ce66" table:formula="of:=[.B3]+5" office:value-type="float" office:value="120">
            <text:p>120</text:p>
          </table:table-cell>
        </table:table-row>
        <table:table-row table:style-name="ro6">
          <table:table-cell table:style-name="ce62" office:value-type="string">
            <text:p>E</text:p>
          </table:table-cell>
          <table:table-cell table:style-name="ce63" office:value-type="float" office:value="23">
            <text:p>23</text:p>
          </table:table-cell>
          <table:table-cell table:style-name="ce65" table:formula="of:=[.C3]+45" office:value-type="float" office:value="90">
            <text:p>90</text:p>
          </table:table-cell>
          <table:table-cell table:style-name="ce66" table:formula="of:=[.B4]-5" office:value-type="float" office:value="18">
            <text:p>18</text:p>
          </table:table-cell>
          <table:table-cell table:style-name="ce66" table:formula="of:=[.B4]+5" office:value-type="float" office:value="28">
            <text:p>28</text:p>
          </table:table-cell>
        </table:table-row>
        <table:table-row table:style-name="ro6">
          <table:table-cell table:style-name="ce62" office:value-type="string">
            <text:p>SE</text:p>
          </table:table-cell>
          <table:table-cell table:style-name="ce63" office:value-type="float" office:value="46">
            <text:p>46</text:p>
          </table:table-cell>
          <table:table-cell table:style-name="ce65" table:formula="of:=[.C4]+45" office:value-type="float" office:value="135">
            <text:p>135</text:p>
          </table:table-cell>
          <table:table-cell table:style-name="ce66" table:formula="of:=[.B5]-5" office:value-type="float" office:value="41">
            <text:p>41</text:p>
          </table:table-cell>
          <table:table-cell table:style-name="ce66" table:formula="of:=[.B5]+5" office:value-type="float" office:value="51">
            <text:p>51</text:p>
          </table:table-cell>
        </table:table-row>
        <table:table-row table:style-name="ro6">
          <table:table-cell table:style-name="ce62" office:value-type="string">
            <text:p>SE</text:p>
          </table:table-cell>
          <table:table-cell table:style-name="ce63" office:value-type="float" office:value="72">
            <text:p>72</text:p>
          </table:table-cell>
          <table:table-cell table:style-name="ce65" table:formula="of:=[.C5]+45" office:value-type="float" office:value="180">
            <text:p>180</text:p>
          </table:table-cell>
          <table:table-cell table:style-name="ce66" table:formula="of:=[.B6]-5" office:value-type="float" office:value="67">
            <text:p>67</text:p>
          </table:table-cell>
          <table:table-cell table:style-name="ce66" table:formula="of:=[.B6]+5" office:value-type="float" office:value="77">
            <text:p>77</text:p>
          </table:table-cell>
        </table:table-row>
        <table:table-row table:style-name="ro6">
          <table:table-cell table:style-name="ce62" office:value-type="string">
            <text:p>SW</text:p>
          </table:table-cell>
          <table:table-cell table:style-name="ce63" office:value-type="float" office:value="158">
            <text:p>158</text:p>
          </table:table-cell>
          <table:table-cell table:style-name="ce65" table:formula="of:=[.C6]+45" office:value-type="float" office:value="225">
            <text:p>225</text:p>
          </table:table-cell>
          <table:table-cell table:style-name="ce66" table:formula="of:=[.B7]-5" office:value-type="float" office:value="153">
            <text:p>153</text:p>
          </table:table-cell>
          <table:table-cell table:style-name="ce66" table:formula="of:=[.B7]+5" office:value-type="float" office:value="163">
            <text:p>163</text:p>
          </table:table-cell>
        </table:table-row>
        <table:table-row table:style-name="ro6">
          <table:table-cell table:style-name="ce62" office:value-type="string">
            <text:p>W</text:p>
          </table:table-cell>
          <table:table-cell table:style-name="ce63" office:value-type="float" office:value="236">
            <text:p>236</text:p>
          </table:table-cell>
          <table:table-cell table:style-name="ce65" table:formula="of:=[.C7]+45" office:value-type="float" office:value="270">
            <text:p>270</text:p>
          </table:table-cell>
          <table:table-cell table:style-name="ce66" table:formula="of:=[.B8]-5" office:value-type="float" office:value="231">
            <text:p>231</text:p>
          </table:table-cell>
          <table:table-cell table:style-name="ce66" table:formula="of:=[.B8]+5" office:value-type="float" office:value="241">
            <text:p>241</text:p>
          </table:table-cell>
        </table:table-row>
        <table:table-row table:style-name="ro6">
          <table:table-cell table:style-name="ce62" office:value-type="string">
            <text:p>NW</text:p>
          </table:table-cell>
          <table:table-cell table:style-name="ce63" office:value-type="float" office:value="221">
            <text:p>221</text:p>
          </table:table-cell>
          <table:table-cell table:style-name="ce65" table:formula="of:=[.C8]+45" office:value-type="float" office:value="315">
            <text:p>315</text:p>
          </table:table-cell>
          <table:table-cell table:style-name="ce66" table:formula="of:=[.B9]-5" office:value-type="float" office:value="216">
            <text:p>216</text:p>
          </table:table-cell>
          <table:table-cell table:style-name="ce66" table:formula="of:=[.B9]+5" office:value-type="float" office:value="226">
            <text:p>226</text:p>
          </table:table-cell>
        </table:table-row>
        <table:table-row table:style-name="ro6" table:number-rows-repeated="1048566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wind scale" table:style-name="ta3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6">
          <table:table-cell table:style-name="ce52" office:value-type="string" table:number-columns-spanned="1" table:number-rows-spanned="2">
            <text:p>Beaufort scale</text:p>
          </table:table-cell>
          <table:table-cell table:style-name="ce52" office:value-type="string" table:number-columns-spanned="1" table:number-rows-spanned="2">
            <text:p>Description</text:p>
          </table:table-cell>
          <table:table-cell table:style-name="ce52" office:value-type="string" table:number-columns-spanned="1" table:number-rows-spanned="2">
            <text:p>What you see or feel</text:p>
          </table:table-cell>
          <table:table-cell table:style-name="ce52" office:value-type="string" table:number-columns-spanned="2" table:number-rows-spanned="1">
            <text:p>Wind Speed</text:p>
          </table:table-cell>
          <table:covered-table-cell table:style-name="ce53"/>
          <table:table-cell table:style-name="ce58"/>
          <table:table-cell table:number-columns-repeated="1018"/>
        </table:table-row>
        <table:table-row table:style-name="ro6">
          <table:covered-table-cell table:number-columns-repeated="3" table:style-name="ce53"/>
          <table:table-cell table:style-name="ce53" office:value-type="string">
            <text:p>[mph]</text:p>
          </table:table-cell>
          <table:table-cell table:style-name="ce53" office:value-type="string">
            <text:p>[km/h]</text:p>
          </table:table-cell>
          <table:table-cell table:style-name="ce58"/>
          <table:table-cell table:number-columns-repeated="1018"/>
        </table:table-row>
        <table:table-row table:style-name="ro6">
          <table:table-cell table:style-name="ce54" office:value-type="float" office:value="0">
            <text:p>0</text:p>
          </table:table-cell>
          <table:table-cell table:style-name="ce55" office:value-type="string">
            <text:p>calm</text:p>
          </table:table-cell>
          <table:table-cell table:style-name="ce56" office:value-type="string">
            <text:p>Calm. Smoke rises vertically.</text:p>
          </table:table-cell>
          <table:table-cell table:style-name="ce55" office:value-type="string">
            <text:p>&lt; 1</text:p>
          </table:table-cell>
          <table:table-cell table:style-name="ce57" office:value-type="string">
            <text:p>&lt; 1</text:p>
          </table:table-cell>
          <table:table-cell table:number-columns-repeated="1019"/>
        </table:table-row>
        <table:table-row table:style-name="ro6">
          <table:table-cell table:style-name="ce54" office:value-type="float" office:value="1">
            <text:p>1</text:p>
          </table:table-cell>
          <table:table-cell table:style-name="ce55" office:value-type="string">
            <text:p>light air</text:p>
          </table:table-cell>
          <table:table-cell table:style-name="ce56" office:value-type="string">
            <text:p>Smoke drifts but wind vanes do not move.</text:p>
          </table:table-cell>
          <table:table-cell table:style-name="ce55" office:value-type="string">
            <text:p>1 – 3</text:p>
          </table:table-cell>
          <table:table-cell table:style-name="ce57" office:value-type="string">
            <text:p>1 – 5</text:p>
          </table:table-cell>
          <table:table-cell table:number-columns-repeated="1019"/>
        </table:table-row>
        <table:table-row table:style-name="ro7">
          <table:table-cell table:style-name="ce54" office:value-type="float" office:value="2">
            <text:p>2</text:p>
          </table:table-cell>
          <table:table-cell table:style-name="ce55" office:value-type="string">
            <text:p>light breeze</text:p>
          </table:table-cell>
          <table:table-cell table:style-name="ce56" office:value-type="string">
            <text:p>You feel the wind on your face. Leaves rustle. Wind vanes move.</text:p>
          </table:table-cell>
          <table:table-cell table:style-name="ce55" office:value-type="string">
            <text:p>4 – 7</text:p>
          </table:table-cell>
          <table:table-cell table:style-name="ce57" office:value-type="string">
            <text:p>6 – 11</text:p>
          </table:table-cell>
          <table:table-cell table:number-columns-repeated="1019"/>
        </table:table-row>
        <table:table-row table:style-name="ro7">
          <table:table-cell table:style-name="ce54" office:value-type="float" office:value="3">
            <text:p>3</text:p>
          </table:table-cell>
          <table:table-cell table:style-name="ce55" office:value-type="string">
            <text:p>gentle breeze</text:p>
          </table:table-cell>
          <table:table-cell table:style-name="ce56" office:value-type="string">
            <text:p>Leaves and smaller twigs in constant motion. Wind extends a light flag.</text:p>
          </table:table-cell>
          <table:table-cell table:style-name="ce55" office:value-type="string">
            <text:p>12 – 19</text:p>
          </table:table-cell>
          <table:table-cell table:style-name="ce57" office:value-type="string">
            <text:p>12 – 19</text:p>
          </table:table-cell>
          <table:table-cell table:number-columns-repeated="1019"/>
        </table:table-row>
        <table:table-row table:style-name="ro7">
          <table:table-cell table:style-name="ce54" office:value-type="float" office:value="4">
            <text:p>4</text:p>
          </table:table-cell>
          <table:table-cell table:style-name="ce55" office:value-type="string">
            <text:p>moderate breeze</text:p>
          </table:table-cell>
          <table:table-cell table:style-name="ce56" office:value-type="string">
            <text:p>Wind picks up dust and loose paper. Small branches begin to move.</text:p>
          </table:table-cell>
          <table:table-cell table:style-name="ce55" office:value-type="string">
            <text:p>13 – 18</text:p>
          </table:table-cell>
          <table:table-cell table:style-name="ce57" office:value-type="string">
            <text:p>20 – 28</text:p>
          </table:table-cell>
          <table:table-cell table:number-columns-repeated="1019"/>
        </table:table-row>
        <table:table-row table:style-name="ro6">
          <table:table-cell table:style-name="ce54" office:value-type="float" office:value="5">
            <text:p>5</text:p>
          </table:table-cell>
          <table:table-cell table:style-name="ce55" office:value-type="string">
            <text:p>fresh breeze</text:p>
          </table:table-cell>
          <table:table-cell table:style-name="ce56" office:value-type="string">
            <text:p>Smaller trees sway.</text:p>
          </table:table-cell>
          <table:table-cell table:style-name="ce55" office:value-type="string">
            <text:p>19 – 24</text:p>
          </table:table-cell>
          <table:table-cell table:style-name="ce57" office:value-type="string">
            <text:p>29 – 38</text:p>
          </table:table-cell>
          <table:table-cell table:number-columns-repeated="1019"/>
        </table:table-row>
        <table:table-row table:style-name="ro7">
          <table:table-cell table:style-name="ce54" office:value-type="float" office:value="6">
            <text:p>6</text:p>
          </table:table-cell>
          <table:table-cell table:style-name="ce55" office:value-type="string">
            <text:p>strong breeze</text:p>
          </table:table-cell>
          <table:table-cell table:style-name="ce56" office:value-type="string">
            <text:p>Large branches in motion. Whistling heard in overhead wires. Using an umbrella is difficult.</text:p>
          </table:table-cell>
          <table:table-cell table:style-name="ce55" office:value-type="string">
            <text:p>25 – 31</text:p>
          </table:table-cell>
          <table:table-cell table:style-name="ce57" office:value-type="string">
            <text:p>39 – 49</text:p>
          </table:table-cell>
          <table:table-cell table:number-columns-repeated="1019"/>
        </table:table-row>
        <table:table-row table:style-name="ro7">
          <table:table-cell table:style-name="ce54" office:value-type="float" office:value="7">
            <text:p>7</text:p>
          </table:table-cell>
          <table:table-cell table:style-name="ce55" office:value-type="string">
            <text:p>near gale</text:p>
          </table:table-cell>
          <table:table-cell table:style-name="ce56" office:value-type="string">
            <text:p>Whole trees in motion. Effort needed to walk against the wind.</text:p>
          </table:table-cell>
          <table:table-cell table:style-name="ce55" office:value-type="string">
            <text:p>32 – 38</text:p>
          </table:table-cell>
          <table:table-cell table:style-name="ce57" office:value-type="string">
            <text:p>50 – 61</text:p>
          </table:table-cell>
          <table:table-cell table:number-columns-repeated="1019"/>
        </table:table-row>
        <table:table-row table:style-name="ro7">
          <table:table-cell table:style-name="ce54" office:value-type="float" office:value="8">
            <text:p>8</text:p>
          </table:table-cell>
          <table:table-cell table:style-name="ce55" office:value-type="string">
            <text:p>gale</text:p>
          </table:table-cell>
          <table:table-cell table:style-name="ce56" office:value-type="string">
            <text:p>Twigs broken from trees. Cars veer on road. Very difficult to walk.</text:p>
          </table:table-cell>
          <table:table-cell table:style-name="ce55" office:value-type="string">
            <text:p>39 – 46</text:p>
          </table:table-cell>
          <table:table-cell table:style-name="ce57" office:value-type="string">
            <text:p>62 – 74</text:p>
          </table:table-cell>
          <table:table-cell table:number-columns-repeated="1019"/>
        </table:table-row>
        <table:table-row table:style-name="ro7">
          <table:table-cell table:style-name="ce54" office:value-type="float" office:value="9">
            <text:p>9</text:p>
          </table:table-cell>
          <table:table-cell table:style-name="ce55" office:value-type="string">
            <text:p>strong gale</text:p>
          </table:table-cell>
          <table:table-cell table:style-name="ce56" office:value-type="string">
            <text:p>Light structural damage. Chimneys and roof tiles damaged.</text:p>
          </table:table-cell>
          <table:table-cell table:style-name="ce55" office:value-type="string">
            <text:p>47 – 54</text:p>
          </table:table-cell>
          <table:table-cell table:style-name="ce57" office:value-type="string">
            <text:p>75 – 88</text:p>
          </table:table-cell>
          <table:table-cell table:number-columns-repeated="1019"/>
        </table:table-row>
        <table:table-row table:style-name="ro6">
          <table:table-cell table:style-name="ce54" office:value-type="float" office:value="10">
            <text:p>10</text:p>
          </table:table-cell>
          <table:table-cell table:style-name="ce55" office:value-type="string">
            <text:p>storm</text:p>
          </table:table-cell>
          <table:table-cell table:style-name="ce56" office:value-type="string">
            <text:p>Trees uprooted. Considerable structural damage.</text:p>
          </table:table-cell>
          <table:table-cell table:style-name="ce55" office:value-type="string">
            <text:p>55 – 63</text:p>
          </table:table-cell>
          <table:table-cell table:style-name="ce57" office:value-type="string">
            <text:p>89 – 102</text:p>
          </table:table-cell>
          <table:table-cell table:number-columns-repeated="1019"/>
        </table:table-row>
        <table:table-row table:style-name="ro6">
          <table:table-cell table:style-name="ce54" office:value-type="float" office:value="11">
            <text:p>11</text:p>
          </table:table-cell>
          <table:table-cell table:style-name="ce55" office:value-type="string">
            <text:p>violent storm</text:p>
          </table:table-cell>
          <table:table-cell table:style-name="ce56" office:value-type="string">
            <text:p>Widespread structural damage.</text:p>
          </table:table-cell>
          <table:table-cell table:style-name="ce55" office:value-type="string">
            <text:p>64 – 72</text:p>
          </table:table-cell>
          <table:table-cell table:style-name="ce57" office:value-type="string">
            <text:p>103 – 117</text:p>
          </table:table-cell>
          <table:table-cell table:number-columns-repeated="1019"/>
        </table:table-row>
        <table:table-row table:style-name="ro7">
          <table:table-cell table:style-name="ce54" office:value-type="float" office:value="12">
            <text:p>12</text:p>
          </table:table-cell>
          <table:table-cell table:style-name="ce55" office:value-type="string">
            <text:p>hurricane</text:p>
          </table:table-cell>
          <table:table-cell table:style-name="ce56" office:value-type="string">
            <text:p>Considerable and widespread damage to structures. Destruction.</text:p>
          </table:table-cell>
          <table:table-cell table:style-name="ce55" office:value-type="string">
            <text:p>&gt; 73</text:p>
          </table:table-cell>
          <table:table-cell table:style-name="ce57" office:value-type="string">
            <text:p>&gt; 118</text:p>
          </table:table-cell>
          <table:table-cell table:number-columns-repeated="1019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__shared_1_0_0" table:base-cell-address="$'pin layout'.$A$1" table:expression="ABS(#ref!-#ref!)"/>
        <table:named-expression table:name="__shared_1_0_1" table:base-cell-address="$'pin layout'.$A$1" table:expression="#ref!+(1/([.$E$2]*#ref!-#ref!))"/>
        <table:named-expression table:name="__shared_1_0_10" table:base-cell-address="$'pin layout'.$A$1" table:expression="#ref!+(1/([.$E$2]*#ref!-#ref!))"/>
        <table:named-expression table:name="__shared_1_0_11" table:base-cell-address="$'pin layout'.$A$1" table:expression="#ref!+(1/([.$K$2]*#ref!-#ref!))"/>
        <table:named-expression table:name="__shared_1_0_12" table:base-cell-address="$'pin layout'.$A$1" table:expression="ABS(#ref!-#ref!)"/>
        <table:named-expression table:name="__shared_1_0_13" table:base-cell-address="$'pin layout'.$A$1" table:expression="#ref!+(1/([.$E$2]*#ref!-#ref!))"/>
        <table:named-expression table:name="__shared_1_0_14" table:base-cell-address="$'pin layout'.$A$1" table:expression="#ref!+(1/([.$K$2]*#ref!-#ref!))"/>
        <table:named-expression table:name="__shared_1_0_15" table:base-cell-address="$'pin layout'.$A$1" table:expression="ABS(#ref!-#ref!)"/>
        <table:named-expression table:name="__shared_1_0_16" table:base-cell-address="$'pin layout'.$A$1" table:expression="#ref!+(1/([.$E$2]*#ref!-#ref!))"/>
        <table:named-expression table:name="__shared_1_0_17" table:base-cell-address="$'pin layout'.$A$1" table:expression="ABS(#ref!-#ref!)"/>
        <table:named-expression table:name="__shared_1_0_18" table:base-cell-address="$'pin layout'.$A$1" table:expression="#ref!+(1/([.$E$2]*#ref!-#ref!))"/>
        <table:named-expression table:name="__shared_1_0_19" table:base-cell-address="$'pin layout'.$A$1" table:expression="ABS(#ref!-#ref!)"/>
        <table:named-expression table:name="__shared_1_0_2" table:base-cell-address="$'pin layout'.$A$1" table:expression="#ref!+(1/([.$K$2]*#ref!-#ref!))"/>
        <table:named-expression table:name="__shared_1_0_20" table:base-cell-address="$'pin layout'.$A$1" table:expression="#ref!+(1/([.$E$2]*#ref!-#ref!))"/>
        <table:named-expression table:name="__shared_1_0_21" table:base-cell-address="$'pin layout'.$A$1" table:expression="ABS(#ref!-#ref!)"/>
        <table:named-expression table:name="__shared_1_0_22" table:base-cell-address="$'pin layout'.$A$1" table:expression="#ref!+(1/([.$E$2]*#ref!-#ref!))"/>
        <table:named-expression table:name="__shared_1_0_23" table:base-cell-address="$'pin layout'.$A$1" table:expression="ABS(#ref!-#ref!)"/>
        <table:named-expression table:name="__shared_1_0_24" table:base-cell-address="$'pin layout'.$A$1" table:expression="#ref!+(1/([.$E$2]*#ref!-#ref!))"/>
        <table:named-expression table:name="__shared_1_0_25" table:base-cell-address="$'pin layout'.$A$1" table:expression="AVERAGE(#ref!)"/>
        <table:named-expression table:name="__shared_1_0_3" table:base-cell-address="$'pin layout'.$A$1" table:expression="ABS(#ref!-#ref!)"/>
        <table:named-expression table:name="__shared_1_0_4" table:base-cell-address="$'pin layout'.$A$1" table:expression="#ref!+(1/([.$E$2]*#ref!-#ref!))"/>
        <table:named-expression table:name="__shared_1_0_5" table:base-cell-address="$'pin layout'.$A$1" table:expression="#ref!+(1/([.$K$2]*#ref!-#ref!))"/>
        <table:named-expression table:name="__shared_1_0_6" table:base-cell-address="$'pin layout'.$A$1" table:expression="ABS(#ref!-#ref!)"/>
        <table:named-expression table:name="__shared_1_0_7" table:base-cell-address="$'pin layout'.$A$1" table:expression="#ref!+(1/([.$E$2]*#ref!-#ref!))"/>
        <table:named-expression table:name="__shared_1_0_8" table:base-cell-address="$'pin layout'.$A$1" table:expression="#ref!+(1/([.$K$2]*#ref!-#ref!))"/>
        <table:named-expression table:name="__shared_1_0_9" table:base-cell-address="$'pin layout'.$A$1" table:expression="ABS(#ref!-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1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5000" number:language="en" number:country="US">
      <number:number number:min-integer-digits="1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10109P0" style:volatile="true" number:language="ro" number:country="RO">
      <number:number number:decimal-places="0" number:min-integer-digits="1" number:grouping="true"/>
      <number:text> lei</number:text>
    </number:number-style>
    <number:number-style style:name="N10109" number:language="ro" number:country="RO">
      <number:text>-</number:text>
      <number:number number:decimal-places="0" number:min-integer-digits="1" number:grouping="true"/>
      <number:text> lei</number:text>
      <style:map style:condition="value()&gt;=0" style:apply-style-name="N10109P0"/>
    </number:number-style>
    <number:number-style style:name="N10110P0" style:volatile="true" number:language="ro" number:country="RO">
      <number:number number:decimal-places="0" number:min-integer-digits="1" number:grouping="true"/>
      <number:text> lei</number:text>
    </number:number-style>
    <number:number-style style:name="N10110" number:language="ro" number:country="RO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10110P0"/>
    </number:number-style>
    <number:number-style style:name="N10112P0" style:volatile="true" number:language="ro" number:country="RO">
      <number:number number:decimal-places="2" number:min-integer-digits="1" number:grouping="true"/>
      <number:text> lei</number:text>
    </number:number-style>
    <number:number-style style:name="N10112" number:language="ro" number:country="RO">
      <number:text>-</number:text>
      <number:number number:decimal-places="2" number:min-integer-digits="1" number:grouping="true"/>
      <number:text> lei</number:text>
      <style:map style:condition="value()&gt;=0" style:apply-style-name="N10112P0"/>
    </number:number-style>
    <number:number-style style:name="N10113P0" style:volatile="true" number:language="ro" number:country="RO">
      <number:number number:decimal-places="2" number:min-integer-digits="1" number:grouping="true"/>
      <number:text> lei</number:text>
    </number:number-style>
    <number:number-style style:name="N10113" number:language="ro" number:country="RO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10113P0"/>
    </number:number-style>
    <number:date-style style:name="N10114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5" number:language="ro" number:country="RO">
      <number:day number:style="long"/>
      <number:text>.</number:text>
      <number:month number:textual="true"/>
    </number:date-style>
    <number:date-style style:name="N10116" number:language="ro" number:country="RO">
      <number:month number:textual="true"/>
      <number:text>.</number:text>
      <number:year/>
    </number:date-style>
    <number:time-style style:name="N10117" number:language="ro" number:country="RO">
      <number:hours/>
      <number:text>:</number:text>
      <number:minutes number:style="long"/>
      <number:text> </number:text>
      <number:am-pm/>
    </number:time-style>
    <number:time-style style:name="N10118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ro" number:country="RO">
      <number:number number:decimal-places="0" number:min-integer-digits="1" number:grouping="true"/>
      <number:text>     </number:text>
    </number:number-style>
    <number:number-style style:name="N10121" number:language="ro" number:country="RO">
      <number:text>-</number:text>
      <number:number number: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ro" number:country="RO">
      <number:number number:decimal-places="0" number:min-integer-digits="1" number:grouping="true"/>
      <number:text>     </number:text>
    </number:number-style>
    <number:number-style style:name="N10122" number:language="ro" number:country="RO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2P0"/>
    </number:number-style>
    <number:number-style style:name="N10124P0" style:volatile="true" number:language="ro" number:country="RO">
      <number:number number:decimal-places="2" number:min-integer-digits="1" number:grouping="true"/>
      <number:text>     </number:text>
    </number:number-style>
    <number:number-style style:name="N10124" number:language="ro" number:country="RO">
      <number:text>-</number:text>
      <number:number number:decimal-places="2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ro" number:country="RO">
      <number:number number:decimal-places="2" number:min-integer-digits="1" number:grouping="true"/>
      <number:text>     </number:text>
    </number:number-style>
    <number:number-style style:name="N10125" number:language="ro" number:country="RO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5P0"/>
    </number:number-style>
    <number:number-style style:name="N10129P0" style:volatile="true" number:language="ro" number:country="RO">
      <number:number number:decimal-places="0" number:min-integer-digits="1" number:grouping="true"/>
      <number:text>      </number:text>
    </number:number-style>
    <number:number-style style:name="N10129P1" style:volatile="true" number:language="ro" number:country="RO">
      <number:text>-</number:text>
      <number:number number:decimal-places="0" number:min-integer-digits="1" number:grouping="true"/>
      <number:text>      </number:text>
    </number:number-style>
    <number:number-style style:name="N10129P2" style:volatile="true" number:language="ro" number:country="RO">
      <number:text> -      </number:text>
    </number:number-style>
    <number:text-style style:name="N10129" number:language="ro" number:country="R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o" number:country="RO">
      <number:number number:decimal-places="0" number:min-integer-digits="1" number:grouping="true"/>
      <number:text> lei </number:text>
    </number:number-style>
    <number:number-style style:name="N10133P1" style:volatile="true" number:language="ro" number:country="RO">
      <number:text>-</number:text>
      <number:number number:decimal-places="0" number:min-integer-digits="1" number:grouping="true"/>
      <number:text> lei </number:text>
    </number:number-style>
    <number:number-style style:name="N10133P2" style:volatile="true" number:language="ro" number:country="RO">
      <number:text> - lei </number:text>
    </number:number-style>
    <number:text-style style:name="N10133" number:language="ro" number:country="R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o" number:country="RO">
      <number:number number:decimal-places="2" number:min-integer-digits="1" number:grouping="true"/>
      <number:text>      </number:text>
    </number:number-style>
    <number:number-style style:name="N10137P1" style:volatile="true" number:language="ro" number:country="RO">
      <number:text>-</number:text>
      <number:number number:decimal-places="2" number:min-integer-digits="1" number:grouping="true"/>
      <number:text>      </number:text>
    </number:number-style>
    <number:number-style style:name="N10137P2" style:volatile="true" number:language="ro" number:country="RO">
      <number:text> -</number:text>
      <number:number number:decimal-places="0" number:min-integer-digits="0"/>
      <number:text>      </number:text>
    </number:number-style>
    <number:text-style style:name="N10137" number:language="ro" number:country="R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o" number:country="RO">
      <number:number number:decimal-places="2" number:min-integer-digits="1" number:grouping="true"/>
      <number:text> lei </number:text>
    </number:number-style>
    <number:number-style style:name="N10141P1" style:volatile="true" number:language="ro" number:country="RO">
      <number:text>-</number:text>
      <number:number number:decimal-places="2" number:min-integer-digits="1" number:grouping="true"/>
      <number:text> lei </number:text>
    </number:number-style>
    <number:number-style style:name="N10141P2" style:volatile="true" number:language="ro" number:country="RO">
      <number:text> -</number:text>
      <number:number number:decimal-places="0" number:min-integer-digits="0"/>
      <number:text> lei </number:text>
    </number:number-style>
    <number:text-style style:name="N10141" number:language="ro" number:country="RO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o" number:country="RO">
      <number:minutes number:style="long"/>
      <number:text>:</number:text>
      <number:seconds number:style="long"/>
    </number:time-style>
    <number:time-style style:name="N10143" number:language="ro" number:country="R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o" number:country="RO">
      <number:minutes number:style="long"/>
      <number:text>:</number:text>
      <number:seconds number:style="long" number:decimal-places="1"/>
    </number:time-style>
    <number:number-style style:name="N10145" number:language="ro" number:country="RO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.04.2012</text:date>, <text:time>18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_20_Direction" style:display-name="PageStyle_Wind Direc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</meta:initial-creator>
    <meta:creation-date>2012-03-25T15:08:00</meta:creation-date>
    <dc:date>2012-04-06T18:58:26.55</dc:date>
    <meta:generator>LibreOffice/3.4$Win32 LibreOffice_project/340m1$Build-402</meta:generator>
    <meta:editing-duration>PT4H40M26S</meta:editing-duration>
    <meta:editing-cycles>75</meta:editing-cycles>
    <meta:document-statistic meta:table-count="4" meta:cell-count="1980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33cm" svg:height="22.551cm" xlink:href=".." xlink:type="simple" chart:class="chart:line" chart:style-name="ch1">
        <chart:legend svg:x="18.975cm" svg:y="0.598cm" style:legend-expansion="custom" chartooo:width="3.833cm" chartooo:height="1.069cm" style:legend-expansion-aspect-ratio="3.58559401309635" chart:style-name="ch2"/>
        <chart:plot-area chart:style-name="ch3" table:cell-range-address="'moving average'.A1:'moving average'.B600" chart:data-source-has-labels="row" svg:x="0.844cm" svg:y="1.912cm" svg:width="26.811cm" svg:height="19.87cm">
          <chartooo:coordinate-region svg:x="1.651cm" svg:y="2.125cm" svg:width="25.941cm" svg:height="18.5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oving average'.A2:'moving average'.A600" chart:label-cell-address="'moving average'.A1:'moving average'.A1" chart:class="chart:line">
            <chart:data-point chart:repeated="599"/>
          </chart:series>
          <chart:series chart:style-name="ch8" chart:values-cell-range-address="'moving average'.B2:'moving average'.B600" chart:label-cell-address="'moving average'.B1:'moving average'.B1" chart:class="chart:line">
            <chart:data-point chart:repeated="5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sure</text:p>
                <draw:g>
                  <svg:desc>'moving average'.A1:'moving average'.A1</svg:desc>
                </draw:g>
              </table:table-cell>
              <table:table-cell office:value-type="string">
                <text:p>averaged pressure</text:p>
                <draw:g>
                  <svg:desc>'moving average'.B1:'moving averag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9">
                <text:p>719</text:p>
                <draw:g>
                  <svg:desc>'moving average'.A2:'moving average'.A600</svg:desc>
                </draw:g>
              </table:table-cell>
              <table:table-cell office:value-type="float" office:value="719">
                <text:p>719</text:p>
                <draw:g>
                  <svg:desc>'moving average'.B2:'moving average'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5">
                <text:p>715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6">
                <text:p>716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4">
                <text:p>714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5">
                <text:p>715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4">
                <text:p>714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5">
                <text:p>715</text:p>
              </table:table-cell>
              <table:table-cell office:value-type="float" office:value="715.6">
                <text:p>71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">
                <text:p>715</text:p>
              </table:table-cell>
              <table:table-cell office:value-type="float" office:value="715.5">
                <text:p>71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5">
                <text:p>715</text:p>
              </table:table-cell>
              <table:table-cell office:value-type="float" office:value="715.3">
                <text:p>715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6">
                <text:p>716</text:p>
              </table:table-cell>
              <table:table-cell office:value-type="float" office:value="715.1">
                <text:p>71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7">
                <text:p>7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6">
                <text:p>716</text:p>
              </table:table-cell>
              <table:table-cell office:value-type="float" office:value="715.1">
                <text:p>715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7">
                <text:p>717</text:p>
              </table:table-cell>
              <table:table-cell office:value-type="float" office:value="715.3">
                <text:p>71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7">
                <text:p>717</text:p>
              </table:table-cell>
              <table:table-cell office:value-type="float" office:value="715.5">
                <text:p>71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6">
                <text:p>716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7">
                <text:p>717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5">
                <text:p>715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5">
                <text:p>715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0">
                <text:p>720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5">
                <text:p>715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6">
                <text:p>716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9">
                <text:p>719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6">
                <text:p>716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5">
                <text:p>715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5">
                <text:p>715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5">
                <text:p>715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8">
                <text:p>718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6">
                <text:p>716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5">
                <text:p>715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9">
                <text:p>719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8">
                <text:p>718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7">
                <text:p>717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5">
                <text:p>715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6">
                <text:p>716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3">
                <text:p>713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5">
                <text:p>715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7">
                <text:p>717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7">
                <text:p>717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6">
                <text:p>716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9">
                <text:p>719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6">
                <text:p>71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">
                <text:p>715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6">
                <text:p>716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6">
                <text:p>716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7">
                <text:p>717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7">
                <text:p>717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6">
                <text:p>716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6">
                <text:p>716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8">
                <text:p>718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8">
                <text:p>718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6">
                <text:p>716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7">
                <text:p>717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7">
                <text:p>717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8">
                <text:p>718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6">
                <text:p>716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8">
                <text:p>718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7">
                <text:p>717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9">
                <text:p>71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7">
                <text:p>717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8">
                <text:p>718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8">
                <text:p>718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8">
                <text:p>718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7">
                <text:p>717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7">
                <text:p>717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7">
                <text:p>717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6">
                <text:p>716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">
                <text:p>716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5">
                <text:p>715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">
                <text:p>717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6">
                <text:p>716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5">
                <text:p>715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7">
                <text:p>717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8">
                <text:p>718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6">
                <text:p>716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7">
                <text:p>717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8">
                <text:p>718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7">
                <text:p>717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8">
                <text:p>718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6">
                <text:p>716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8">
                <text:p>718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8">
                <text:p>718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7">
                <text:p>717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9">
                <text:p>719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9">
                <text:p>719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0">
                <text:p>720</text:p>
              </table:table-cell>
              <table:table-cell office:value-type="float" office:value="717.7">
                <text:p>717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8">
                <text:p>718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20">
                <text:p>72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">
                <text:p>719</text:p>
              </table:table-cell>
              <table:table-cell office:value-type="float" office:value="718.2">
                <text:p>718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0">
                <text:p>720</text:p>
              </table:table-cell>
              <table:table-cell office:value-type="float" office:value="718.5">
                <text:p>718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9">
                <text:p>719</text:p>
              </table:table-cell>
              <table:table-cell office:value-type="float" office:value="718.7">
                <text:p>718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0">
                <text:p>720</text:p>
              </table:table-cell>
              <table:table-cell office:value-type="float" office:value="718.9">
                <text:p>718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8">
                <text:p>718</text:p>
              </table:table-cell>
              <table:table-cell office:value-type="float" office:value="719.1">
                <text:p>719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8">
                <text:p>718</text:p>
              </table:table-cell>
              <table:table-cell office:value-type="float" office:value="719.2">
                <text:p>71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9">
                <text:p>719</text:p>
              </table:table-cell>
              <table:table-cell office:value-type="float" office:value="719.1">
                <text:p>719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0">
                <text:p>720</text:p>
              </table:table-cell>
              <table:table-cell office:value-type="float" office:value="719.1">
                <text:p>719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1">
                <text:p>721</text:p>
              </table:table-cell>
              <table:table-cell office:value-type="float" office:value="719.1">
                <text:p>719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0">
                <text:p>720</text:p>
              </table:table-cell>
              <table:table-cell office:value-type="float" office:value="719.4">
                <text:p>719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1">
                <text:p>721</text:p>
              </table:table-cell>
              <table:table-cell office:value-type="float" office:value="719.4">
                <text:p>719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1">
                <text:p>721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1">
                <text:p>721</text:p>
              </table:table-cell>
              <table:table-cell office:value-type="float" office:value="719.7">
                <text:p>719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9">
                <text:p>719</text:p>
              </table:table-cell>
              <table:table-cell office:value-type="float" office:value="719.9">
                <text:p>719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0">
                <text:p>720</text:p>
              </table:table-cell>
              <table:table-cell office:value-type="float" office:value="719.8">
                <text:p>719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1">
                <text:p>721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0">
                <text:p>720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3">
                <text:p>723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8">
                <text:p>718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1">
                <text:p>721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1">
                <text:p>721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1">
                <text:p>721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2">
                <text:p>722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19">
                <text:p>719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9">
                <text:p>719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9">
                <text:p>719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9">
                <text:p>719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3">
                <text:p>723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1">
                <text:p>721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2">
                <text:p>722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3">
                <text:p>723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1">
                <text:p>721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1">
                <text:p>721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2">
                <text:p>722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2">
                <text:p>722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3">
                <text:p>723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1">
                <text:p>721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2">
                <text:p>722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21">
                <text:p>721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3">
                <text:p>723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3">
                <text:p>723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2">
                <text:p>722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3">
                <text:p>723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4">
                <text:p>724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2">
                <text:p>722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3">
                <text:p>723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2">
                <text:p>722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2">
                <text:p>722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2">
                <text:p>722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1">
                <text:p>721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1">
                <text:p>721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3">
                <text:p>723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3">
                <text:p>723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">
                <text:p>722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2">
                <text:p>722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1">
                <text:p>721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1">
                <text:p>721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2">
                <text:p>722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1">
                <text:p>721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2">
                <text:p>722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23">
                <text:p>723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1">
                <text:p>721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21">
                <text:p>721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21">
                <text:p>721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1">
                <text:p>721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3">
                <text:p>723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2">
                <text:p>722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2">
                <text:p>722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3">
                <text:p>723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2">
                <text:p>722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1">
                <text:p>721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4">
                <text:p>724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2">
                <text:p>722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4">
                <text:p>724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4">
                <text:p>724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4">
                <text:p>724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2">
                <text:p>722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2">
                <text:p>722</text:p>
              </table:table-cell>
              <table:table-cell office:value-type="float" office:value="722.8">
                <text:p>722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3">
                <text:p>723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2">
                <text:p>722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3">
                <text:p>723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2">
                <text:p>722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4">
                <text:p>724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5">
                <text:p>725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4">
                <text:p>724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5">
                <text:p>725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6">
                <text:p>726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3">
                <text:p>723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21">
                <text:p>721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24">
                <text:p>724</text:p>
              </table:table-cell>
              <table:table-cell office:value-type="float" office:value="723.5">
                <text:p>723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26">
                <text:p>726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6">
                <text:p>72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3">
                <text:p>723</text:p>
              </table:table-cell>
              <table:table-cell office:value-type="float" office:value="724.4">
                <text:p>724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4">
                <text:p>724</text:p>
              </table:table-cell>
              <table:table-cell office:value-type="float" office:value="724.3">
                <text:p>724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3">
                <text:p>723</text:p>
              </table:table-cell>
              <table:table-cell office:value-type="float" office:value="724.2">
                <text:p>724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1">
                <text:p>721</text:p>
              </table:table-cell>
              <table:table-cell office:value-type="float" office:value="724.1">
                <text:p>724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4">
                <text:p>724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5">
                <text:p>725</text:p>
              </table:table-cell>
              <table:table-cell office:value-type="float" office:value="723.5">
                <text:p>723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4">
                <text:p>724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2">
                <text:p>72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4">
                <text:p>724</text:p>
              </table:table-cell>
              <table:table-cell office:value-type="float" office:value="723.8">
                <text:p>723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2">
                <text:p>722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4">
                <text:p>724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3">
                <text:p>723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3">
                <text:p>723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22">
                <text:p>722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5">
                <text:p>725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2">
                <text:p>722</text:p>
              </table:table-cell>
              <table:table-cell office:value-type="float" office:value="723.4">
                <text:p>723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4">
                <text:p>724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4">
                <text:p>724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22">
                <text:p>722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2">
                <text:p>722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6">
                <text:p>726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4">
                <text:p>724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3">
                <text:p>723</text:p>
              </table:table-cell>
              <table:table-cell office:value-type="float" office:value="723.4">
                <text:p>723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24">
                <text:p>724</text:p>
              </table:table-cell>
              <table:table-cell office:value-type="float" office:value="723.4">
                <text:p>723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5">
                <text:p>725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25">
                <text:p>725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3">
                <text:p>723</text:p>
              </table:table-cell>
              <table:table-cell office:value-type="float" office:value="723.9">
                <text:p>723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4">
                <text:p>724</text:p>
              </table:table-cell>
              <table:table-cell office:value-type="float" office:value="723.8">
                <text:p>723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22">
                <text:p>722</text:p>
              </table:table-cell>
              <table:table-cell office:value-type="float" office:value="723.8">
                <text:p>723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4">
                <text:p>724</text:p>
              </table:table-cell>
              <table:table-cell office:value-type="float" office:value="723.8">
                <text:p>723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24">
                <text:p>724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23">
                <text:p>723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24">
                <text:p>724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24">
                <text:p>724</text:p>
              </table:table-cell>
              <table:table-cell office:value-type="float" office:value="723.7">
                <text:p>723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3">
                <text:p>723</text:p>
              </table:table-cell>
              <table:table-cell office:value-type="float" office:value="723.6">
                <text:p>723.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22">
                <text:p>722</text:p>
              </table:table-cell>
              <table:table-cell office:value-type="float" office:value="723.4">
                <text:p>723.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23">
                <text:p>723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3">
                <text:p>723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23">
                <text:p>723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22">
                <text:p>722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23">
                <text:p>723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2">
                <text:p>72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22">
                <text:p>722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3">
                <text:p>723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22">
                <text:p>722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1">
                <text:p>721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2">
                <text:p>722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20">
                <text:p>720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2">
                <text:p>722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21">
                <text:p>721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21">
                <text:p>721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20">
                <text:p>720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22">
                <text:p>722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1">
                <text:p>72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0">
                <text:p>720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1">
                <text:p>72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0">
                <text:p>720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">
                <text:p>722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2">
                <text:p>722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0">
                <text:p>720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23">
                <text:p>723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2">
                <text:p>722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3">
                <text:p>723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4">
                <text:p>724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4">
                <text:p>724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2">
                <text:p>722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2">
                <text:p>722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3">
                <text:p>723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3">
                <text:p>723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2">
                <text:p>722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23">
                <text:p>723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3">
                <text:p>723</text:p>
              </table:table-cell>
              <table:table-cell office:value-type="float" office:value="722.8">
                <text:p>722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1">
                <text:p>721</text:p>
              </table:table-cell>
              <table:table-cell office:value-type="float" office:value="722.8">
                <text:p>722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1">
                <text:p>721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4">
                <text:p>724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23">
                <text:p>723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24">
                <text:p>724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24">
                <text:p>724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3">
                <text:p>723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3">
                <text:p>723</text:p>
              </table:table-cell>
              <table:table-cell office:value-type="float" office:value="723.1">
                <text:p>723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23">
                <text:p>723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24">
                <text:p>724</text:p>
              </table:table-cell>
              <table:table-cell office:value-type="float" office:value="723.2">
                <text:p>723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1">
                <text:p>721</text:p>
              </table:table-cell>
              <table:table-cell office:value-type="float" office:value="723.3">
                <text:p>723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23">
                <text:p>72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1">
                <text:p>721</text:p>
              </table:table-cell>
              <table:table-cell office:value-type="float" office:value="722.9">
                <text:p>722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21">
                <text:p>721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1">
                <text:p>721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22">
                <text:p>722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3">
                <text:p>723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21">
                <text:p>721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3">
                <text:p>723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1">
                <text:p>721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1">
                <text:p>721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3">
                <text:p>723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3">
                <text:p>723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22">
                <text:p>722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2">
                <text:p>722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23">
                <text:p>723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22">
                <text:p>7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4">
                <text:p>724</text:p>
              </table:table-cell>
              <table:table-cell office:value-type="float" office:value="721.9">
                <text:p>721.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3">
                <text:p>723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2">
                <text:p>722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3">
                <text:p>723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3">
                <text:p>723</text:p>
              </table:table-cell>
              <table:table-cell office:value-type="float" office:value="722.3">
                <text:p>722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22">
                <text:p>722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3">
                <text:p>723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2">
                <text:p>722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2">
                <text:p>722</text:p>
              </table:table-cell>
              <table:table-cell office:value-type="float" office:value="722.7">
                <text:p>722.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21">
                <text:p>721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23">
                <text:p>723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23">
                <text:p>723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22">
                <text:p>722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24">
                <text:p>724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3">
                <text:p>723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21">
                <text:p>721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1">
                <text:p>721</text:p>
              </table:table-cell>
              <table:table-cell office:value-type="float" office:value="722.4">
                <text:p>722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1">
                <text:p>721</text:p>
              </table:table-cell>
              <table:table-cell office:value-type="float" office:value="722.2">
                <text:p>722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1">
                <text:p>721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1">
                <text:p>72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2">
                <text:p>722</text:p>
              </table:table-cell>
              <table:table-cell office:value-type="float" office:value="721.8">
                <text:p>721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2">
                <text:p>722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2">
                <text:p>722</text:p>
              </table:table-cell>
              <table:table-cell office:value-type="float" office:value="721.7">
                <text:p>721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21">
                <text:p>721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0">
                <text:p>720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0">
                <text:p>720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1">
                <text:p>72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1">
                <text:p>721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1">
                <text:p>721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20">
                <text:p>720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1">
                <text:p>721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20">
                <text:p>720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21">
                <text:p>721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21">
                <text:p>721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21">
                <text:p>721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20">
                <text:p>720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21">
                <text:p>721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23">
                <text:p>723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21">
                <text:p>72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1">
                <text:p>72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2">
                <text:p>72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3">
                <text:p>723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1">
                <text:p>721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1">
                <text:p>721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2">
                <text:p>722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19">
                <text:p>719</text:p>
              </table:table-cell>
              <table:table-cell office:value-type="float" office:value="721.6">
                <text:p>721.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1">
                <text:p>721</text:p>
              </table:table-cell>
              <table:table-cell office:value-type="float" office:value="721.4">
                <text:p>721.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2">
                <text:p>722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1">
                <text:p>72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24">
                <text:p>724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0">
                <text:p>720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21">
                <text:p>721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22">
                <text:p>722</text:p>
              </table:table-cell>
              <table:table-cell office:value-type="float" office:value="721.2">
                <text:p>721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1">
                <text:p>721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0">
                <text:p>720</text:p>
              </table:table-cell>
              <table:table-cell office:value-type="float" office:value="721.3">
                <text:p>721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1">
                <text:p>721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19">
                <text:p>719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19">
                <text:p>719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1">
                <text:p>721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0">
                <text:p>720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20">
                <text:p>720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0">
                <text:p>720</text:p>
              </table:table-cell>
              <table:table-cell office:value-type="float" office:value="720.4">
                <text:p>720.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20">
                <text:p>720</text:p>
              </table:table-cell>
              <table:table-cell office:value-type="float" office:value="720.3">
                <text:p>720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19">
                <text:p>719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1">
                <text:p>721</text:p>
              </table:table-cell>
              <table:table-cell office:value-type="float" office:value="719.9">
                <text:p>719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2">
                <text:p>722</text:p>
              </table:table-cell>
              <table:table-cell office:value-type="float" office:value="719.8">
                <text:p>719.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4">
                <text:p>724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23">
                <text:p>723</text:p>
              </table:table-cell>
              <table:table-cell office:value-type="float" office:value="720.5">
                <text:p>720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1">
                <text:p>721</text:p>
              </table:table-cell>
              <table:table-cell office:value-type="float" office:value="720.8">
                <text:p>720.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0">
                <text:p>720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1">
                <text:p>72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9">
                <text:p>719</text:p>
              </table:table-cell>
              <table:table-cell office:value-type="float" office:value="721.1">
                <text:p>721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19">
                <text:p>719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19">
                <text:p>719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19">
                <text:p>719</text:p>
              </table:table-cell>
              <table:table-cell office:value-type="float" office:value="720.6">
                <text:p>720.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0">
                <text:p>720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1">
                <text:p>721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0">
                <text:p>720</text:p>
              </table:table-cell>
              <table:table-cell office:value-type="float" office:value="719.9">
                <text:p>719.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1">
                <text:p>721</text:p>
              </table:table-cell>
              <table:table-cell office:value-type="float" office:value="719.8">
                <text:p>719.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0">
                <text:p>720</text:p>
              </table:table-cell>
              <table:table-cell office:value-type="float" office:value="719.9">
                <text:p>719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2">
                <text:p>722</text:p>
              </table:table-cell>
              <table:table-cell office:value-type="float" office:value="719.8">
                <text:p>719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0">
                <text:p>720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19">
                <text:p>719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19">
                <text:p>719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19">
                <text:p>719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18">
                <text:p>718</text:p>
              </table:table-cell>
              <table:table-cell office:value-type="float" office:value="720.1">
                <text:p>720.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19">
                <text:p>719</text:p>
              </table:table-cell>
              <table:table-cell office:value-type="float" office:value="719.8">
                <text:p>719.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17">
                <text:p>717</text:p>
              </table:table-cell>
              <table:table-cell office:value-type="float" office:value="719.7">
                <text:p>719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719.3">
                <text:p>719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7">
                <text:p>717</text:p>
              </table:table-cell>
              <table:table-cell office:value-type="float" office:value="719.2">
                <text:p>719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9">
                <text:p>719</text:p>
              </table:table-cell>
              <table:table-cell office:value-type="float" office:value="718.7">
                <text:p>718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17">
                <text:p>717</text:p>
              </table:table-cell>
              <table:table-cell office:value-type="float" office:value="718.6">
                <text:p>718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17">
                <text:p>717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17">
                <text:p>717</text:p>
              </table:table-cell>
              <table:table-cell office:value-type="float" office:value="718.1">
                <text:p>718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6">
                <text:p>716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7">
                <text:p>717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9">
                <text:p>719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6">
                <text:p>716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16">
                <text:p>716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17">
                <text:p>717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16">
                <text:p>716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17">
                <text:p>717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16">
                <text:p>716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17">
                <text:p>717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17">
                <text:p>717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5">
                <text:p>715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6">
                <text:p>716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17">
                <text:p>717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16">
                <text:p>716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7">
                <text:p>717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6">
                <text:p>716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6">
                <text:p>716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16">
                <text:p>716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17">
                <text:p>717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18">
                <text:p>718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8">
                <text:p>718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7">
                <text:p>717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6">
                <text:p>716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7">
                <text:p>717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7">
                <text:p>717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7">
                <text:p>717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9">
                <text:p>719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6">
                <text:p>716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8">
                <text:p>718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6">
                <text:p>716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0">
                <text:p>720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7">
                <text:p>717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8">
                <text:p>718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9">
                <text:p>719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7">
                <text:p>717</text:p>
              </table:table-cell>
              <table:table-cell office:value-type="float" office:value="717.7">
                <text:p>717.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8">
                <text:p>718</text:p>
              </table:table-cell>
              <table:table-cell office:value-type="float" office:value="717.7">
                <text:p>717.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20">
                <text:p>720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7">
                <text:p>717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17">
                <text:p>717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15">
                <text:p>715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18">
                <text:p>718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15">
                <text:p>715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9">
                <text:p>719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15">
                <text:p>715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18">
                <text:p>718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17">
                <text:p>717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16">
                <text:p>716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8">
                <text:p>718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9">
                <text:p>719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18">
                <text:p>718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19">
                <text:p>719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8">
                <text:p>718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17">
                <text:p>717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18">
                <text:p>718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19">
                <text:p>719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18">
                <text:p>718</text:p>
              </table:table-cell>
              <table:table-cell office:value-type="float" office:value="717.8">
                <text:p>717.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20">
                <text:p>72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17">
                <text:p>717</text:p>
              </table:table-cell>
              <table:table-cell office:value-type="float" office:value="718.4">
                <text:p>718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18">
                <text:p>718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19">
                <text:p>719</text:p>
              </table:table-cell>
              <table:table-cell office:value-type="float" office:value="718.2">
                <text:p>718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19">
                <text:p>719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18">
                <text:p>718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18">
                <text:p>718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9">
                <text:p>719</text:p>
              </table:table-cell>
              <table:table-cell office:value-type="float" office:value="718.4">
                <text:p>718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6">
                <text:p>716</text:p>
              </table:table-cell>
              <table:table-cell office:value-type="float" office:value="718.5">
                <text:p>718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19">
                <text:p>719</text:p>
              </table:table-cell>
              <table:table-cell office:value-type="float" office:value="718.2">
                <text:p>718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16">
                <text:p>716</text:p>
              </table:table-cell>
              <table:table-cell office:value-type="float" office:value="718.3">
                <text:p>718.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17">
                <text:p>717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18">
                <text:p>718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6">
                <text:p>716</text:p>
              </table:table-cell>
              <table:table-cell office:value-type="float" office:value="717.9">
                <text:p>717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17">
                <text:p>717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18">
                <text:p>718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17">
                <text:p>717</text:p>
              </table:table-cell>
              <table:table-cell office:value-type="float" office:value="717.4">
                <text:p>717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16">
                <text:p>716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17">
                <text:p>71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17">
                <text:p>717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17">
                <text:p>717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18">
                <text:p>71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16">
                <text:p>716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15">
                <text:p>715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16">
                <text:p>716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18">
                <text:p>718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15">
                <text:p>715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6">
                <text:p>716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15">
                <text:p>715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16">
                <text:p>716</text:p>
              </table:table-cell>
              <table:table-cell office:value-type="float" office:value="716.2">
                <text:p>716.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14">
                <text:p>714</text:p>
              </table:table-cell>
              <table:table-cell office:value-type="float" office:value="716.1">
                <text:p>716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15">
                <text:p>715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16">
                <text:p>716</text:p>
              </table:table-cell>
              <table:table-cell office:value-type="float" office:value="715.6">
                <text:p>715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15">
                <text:p>715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16">
                <text:p>716</text:p>
              </table:table-cell>
              <table:table-cell office:value-type="float" office:value="715.6">
                <text:p>715.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16">
                <text:p>716</text:p>
              </table:table-cell>
              <table:table-cell office:value-type="float" office:value="715.4">
                <text:p>715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15">
                <text:p>715</text:p>
              </table:table-cell>
              <table:table-cell office:value-type="float" office:value="715.4">
                <text:p>715.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15">
                <text:p>715</text:p>
              </table:table-cell>
              <table:table-cell office:value-type="float" office:value="715.4">
                <text:p>715.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7">
                <text:p>717</text:p>
              </table:table-cell>
              <table:table-cell office:value-type="float" office:value="715.3">
                <text:p>715.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7">
                <text:p>717</text:p>
              </table:table-cell>
              <table:table-cell office:value-type="float" office:value="715.5">
                <text:p>715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5">
                <text:p>715</text:p>
              </table:table-cell>
              <table:table-cell office:value-type="float" office:value="715.6">
                <text:p>715.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5">
                <text:p>715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6">
                <text:p>716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7">
                <text:p>717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6">
                <text:p>716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5">
                <text:p>715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17">
                <text:p>717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17">
                <text:p>71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15">
                <text:p>715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5">
                <text:p>715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6">
                <text:p>716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16">
                <text:p>716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6">
                <text:p>716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7">
                <text:p>717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5">
                <text:p>715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7">
                <text:p>717</text:p>
              </table:table-cell>
              <table:table-cell office:value-type="float" office:value="715.7">
                <text:p>715.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6">
                <text:p>716</text:p>
              </table:table-cell>
              <table:table-cell office:value-type="float" office:value="715.9">
                <text:p>715.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7">
                <text:p>717</text:p>
              </table:table-cell>
              <table:table-cell office:value-type="float" office:value="715.8">
                <text:p>715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8">
                <text:p>71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5">
                <text:p>715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17">
                <text:p>717</text:p>
              </table:table-cell>
              <table:table-cell office:value-type="float" office:value="716.3">
                <text:p>716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18">
                <text:p>718</text:p>
              </table:table-cell>
              <table:table-cell office:value-type="float" office:value="716.4">
                <text:p>716.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15">
                <text:p>715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7">
                <text:p>717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7">
                <text:p>717</text:p>
              </table:table-cell>
              <table:table-cell office:value-type="float" office:value="716.5">
                <text:p>716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7">
                <text:p>717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6">
                <text:p>716</text:p>
              </table:table-cell>
              <table:table-cell office:value-type="float" office:value="716.7">
                <text:p>716.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8">
                <text:p>718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9">
                <text:p>719</text:p>
              </table:table-cell>
              <table:table-cell office:value-type="float" office:value="716.6">
                <text:p>716.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9">
                <text:p>71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18">
                <text:p>718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6">
                <text:p>716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6">
                <text:p>716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8">
                <text:p>718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7">
                <text:p>717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9">
                <text:p>719</text:p>
              </table:table-cell>
              <table:table-cell office:value-type="float" office:value="717.3">
                <text:p>717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5">
                <text:p>715</text:p>
              </table:table-cell>
              <table:table-cell office:value-type="float" office:value="717.6">
                <text:p>717.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5">
                <text:p>715</text:p>
              </table:table-cell>
              <table:table-cell office:value-type="float" office:value="717.5">
                <text:p>71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6">
                <text:p>716</text:p>
              </table:table-cell>
              <table:table-cell office:value-type="float" office:value="717.2">
                <text:p>717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7">
                <text:p>717</text:p>
              </table:table-cell>
              <table:table-cell office:value-type="float" office:value="716.9">
                <text:p>716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7">
                <text:p>717</text:p>
              </table:table-cell>
              <table:table-cell office:value-type="float" office:value="716.7">
                <text:p>716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